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3.1846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6377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anguage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thegreatestbooks.org/books/38" xlink:type="simple">The Great Gatsby</text:a></text:p>
          </table:table-cell>
          <table:table-cell office:value-type="string" calcext:value-type="string">
            <text:p><text:a xlink:href="https://thegreatestbooks.org/authors/4672" xlink:type="simple">F. Scott Fitzgerald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thegreatestbooks.org/books/122" xlink:type="simple">Ulysses</text:a></text:p>
          </table:table-cell>
          <table:table-cell office:value-type="string" calcext:value-type="string">
            <text:p><text:a xlink:href="https://thegreatestbooks.org/authors/4743" xlink:type="simple">James Joyce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thegreatestbooks.org/books/225" xlink:type="simple">In Search of Lost Time</text:a></text:p>
          </table:table-cell>
          <table:table-cell office:value-type="string" calcext:value-type="string">
            <text:p><text:a xlink:href="https://thegreatestbooks.org/authors/4798" xlink:type="simple">Marcel Proust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thegreatestbooks.org/books/208" xlink:type="simple">Moby-Dick</text:a></text:p>
          </table:table-cell>
          <table:table-cell office:value-type="string" calcext:value-type="string">
            <text:p><text:a xlink:href="https://thegreatestbooks.org/authors/4783" xlink:type="simple">Herman Melville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thegreatestbooks.org/books/213" xlink:type="simple">Anna Karenina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77" calcext:value-type="float">
            <text:p>1877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thegreatestbooks.org/books/190" xlink:type="simple">Don Quixote</text:a></text:p>
          </table:table-cell>
          <table:table-cell office:value-type="string" calcext:value-type="string">
            <text:p><text:a xlink:href="https://thegreatestbooks.org/authors/4767" xlink:type="simple">Miguel de Cervantes</text:a>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thegreatestbooks.org/books/108" xlink:type="simple">Wuthering Heights</text:a></text:p>
          </table:table-cell>
          <table:table-cell office:value-type="string" calcext:value-type="string">
            <text:p><text:a xlink:href="https://thegreatestbooks.org/authors/4734" xlink:type="simple">Emily Brontë</text:a>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thegreatestbooks.org/books/116" xlink:type="simple">War and Peace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thegreatestbooks.org/books/329" xlink:type="simple">Crime and Punishment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thegreatestbooks.org/books/102" xlink:type="simple">Pride and Prejudice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thegreatestbooks.org/books/408" xlink:type="simple">The Odyssey</text:a></text:p>
          </table:table-cell>
          <table:table-cell office:value-type="string" calcext:value-type="string">
            <text:p><text:a xlink:href="https://thegreatestbooks.org/authors/4916" xlink:type="simple">Homer</text:a></text:p>
          </table:table-cell>
          <table:table-cell office:value-type="float" office:value="-740" calcext:value-type="float">
            <text:p>-74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thegreatestbooks.org/books/215" xlink:type="simple">The Brothers Karamazov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thegreatestbooks.org/books/209" xlink:type="simple">Madame Bovary</text:a></text:p>
          </table:table-cell>
          <table:table-cell office:value-type="string" calcext:value-type="string">
            <text:p><text:a xlink:href="https://thegreatestbooks.org/authors/4784" xlink:type="simple">Gustave Flaubert</text:a>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thegreatestbooks.org/books/135" xlink:type="simple">Heart of Darkness</text:a></text:p>
          </table:table-cell>
          <table:table-cell office:value-type="string" calcext:value-type="string">
            <text:p><text:a xlink:href="https://thegreatestbooks.org/authors/4746" xlink:type="simple">Joseph Conrad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thegreatestbooks.org/books/410" xlink:type="simple">Middlemarch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thegreatestbooks.org/books/211" xlink:type="simple">Alice's Adventures in Wonderland</text:a></text:p>
          </table:table-cell>
          <table:table-cell office:value-type="string" calcext:value-type="string">
            <text:p><text:a xlink:href="https://thegreatestbooks.org/authors/4786" xlink:type="simple">Lewis Carroll</text:a>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thegreatestbooks.org/books/326" xlink:type="simple">The Divine Comedy</text:a></text:p>
          </table:table-cell>
          <table:table-cell office:value-type="string" calcext:value-type="string">
            <text:p><text:a xlink:href="https://thegreatestbooks.org/authors/4868" xlink:type="simple">Dante Alighieri</text:a>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thegreatestbooks.org/books/258" xlink:type="simple">The Trial</text:a></text:p>
          </table:table-cell>
          <table:table-cell office:value-type="string" calcext:value-type="string">
            <text:p><text:a xlink:href="https://thegreatestbooks.org/authors/4818" xlink:type="simple">Franz Kafka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thegreatestbooks.org/books/1156" xlink:type="simple">The Bible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1400" calcext:value-type="float">
            <text:p>-1400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Hebrew, aramaic, greek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thegreatestbooks.org/books/107" xlink:type="simple">Jane Eyre</text:a></text:p>
          </table:table-cell>
          <table:table-cell office:value-type="string" calcext:value-type="string">
            <text:p><text:a xlink:href="https://thegreatestbooks.org/authors/6798" xlink:type="simple">Charlotte Brontë</text:a>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thegreatestbooks.org/books/466" xlink:type="simple">The Magic Mountain</text:a></text:p>
          </table:table-cell>
          <table:table-cell office:value-type="string" calcext:value-type="string">
            <text:p><text:a xlink:href="https://thegreatestbooks.org/authors/4958" xlink:type="simple">Thomas Mann</text:a>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thegreatestbooks.org/books/59" xlink:type="simple">Mrs. Dalloway</text:a></text:p>
          </table:table-cell>
          <table:table-cell office:value-type="string" calcext:value-type="string">
            <text:p><text:a xlink:href="https://thegreatestbooks.org/authors/4691" xlink:type="simple">Virginia Woolf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thegreatestbooks.org/books/112" xlink:type="simple">Great Expectations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thegreatestbooks.org/books/217" xlink:type="simple">Adventures of Huckleberry Finn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thegreatestbooks.org/books/407" xlink:type="simple">The Iliad</text:a></text:p>
          </table:table-cell>
          <table:table-cell office:value-type="string" calcext:value-type="string">
            <text:p><text:a xlink:href="https://thegreatestbooks.org/authors/4916" xlink:type="simple">Homer</text:a></text:p>
          </table:table-cell>
          <table:table-cell office:value-type="float" office:value="-750" calcext:value-type="float">
            <text:p>-75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thegreatestbooks.org/books/199" xlink:type="simple">Frankenstein</text:a></text:p>
          </table:table-cell>
          <table:table-cell office:value-type="string" calcext:value-type="string">
            <text:p><text:a xlink:href="https://thegreatestbooks.org/authors/4775" xlink:type="simple">Mary Shelley</text:a>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thegreatestbooks.org/books/950" xlink:type="simple">Les Misérables</text:a></text:p>
          </table:table-cell>
          <table:table-cell office:value-type="string" calcext:value-type="string">
            <text:p><text:a xlink:href="https://thegreatestbooks.org/authors/5318" xlink:type="simple">Victor Hugo</text:a>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thegreatestbooks.org/books/485" xlink:type="simple">The Red and the Black</text:a></text:p>
          </table:table-cell>
          <table:table-cell office:value-type="string" calcext:value-type="string">
            <text:p><text:a xlink:href="https://thegreatestbooks.org/authors/4778" xlink:type="simple">Stendhal</text:a>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thegreatestbooks.org/books/489" xlink:type="simple">One Thousand and One Nights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thegreatestbooks.org/books/16051" xlink:type="simple">The Life And Opinions Of Tristram Shandy</text:a></text:p>
          </table:table-cell>
          <table:table-cell office:value-type="string" calcext:value-type="string">
            <text:p><text:a xlink:href="https://thegreatestbooks.org/authors/4773" xlink:type="simple">Laurence Sterne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thegreatestbooks.org/books/205" xlink:type="simple">David Copperfield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thegreatestbooks.org/books/491" xlink:type="simple">The Aeneid</text:a></text:p>
          </table:table-cell>
          <table:table-cell office:value-type="string" calcext:value-type="string">
            <text:p><text:a xlink:href="https://thegreatestbooks.org/authors/4976" xlink:type="simple">Virgil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thegreatestbooks.org/books/193" xlink:type="simple">Gulliver's Travels</text:a></text:p>
          </table:table-cell>
          <table:table-cell office:value-type="string" calcext:value-type="string">
            <text:p><text:a xlink:href="https://thegreatestbooks.org/authors/4770" xlink:type="simple">Jonathan Swift</text:a>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thegreatestbooks.org/books/70" xlink:type="simple">A Passage to India</text:a></text:p>
          </table:table-cell>
          <table:table-cell office:value-type="string" calcext:value-type="string">
            <text:p><text:a xlink:href="https://thegreatestbooks.org/authors/15893" xlink:type="simple">E. M. Forster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thegreatestbooks.org/books/492" xlink:type="simple">Leaves of Grass</text:a></text:p>
          </table:table-cell>
          <table:table-cell office:value-type="string" calcext:value-type="string">
            <text:p><text:a xlink:href="https://thegreatestbooks.org/authors/4977" xlink:type="simple">Walt Whitman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thegreatestbooks.org/books/234" xlink:type="simple">The Good Soldier</text:a></text:p>
          </table:table-cell>
          <table:table-cell office:value-type="string" calcext:value-type="string">
            <text:p><text:a xlink:href="https://thegreatestbooks.org/authors/4804" xlink:type="simple">Ford Madox Ford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thegreatestbooks.org/books/481" xlink:type="simple">Hamlet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thegreatestbooks.org/books/216" xlink:type="simple">The Portrait of a Lady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thegreatestbooks.org/books/953" xlink:type="simple">Dracula</text:a></text:p>
          </table:table-cell>
          <table:table-cell office:value-type="string" calcext:value-type="string">
            <text:p><text:a xlink:href="https://thegreatestbooks.org/authors/5321" xlink:type="simple">Bram Stoker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thegreatestbooks.org/books/943" xlink:type="simple">Candide</text:a></text:p>
          </table:table-cell>
          <table:table-cell office:value-type="string" calcext:value-type="string">
            <text:p><text:a xlink:href="https://thegreatestbooks.org/authors/18776" xlink:type="simple">Voltaire</text:a></text:p>
          </table:table-cell>
          <table:table-cell office:value-type="float" office:value="1759" calcext:value-type="float">
            <text:p>175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thegreatestbooks.org/books/467" xlink:type="simple">Essays</text:a></text:p>
          </table:table-cell>
          <table:table-cell office:value-type="string" calcext:value-type="string">
            <text:p><text:a xlink:href="https://thegreatestbooks.org/authors/4959" xlink:type="simple">Michel de Montaigne</text:a></text:p>
          </table:table-cell>
          <table:table-cell office:value-type="float" office:value="1580" calcext:value-type="float">
            <text:p>158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thegreatestbooks.org/books/442" xlink:type="simple">The Idiot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thegreatestbooks.org/books/484" xlink:type="simple">Oedipus the King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29" calcext:value-type="float">
            <text:p>-42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thegreatestbooks.org/books/113" xlink:type="simple">Little Women</text:a></text:p>
          </table:table-cell>
          <table:table-cell office:value-type="string" calcext:value-type="string">
            <text:p><text:a xlink:href="https://thegreatestbooks.org/authors/4738" xlink:type="simple">Louisa May Alcott</text:a>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thegreatestbooks.org/books/1170" xlink:type="simple">The Metamorphosis</text:a></text:p>
          </table:table-cell>
          <table:table-cell office:value-type="string" calcext:value-type="string">
            <text:p><text:a xlink:href="https://thegreatestbooks.org/authors/4818" xlink:type="simple">Franz Kafka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thegreatestbooks.org/books/125" xlink:type="simple">A Portrait of the Artist as a Young Man</text:a></text:p>
          </table:table-cell>
          <table:table-cell office:value-type="string" calcext:value-type="string">
            <text:p><text:a xlink:href="https://thegreatestbooks.org/authors/4743" xlink:type="simple">James Joyce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thegreatestbooks.org/books/1484" xlink:type="simple">The Stories of Anton Chekhov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thegreatestbooks.org/books/443" xlink:type="simple">Demons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thegreatestbooks.org/books/146" xlink:type="simple">The Age of Innocence</text:a></text:p>
          </table:table-cell>
          <table:table-cell office:value-type="string" calcext:value-type="string">
            <text:p><text:a xlink:href="https://thegreatestbooks.org/authors/4750" xlink:type="simple">Edith Wharton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thegreatestbooks.org/books/448" xlink:type="simple">Faust</text:a></text:p>
          </table:table-cell>
          <table:table-cell office:value-type="string" calcext:value-type="string">
            <text:p><text:a xlink:href="https://thegreatestbooks.org/authors/4944" xlink:type="simple">Johann Wolfgang von Goethe</text:a>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thegreatestbooks.org/books/198" xlink:type="simple">Emma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thegreatestbooks.org/books/474" xlink:type="simple">The Complete Tales and Poems of Edgar Allan Poe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thegreatestbooks.org/books/203" xlink:type="simple">The Count of Monte Cristo</text:a></text:p>
          </table:table-cell>
          <table:table-cell office:value-type="string" calcext:value-type="string">
            <text:p><text:a xlink:href="https://thegreatestbooks.org/authors/4779" xlink:type="simple">Alexandre Dumas</text:a>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thegreatestbooks.org/books/220" xlink:type="simple">The Picture of Dorian Gray</text:a></text:p>
          </table:table-cell>
          <table:table-cell office:value-type="string" calcext:value-type="string">
            <text:p><text:a xlink:href="https://thegreatestbooks.org/authors/4793" xlink:type="simple">Oscar Wilde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thegreatestbooks.org/books/206" xlink:type="simple">Vanity Fair</text:a></text:p>
          </table:table-cell>
          <table:table-cell office:value-type="string" calcext:value-type="string">
            <text:p><text:a xlink:href="https://thegreatestbooks.org/authors/4781" xlink:type="simple">William Makepeace Thackeray</text:a>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thegreatestbooks.org/books/207" xlink:type="simple">The Scarlet Letter</text:a></text:p>
          </table:table-cell>
          <table:table-cell office:value-type="string" calcext:value-type="string">
            <text:p><text:a xlink:href="https://thegreatestbooks.org/authors/4782" xlink:type="simple">Nathaniel Hawthorne</text:a>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thegreatestbooks.org/books/192" xlink:type="simple">Robinson Crusoe</text:a></text:p>
          </table:table-cell>
          <table:table-cell office:value-type="string" calcext:value-type="string">
            <text:p><text:a xlink:href="https://thegreatestbooks.org/authors/4769" xlink:type="simple">Daniel Defoe</text:a>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thegreatestbooks.org/books/469" xlink:type="simple">The Tale of Genji</text:a></text:p>
          </table:table-cell>
          <table:table-cell office:value-type="string" calcext:value-type="string">
            <text:p><text:a xlink:href="https://thegreatestbooks.org/authors/4961" xlink:type="simple">Murasaki Shikibu</text:a>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lassical japanese</text:p>
          </table:table-cell>
          <table:table-cell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thegreatestbooks.org/books/336" xlink:type="simple">Treasure Island</text:a></text:p>
          </table:table-cell>
          <table:table-cell office:value-type="string" calcext:value-type="string">
            <text:p><text:a xlink:href="https://thegreatestbooks.org/authors/4791" xlink:type="simple">Robert Louis Stevenson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thegreatestbooks.org/books/465" xlink:type="simple">Buddenbrooks</text:a></text:p>
          </table:table-cell>
          <table:table-cell office:value-type="string" calcext:value-type="string">
            <text:p><text:a xlink:href="https://thegreatestbooks.org/authors/4958" xlink:type="simple">Thomas Mann</text:a>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thegreatestbooks.org/books/562" xlink:type="simple">Bleak House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thegreatestbooks.org/books/111" xlink:type="simple">The Wind in the Willows</text:a></text:p>
          </table:table-cell>
          <table:table-cell office:value-type="string" calcext:value-type="string">
            <text:p><text:a xlink:href="https://thegreatestbooks.org/authors/4736" xlink:type="simple">Kenneth Grahame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thegreatestbooks.org/books/955" xlink:type="simple">The Hound of the Baskervilles</text:a></text:p>
          </table:table-cell>
          <table:table-cell office:value-type="string" calcext:value-type="string">
            <text:p><text:a xlink:href="https://thegreatestbooks.org/authors/4935" xlink:type="simple">Arthur Conan Doyle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thegreatestbooks.org/books/2583" xlink:type="simple">Walden</text:a></text:p>
          </table:table-cell>
          <table:table-cell office:value-type="string" calcext:value-type="string">
            <text:p><text:a xlink:href="https://thegreatestbooks.org/authors/5669" xlink:type="simple">Henry David Thoreau</text:a>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thegreatestbooks.org/books/449" xlink:type="simple">Dead Souls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thegreatestbooks.org/books/601" xlink:type="simple">Antigone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41" calcext:value-type="float">
            <text:p>-441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thegreatestbooks.org/books/482" xlink:type="simple">King Lear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thegreatestbooks.org/books/330" xlink:type="simple">Tess of the d'Urbervilles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thegreatestbooks.org/books/202" xlink:type="simple">The Charterhouse of Parma</text:a></text:p>
          </table:table-cell>
          <table:table-cell office:value-type="string" calcext:value-type="string">
            <text:p><text:a xlink:href="https://thegreatestbooks.org/authors/4778" xlink:type="simple">Stendhal</text:a>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thegreatestbooks.org/books/320" xlink:type="simple">Decameron</text:a></text:p>
          </table:table-cell>
          <table:table-cell office:value-type="string" calcext:value-type="string">
            <text:p><text:a xlink:href="https://thegreatestbooks.org/authors/4864" xlink:type="simple">Giovanni Boccaccio</text:a>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thegreatestbooks.org/books/210" xlink:type="simple">The Woman in White</text:a></text:p>
          </table:table-cell>
          <table:table-cell office:value-type="string" calcext:value-type="string">
            <text:p><text:a xlink:href="https://thegreatestbooks.org/authors/4785" xlink:type="simple">Wilkie Collins</text:a>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thegreatestbooks.org/books/416" xlink:type="simple">Paradise Lost</text:a></text:p>
          </table:table-cell>
          <table:table-cell office:value-type="string" calcext:value-type="string">
            <text:p><text:a xlink:href="https://thegreatestbooks.org/authors/4920" xlink:type="simple">John Milton</text:a>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thegreatestbooks.org/books/2560" xlink:type="simple">Poems of Emily Dickinson</text:a></text:p>
          </table:table-cell>
          <table:table-cell office:value-type="string" calcext:value-type="string">
            <text:p><text:a xlink:href="https://thegreatestbooks.org/authors/6357" xlink:type="simple">Emily Dickinson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thegreatestbooks.org/books/1980" xlink:type="simple">First Folio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thegreatestbooks.org/books/954" xlink:type="simple">The Three Musketeers</text:a></text:p>
          </table:table-cell>
          <table:table-cell office:value-type="string" calcext:value-type="string">
            <text:p><text:a xlink:href="https://thegreatestbooks.org/authors/4779" xlink:type="simple">Alexandre Dumas</text:a>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thegreatestbooks.org/books/445" xlink:type="simple">A Sentimental Education</text:a></text:p>
          </table:table-cell>
          <table:table-cell office:value-type="string" calcext:value-type="string">
            <text:p><text:a xlink:href="https://thegreatestbooks.org/authors/4784" xlink:type="simple">Gustave Flaubert</text:a>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thegreatestbooks.org/books/324" xlink:type="simple">The Canterbury Tales</text:a></text:p>
          </table:table-cell>
          <table:table-cell office:value-type="string" calcext:value-type="string">
            <text:p><text:a xlink:href="https://thegreatestbooks.org/authors/4867" xlink:type="simple">Geoffrey Chaucer</text:a>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Middle english</text:p>
          </table:table-cell>
          <table:table-cell table:number-columns-repeated="163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thegreatestbooks.org/books/156" xlink:type="simple">Howards End</text:a></text:p>
          </table:table-cell>
          <table:table-cell office:value-type="string" calcext:value-type="string">
            <text:p><text:a xlink:href="https://thegreatestbooks.org/authors/15893" xlink:type="simple">E. M. Forster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thegreatestbooks.org/books/1598" xlink:type="simple">Macbeth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thegreatestbooks.org/books/181" xlink:type="simple">Lord Jim</text:a></text:p>
          </table:table-cell>
          <table:table-cell office:value-type="string" calcext:value-type="string">
            <text:p><text:a xlink:href="https://thegreatestbooks.org/authors/4746" xlink:type="simple">Joseph Conrad</text:a>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thegreatestbooks.org/books/884" xlink:type="simple">The Prince</text:a></text:p>
          </table:table-cell>
          <table:table-cell office:value-type="string" calcext:value-type="string">
            <text:p><text:a xlink:href="https://thegreatestbooks.org/authors/5261" xlink:type="simple">Niccolo Machiavelli</text:a>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thegreatestbooks.org/books/3041" xlink:type="simple">The Waste Land</text:a></text:p>
          </table:table-cell>
          <table:table-cell office:value-type="string" calcext:value-type="string">
            <text:p><text:a xlink:href="https://thegreatestbooks.org/authors/15613" xlink:type="simple">T. S. Eliot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thegreatestbooks.org/books/168" xlink:type="simple">Sons and Lovers</text:a></text:p>
          </table:table-cell>
          <table:table-cell office:value-type="string" calcext:value-type="string">
            <text:p><text:a xlink:href="https://thegreatestbooks.org/authors/4754" xlink:type="simple">D. H. Lawrence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thegreatestbooks.org/books/829" xlink:type="simple">The Interpretation of Dreams</text:a></text:p>
          </table:table-cell>
          <table:table-cell office:value-type="string" calcext:value-type="string">
            <text:p><text:a xlink:href="https://thegreatestbooks.org/authors/5215" xlink:type="simple">Sigmund Freud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thegreatestbooks.org/books/194" xlink:type="simple">Tom Jones</text:a></text:p>
          </table:table-cell>
          <table:table-cell office:value-type="string" calcext:value-type="string">
            <text:p><text:a xlink:href="https://thegreatestbooks.org/authors/4771" xlink:type="simple">Henry Fielding</text:a>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thegreatestbooks.org/books/2395" xlink:type="simple">The Flowers of Evil</text:a></text:p>
          </table:table-cell>
          <table:table-cell office:value-type="string" calcext:value-type="string">
            <text:p><text:a xlink:href="https://thegreatestbooks.org/authors/6263" xlink:type="simple">Charles Baudelaire</text:a>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thegreatestbooks.org/books/318" xlink:type="simple">Fairy Tales and Stories</text:a></text:p>
          </table:table-cell>
          <table:table-cell office:value-type="string" calcext:value-type="string">
            <text:p><text:a xlink:href="https://thegreatestbooks.org/authors/4863" xlink:type="simple">Hans Christian Andersen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Danish</text:p>
          </table:table-cell>
          <table:table-cell table:number-columns-repeated="163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thegreatestbooks.org/books/487" xlink:type="simple">Confessions of Zeno</text:a></text:p>
          </table:table-cell>
          <table:table-cell office:value-type="string" calcext:value-type="string">
            <text:p><text:a xlink:href="https://thegreatestbooks.org/authors/4973" xlink:type="simple">Italo Svevo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hegreatestbooks.org/books/886" xlink:type="simple">On the Origin of Species</text:a></text:p>
          </table:table-cell>
          <table:table-cell office:value-type="string" calcext:value-type="string">
            <text:p><text:a xlink:href="https://thegreatestbooks.org/authors/5263" xlink:type="simple">Charles Darwin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thegreatestbooks.org/books/472" xlink:type="simple">Metamorphoses</text:a></text:p>
          </table:table-cell>
          <table:table-cell office:value-type="string" calcext:value-type="string">
            <text:p><text:a xlink:href="https://thegreatestbooks.org/authors/4964" xlink:type="simple">Ovid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thegreatestbooks.org/books/952" xlink:type="simple">The Good Soldier Svejk</text:a></text:p>
          </table:table-cell>
          <table:table-cell office:value-type="string" calcext:value-type="string">
            <text:p><text:a xlink:href="https://thegreatestbooks.org/authors/5320" xlink:type="simple">Jaroslav Hašek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Czech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thegreatestbooks.org/books/905" xlink:type="simple">Confessions</text:a></text:p>
          </table:table-cell>
          <table:table-cell office:value-type="string" calcext:value-type="string">
            <text:p><text:a xlink:href="https://thegreatestbooks.org/authors/5279" xlink:type="simple">Augustine</text:a>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thegreatestbooks.org/books/539" xlink:type="simple">A Christmas Carol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thegreatestbooks.org/books/931" xlink:type="simple">Fathers and Sons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thegreatestbooks.org/books/155" xlink:type="simple">My Antonia</text:a></text:p>
          </table:table-cell>
          <table:table-cell office:value-type="string" calcext:value-type="string">
            <text:p><text:a xlink:href="https://thegreatestbooks.org/authors/4661" xlink:type="simple">Willa Cather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thegreatestbooks.org/books/1497" xlink:type="simple">Communist Manifesto</text:a></text:p>
          </table:table-cell>
          <table:table-cell office:value-type="string" calcext:value-type="string">
            <text:p><text:a xlink:href="https://thegreatestbooks.org/authors/5256" xlink:type="simple">Karl Marx</text:a>, <text:a xlink:href="https://thegreatestbooks.org/authors/5670" xlink:type="simple">Friedrich Engels</text:a>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thegreatestbooks.org/books/101" xlink:type="simple">An American Tragedy</text:a></text:p>
          </table:table-cell>
          <table:table-cell office:value-type="string" calcext:value-type="string">
            <text:p><text:a xlink:href="https://thegreatestbooks.org/authors/4727" xlink:type="simple">Theodore Dreiser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thegreatestbooks.org/books/244" xlink:type="simple">The House of Mirth</text:a></text:p>
          </table:table-cell>
          <table:table-cell office:value-type="string" calcext:value-type="string">
            <text:p><text:a xlink:href="https://thegreatestbooks.org/authors/4750" xlink:type="simple">Edith Wharton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thegreatestbooks.org/books/2440" xlink:type="simple">A Season in Hell</text:a></text:p>
          </table:table-cell>
          <table:table-cell office:value-type="string" calcext:value-type="string">
            <text:p><text:a xlink:href="https://thegreatestbooks.org/authors/6297" xlink:type="simple">Arthur Rimbaud</text:a>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thegreatestbooks.org/books/338" xlink:type="simple">Persuasion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thegreatestbooks.org/books/475" xlink:type="simple">Gargantua and Pantagruel</text:a></text:p>
          </table:table-cell>
          <table:table-cell office:value-type="string" calcext:value-type="string">
            <text:p><text:a xlink:href="https://thegreatestbooks.org/authors/4966" xlink:type="simple">Francois Rabelais</text:a>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thegreatestbooks.org/books/911" xlink:type="simple">The Life of Samuel Johnson</text:a></text:p>
          </table:table-cell>
          <table:table-cell office:value-type="string" calcext:value-type="string">
            <text:p><text:a xlink:href="https://thegreatestbooks.org/authors/5284" xlink:type="simple">James Boswell</text:a>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thegreatestbooks.org/books/1595" xlink:type="simple">The Tempest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thegreatestbooks.org/books/149" xlink:type="simple">The Jungle</text:a></text:p>
          </table:table-cell>
          <table:table-cell office:value-type="string" calcext:value-type="string">
            <text:p><text:a xlink:href="https://thegreatestbooks.org/authors/4752" xlink:type="simple">Upton Sinclair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thegreatestbooks.org/books/2803" xlink:type="simple">The Turn of the Screw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thegreatestbooks.org/books/550" xlink:type="simple">A Tale of Two Cities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thegreatestbooks.org/books/936" xlink:type="simple">The Counterfeiters</text:a></text:p>
          </table:table-cell>
          <table:table-cell office:value-type="string" calcext:value-type="string">
            <text:p><text:a xlink:href="https://thegreatestbooks.org/authors/5308" xlink:type="simple">André Gide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thegreatestbooks.org/books/882" xlink:type="simple">Democracy in America</text:a></text:p>
          </table:table-cell>
          <table:table-cell office:value-type="string" calcext:value-type="string">
            <text:p><text:a xlink:href="https://thegreatestbooks.org/authors/5259" xlink:type="simple">Alexis de Tocqueville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thegreatestbooks.org/books/949" xlink:type="simple">Uncle Tom's Cabin</text:a></text:p>
          </table:table-cell>
          <table:table-cell office:value-type="string" calcext:value-type="string">
            <text:p><text:a xlink:href="https://thegreatestbooks.org/authors/5317" xlink:type="simple">Harriet Beecher Stowe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thegreatestbooks.org/books/451" xlink:type="simple">Hunger</text:a></text:p>
          </table:table-cell>
          <table:table-cell office:value-type="string" calcext:value-type="string">
            <text:p><text:a xlink:href="https://thegreatestbooks.org/authors/4947" xlink:type="simple">Knut Hamsun</text:a>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Norwegian</text:p>
          </table:table-cell>
          <table:table-cell table:number-columns-repeated="163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thegreatestbooks.org/books/537" xlink:type="simple">Anne of Green Gables</text:a></text:p>
          </table:table-cell>
          <table:table-cell office:value-type="string" calcext:value-type="string">
            <text:p><text:a xlink:href="https://thegreatestbooks.org/authors/7355" xlink:type="simple">L. M. Montgomery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thegreatestbooks.org/books/944" xlink:type="simple">Oblomov</text:a></text:p>
          </table:table-cell>
          <table:table-cell office:value-type="string" calcext:value-type="string">
            <text:p><text:a xlink:href="https://thegreatestbooks.org/authors/5313" xlink:type="simple">Ivan Goncharov</text:a>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thegreatestbooks.org/books/224" xlink:type="simple">Nostromo</text:a></text:p>
          </table:table-cell>
          <table:table-cell office:value-type="string" calcext:value-type="string">
            <text:p><text:a xlink:href="https://thegreatestbooks.org/authors/4746" xlink:type="simple">Joseph Conrad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thegreatestbooks.org/books/231" xlink:type="simple">Winesburg, Ohio</text:a></text:p>
          </table:table-cell>
          <table:table-cell office:value-type="string" calcext:value-type="string">
            <text:p><text:a xlink:href="https://thegreatestbooks.org/authors/4802" xlink:type="simple">Sherwood Anderson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thegreatestbooks.org/books/440" xlink:type="simple">Medea</text:a></text:p>
          </table:table-cell>
          <table:table-cell office:value-type="string" calcext:value-type="string">
            <text:p><text:a xlink:href="https://thegreatestbooks.org/authors/4940" xlink:type="simple">Euripides</text:a></text:p>
          </table:table-cell>
          <table:table-cell office:value-type="float" office:value="-431" calcext:value-type="float">
            <text:p>-431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thegreatestbooks.org/books/2573" xlink:type="simple">The Forsyte Saga</text:a></text:p>
          </table:table-cell>
          <table:table-cell office:value-type="string" calcext:value-type="string">
            <text:p><text:a xlink:href="https://thegreatestbooks.org/authors/6363" xlink:type="simple">John Galsworthy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thegreatestbooks.org/books/488" xlink:type="simple">The Death of Ivan Ilyich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thegreatestbooks.org/books/429" xlink:type="simple">The Time Machine</text:a></text:p>
          </table:table-cell>
          <table:table-cell office:value-type="string" calcext:value-type="string">
            <text:p><text:a xlink:href="https://thegreatestbooks.org/authors/15609" xlink:type="simple">H. G. Wells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thegreatestbooks.org/books/1688" xlink:type="simple">The Confessions of Jean-Jacques Rousseau</text:a></text:p>
          </table:table-cell>
          <table:table-cell office:value-type="string" calcext:value-type="string">
            <text:p><text:a xlink:href="https://thegreatestbooks.org/authors/5258" xlink:type="simple">Jean-Jacques Rousseau</text:a>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thegreatestbooks.org/books/447" xlink:type="simple">Epic of Gilgamesh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2100" calcext:value-type="float">
            <text:p>-210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kkadian</text:p>
          </table:table-cell>
          <table:table-cell table:number-columns-repeated="163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thegreatestbooks.org/books/197" xlink:type="simple">Dangerous Liaison</text:a></text:p>
          </table:table-cell>
          <table:table-cell office:value-type="string" calcext:value-type="string">
            <text:p><text:a xlink:href="https://thegreatestbooks.org/authors/4774" xlink:type="simple">Pierre Choderlos de Laclos</text:a>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thegreatestbooks.org/books/1067" xlink:type="simple">The Republic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thegreatestbooks.org/books/173" xlink:type="simple">Women in Love</text:a></text:p>
          </table:table-cell>
          <table:table-cell office:value-type="string" calcext:value-type="string">
            <text:p><text:a xlink:href="https://thegreatestbooks.org/authors/4754" xlink:type="simple">D. H. Lawrence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thegreatestbooks.org/books/243" xlink:type="simple">Of Human Bondage</text:a></text:p>
          </table:table-cell>
          <table:table-cell office:value-type="string" calcext:value-type="string">
            <text:p><text:a xlink:href="https://thegreatestbooks.org/authors/4807" xlink:type="simple">W. Somerset Maugham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thegreatestbooks.org/books/232" xlink:type="simple">The Ambassadors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thegreatestbooks.org/books/1491" xlink:type="simple">Thus Spake Zarathustra</text:a></text:p>
          </table:table-cell>
          <table:table-cell office:value-type="string" calcext:value-type="string">
            <text:p><text:a xlink:href="https://thegreatestbooks.org/authors/5491" xlink:type="simple">Friedrich Nietzsche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thegreatestbooks.org/books/885" xlink:type="simple">Leviathan</text:a></text:p>
          </table:table-cell>
          <table:table-cell office:value-type="string" calcext:value-type="string">
            <text:p><text:a xlink:href="https://thegreatestbooks.org/authors/5262" xlink:type="simple">Thomas Hobbes</text:a>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thegreatestbooks.org/books/941" xlink:type="simple">The Pickwick Papers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thegreatestbooks.org/books/463" xlink:type="simple">Mahabharata</text:a></text:p>
          </table:table-cell>
          <table:table-cell office:value-type="string" calcext:value-type="string">
            <text:p><text:a xlink:href="https://thegreatestbooks.org/authors/4956" xlink:type="simple">Vyasa</text:a>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anskrit</text:p>
          </table:table-cell>
          <table:table-cell table:number-columns-repeated="1637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thegreatestbooks.org/books/2462" xlink:type="simple">Siddhartha</text:a></text:p>
          </table:table-cell>
          <table:table-cell office:value-type="string" calcext:value-type="string">
            <text:p><text:a xlink:href="https://thegreatestbooks.org/authors/5555" xlink:type="simple">Hermann Hesse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thegreatestbooks.org/books/218" xlink:type="simple">The Strange Case of Dr. Jekyll and Mr. Hyde</text:a></text:p>
          </table:table-cell>
          <table:table-cell office:value-type="string" calcext:value-type="string">
            <text:p><text:a xlink:href="https://thegreatestbooks.org/authors/4791" xlink:type="simple">Robert Louis Stevenson</text:a>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thegreatestbooks.org/books/2644" xlink:type="simple">A Hero of Our Time</text:a></text:p>
          </table:table-cell>
          <table:table-cell office:value-type="string" calcext:value-type="string">
            <text:p><text:a xlink:href="https://thegreatestbooks.org/authors/6403" xlink:type="simple">Mikhail Lermontov</text:a>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thegreatestbooks.org/books/5697" xlink:type="simple">Peter And Wendy</text:a></text:p>
          </table:table-cell>
          <table:table-cell office:value-type="string" calcext:value-type="string">
            <text:p><text:a xlink:href="https://thegreatestbooks.org/authors/6402" xlink:type="simple">J. M. Barrie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thegreatestbooks.org/books/3411" xlink:type="simple">The Private Memoirs and Confessions of a Justified Sinner</text:a></text:p>
          </table:table-cell>
          <table:table-cell office:value-type="string" calcext:value-type="string">
            <text:p><text:a xlink:href="https://thegreatestbooks.org/authors/6802" xlink:type="simple">James Hogg</text:a>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thegreatestbooks.org/books/598" xlink:type="simple">Oresteia</text:a></text:p>
          </table:table-cell>
          <table:table-cell office:value-type="string" calcext:value-type="string">
            <text:p><text:a xlink:href="https://thegreatestbooks.org/authors/5042" xlink:type="simple">Aeschylus</text:a></text:p>
          </table:table-cell>
          <table:table-cell office:value-type="float" office:value="-458" calcext:value-type="float">
            <text:p>-458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thegreatestbooks.org/books/2561" xlink:type="simple">The Posthumous Memoirs of Bras Cubas</text:a></text:p>
          </table:table-cell>
          <table:table-cell office:value-type="string" calcext:value-type="string">
            <text:p><text:a xlink:href="https://thegreatestbooks.org/authors/6358" xlink:type="simple">Machado de Assis</text:a>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Brazilian</text:p>
          </table:table-cell>
          <table:table-cell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thegreatestbooks.org/books/2565" xlink:type="simple">Tarzan of the Apes</text:a></text:p>
          </table:table-cell>
          <table:table-cell office:value-type="string" calcext:value-type="string">
            <text:p><text:a xlink:href="https://thegreatestbooks.org/authors/6360" xlink:type="simple">Edgar Rice Burroughs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thegreatestbooks.org/books/172" xlink:type="simple">Wings of the Dove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thegreatestbooks.org/books/185" xlink:type="simple">Babbitt</text:a></text:p>
          </table:table-cell>
          <table:table-cell office:value-type="string" calcext:value-type="string">
            <text:p><text:a xlink:href="https://thegreatestbooks.org/authors/4765" xlink:type="simple">Sinclair Lewis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thegreatestbooks.org/books/141" xlink:type="simple">The Call of the Wild</text:a></text:p>
          </table:table-cell>
          <table:table-cell office:value-type="string" calcext:value-type="string">
            <text:p><text:a xlink:href="https://thegreatestbooks.org/authors/4747" xlink:type="simple">Jack London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thegreatestbooks.org/books/186" xlink:type="simple">Kim</text:a></text:p>
          </table:table-cell>
          <table:table-cell office:value-type="string" calcext:value-type="string">
            <text:p><text:a xlink:href="https://thegreatestbooks.org/authors/4766" xlink:type="simple">Rudyard Kipling</text:a>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thegreatestbooks.org/books/2609" xlink:type="simple">La Regenta</text:a></text:p>
          </table:table-cell>
          <table:table-cell office:value-type="string" calcext:value-type="string">
            <text:p><text:a xlink:href="https://thegreatestbooks.org/authors/6385" xlink:type="simple">Clarín</text:a>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thegreatestbooks.org/books/9001" xlink:type="simple">La Celestina</text:a></text:p>
          </table:table-cell>
          <table:table-cell office:value-type="string" calcext:value-type="string">
            <text:p><text:a xlink:href="https://thegreatestbooks.org/authors/6391" xlink:type="simple">Fernando de Rojas</text:a>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thegreatestbooks.org/books/1701" xlink:type="simple">The Complete Works of Plato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87" calcext:value-type="float">
            <text:p>-387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thegreatestbooks.org/books/913" xlink:type="simple">Father Goriot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thegreatestbooks.org/books/153" xlink:type="simple">The Awakening</text:a></text:p>
          </table:table-cell>
          <table:table-cell office:value-type="string" calcext:value-type="string">
            <text:p><text:a xlink:href="https://thegreatestbooks.org/authors/4755" xlink:type="simple">Kate Chopin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thegreatestbooks.org/books/687" xlink:type="simple">The Education of Henry Adams</text:a></text:p>
          </table:table-cell>
          <table:table-cell office:value-type="string" calcext:value-type="string">
            <text:p><text:a xlink:href="https://thegreatestbooks.org/authors/5095" xlink:type="simple">Henry Adams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thegreatestbooks.org/books/1640" xlink:type="simple">Meditations</text:a></text:p>
          </table:table-cell>
          <table:table-cell office:value-type="string" calcext:value-type="string">
            <text:p><text:a xlink:href="https://thegreatestbooks.org/authors/5779" xlink:type="simple">Marcus Aurelius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thegreatestbooks.org/books/250" xlink:type="simple">The Old Wives' Tale</text:a></text:p>
          </table:table-cell>
          <table:table-cell office:value-type="string" calcext:value-type="string">
            <text:p><text:a xlink:href="https://thegreatestbooks.org/authors/4811" xlink:type="simple">Arnold Bennett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thegreatestbooks.org/books/2248" xlink:type="simple">Kristin Lavransdatter</text:a></text:p>
          </table:table-cell>
          <table:table-cell office:value-type="string" calcext:value-type="string">
            <text:p><text:a xlink:href="https://thegreatestbooks.org/authors/6164" xlink:type="simple">Sigrid Undset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Norwegian</text:p>
          </table:table-cell>
          <table:table-cell table:number-columns-repeated="163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thegreatestbooks.org/books/1154" xlink:type="simple">Our Mutual Friend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thegreatestbooks.org/books/705" xlink:type="simple">The Elements of Style</text:a></text:p>
          </table:table-cell>
          <table:table-cell office:value-type="string" calcext:value-type="string">
            <text:p><text:a xlink:href="https://thegreatestbooks.org/authors/4744" xlink:type="simple">E. B. White</text:a>, <text:a xlink:href="https://thegreatestbooks.org/authors/7837" xlink:type="simple">William Strunk Jr.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thegreatestbooks.org/books/2748" xlink:type="simple">The Mayor of Casterbridge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thegreatestbooks.org/books/2572" xlink:type="simple">The Poems of Robert Frost</text:a></text:p>
          </table:table-cell>
          <table:table-cell office:value-type="string" calcext:value-type="string">
            <text:p><text:a xlink:href="https://thegreatestbooks.org/authors/6362" xlink:type="simple">Robert Frost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thegreatestbooks.org/books/144" xlink:type="simple">A Room With a View</text:a></text:p>
          </table:table-cell>
          <table:table-cell office:value-type="string" calcext:value-type="string">
            <text:p><text:a xlink:href="https://thegreatestbooks.org/authors/15893" xlink:type="simple">E. M. Forster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hegreatestbooks.org/books/2743" xlink:type="simple">The Mill on the Floss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hegreatestbooks.org/books/543" xlink:type="simple">The Secret Garden</text:a></text:p>
          </table:table-cell>
          <table:table-cell office:value-type="string" calcext:value-type="string">
            <text:p><text:a xlink:href="https://thegreatestbooks.org/authors/5014" xlink:type="simple">Frances Hodgson Burnett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hegreatestbooks.org/books/935" xlink:type="simple">The Princess of Cleves</text:a></text:p>
          </table:table-cell>
          <table:table-cell office:value-type="string" calcext:value-type="string">
            <text:p><text:a xlink:href="https://thegreatestbooks.org/authors/5307" xlink:type="simple">Madame de La Fayette</text:a></text:p>
          </table:table-cell>
          <table:table-cell office:value-type="float" office:value="1678" calcext:value-type="float">
            <text:p>167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thegreatestbooks.org/books/195" xlink:type="simple">Clarissa</text:a></text:p>
          </table:table-cell>
          <table:table-cell office:value-type="string" calcext:value-type="string">
            <text:p><text:a xlink:href="https://thegreatestbooks.org/authors/4772" xlink:type="simple">Samuel Richardson</text:a>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hegreatestbooks.org/books/2441" xlink:type="simple">Memoirs From Beyond the Grave</text:a></text:p>
          </table:table-cell>
          <table:table-cell office:value-type="string" calcext:value-type="string">
            <text:p><text:a xlink:href="https://thegreatestbooks.org/authors/10086" xlink:type="simple">François-Auguste-René de Chateaubriand</text:a></text:p>
          </table:table-cell>
          <table:table-cell office:value-type="float" office:value="1849" calcext:value-type="float">
            <text:p>184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hegreatestbooks.org/books/2725" xlink:type="simple">Journey to the West</text:a></text:p>
          </table:table-cell>
          <table:table-cell office:value-type="string" calcext:value-type="string">
            <text:p><text:a xlink:href="https://thegreatestbooks.org/authors/6445" xlink:type="simple">Wu Cheng'en</text:a>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hegreatestbooks.org/books/2367" xlink:type="simple">History of My Life</text:a></text:p>
          </table:table-cell>
          <table:table-cell office:value-type="string" calcext:value-type="string">
            <text:p><text:a xlink:href="https://thegreatestbooks.org/authors/6245" xlink:type="simple">Giacomo Casanova</text:a>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hegreatestbooks.org/books/1162" xlink:type="simple">A Vindication of the Rights of Woman</text:a></text:p>
          </table:table-cell>
          <table:table-cell office:value-type="string" calcext:value-type="string">
            <text:p><text:a xlink:href="https://thegreatestbooks.org/authors/5472" xlink:type="simple">Mary Wollstonecraft</text:a>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hegreatestbooks.org/books/2819" xlink:type="simple">Ivanhoe</text:a></text:p>
          </table:table-cell>
          <table:table-cell office:value-type="string" calcext:value-type="string">
            <text:p><text:a xlink:href="https://thegreatestbooks.org/authors/5314" xlink:type="simple">Sir Walter Scott</text:a>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hegreatestbooks.org/books/2344" xlink:type="simple">The Moonstone</text:a></text:p>
          </table:table-cell>
          <table:table-cell office:value-type="string" calcext:value-type="string">
            <text:p><text:a xlink:href="https://thegreatestbooks.org/authors/4785" xlink:type="simple">Wilkie Collins</text:a>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hegreatestbooks.org/books/714" xlink:type="simple">The Souls of Black Folk</text:a></text:p>
          </table:table-cell>
          <table:table-cell office:value-type="string" calcext:value-type="string">
            <text:p><text:a xlink:href="https://thegreatestbooks.org/authors/5119" xlink:type="simple">W. E. B. Du Bois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thegreatestbooks.org/books/937" xlink:type="simple">Germinal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thegreatestbooks.org/books/821" xlink:type="simple">Relativity</text:a></text:p>
          </table:table-cell>
          <table:table-cell office:value-type="string" calcext:value-type="string">
            <text:p><text:a xlink:href="https://thegreatestbooks.org/authors/5123" xlink:type="simple">Albert Einstein</text:a>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thegreatestbooks.org/books/180" xlink:type="simple">War of the Worlds</text:a></text:p>
          </table:table-cell>
          <table:table-cell office:value-type="string" calcext:value-type="string">
            <text:p><text:a xlink:href="https://thegreatestbooks.org/authors/15609" xlink:type="simple">H. G. Wells</text:a>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thegreatestbooks.org/books/942" xlink:type="simple">The Sorrows of Young Werther</text:a></text:p>
          </table:table-cell>
          <table:table-cell office:value-type="string" calcext:value-type="string">
            <text:p><text:a xlink:href="https://thegreatestbooks.org/authors/4944" xlink:type="simple">Johann Wolfgang von Goethe</text:a>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thegreatestbooks.org/books/239" xlink:type="simple">Parade's End</text:a></text:p>
          </table:table-cell>
          <table:table-cell office:value-type="string" calcext:value-type="string">
            <text:p><text:a xlink:href="https://thegreatestbooks.org/authors/4804" xlink:type="simple">Ford Madox Ford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thegreatestbooks.org/books/2382" xlink:type="simple">The Confusions of Young Törless</text:a></text:p>
          </table:table-cell>
          <table:table-cell office:value-type="string" calcext:value-type="string">
            <text:p><text:a xlink:href="https://thegreatestbooks.org/authors/4962" xlink:type="simple">Robert Musil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thegreatestbooks.org/books/222" xlink:type="simple">Jude the Obscure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thegreatestbooks.org/books/490" xlink:type="simple">Ramayana</text:a></text:p>
          </table:table-cell>
          <table:table-cell office:value-type="string" calcext:value-type="string">
            <text:p><text:a xlink:href="https://thegreatestbooks.org/authors/4975" xlink:type="simple">Valmiki</text:a>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anskrit</text:p>
          </table:table-cell>
          <table:table-cell table:number-columns-repeated="1637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thegreatestbooks.org/books/879" xlink:type="simple">Das Kapital</text:a></text:p>
          </table:table-cell>
          <table:table-cell office:value-type="string" calcext:value-type="string">
            <text:p><text:a xlink:href="https://thegreatestbooks.org/authors/5256" xlink:type="simple">Karl Marx</text:a>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thegreatestbooks.org/books/9410" xlink:type="simple">Le Grand Meaulnes</text:a></text:p>
          </table:table-cell>
          <table:table-cell office:value-type="string" calcext:value-type="string">
            <text:p><text:a xlink:href="https://thegreatestbooks.org/authors/6183" xlink:type="simple">Henri Alain-Fournier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thegreatestbooks.org/books/2733" xlink:type="simple">The Federalist Papers</text:a></text:p>
          </table:table-cell>
          <table:table-cell office:value-type="string" calcext:value-type="string">
            <text:p><text:a xlink:href="https://thegreatestbooks.org/authors/6449" xlink:type="simple">Alexander Hamilton</text:a>, <text:a xlink:href="https://thegreatestbooks.org/authors/6450" xlink:type="simple">James Madison</text:a>, <text:a xlink:href="https://thegreatestbooks.org/authors/6451" xlink:type="simple">John Jay</text:a>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thegreatestbooks.org/books/2923" xlink:type="simple">We</text:a></text:p>
          </table:table-cell>
          <table:table-cell office:value-type="string" calcext:value-type="string">
            <text:p><text:a xlink:href="https://thegreatestbooks.org/authors/6524" xlink:type="simple">Yevgeny Zamyatin</text:a>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thegreatestbooks.org/books/2336" xlink:type="simple">Notes from the Underground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thegreatestbooks.org/books/2327" xlink:type="simple">The Notebooks of Malte Laurids Brigge</text:a></text:p>
          </table:table-cell>
          <table:table-cell office:value-type="string" calcext:value-type="string">
            <text:p><text:a xlink:href="https://thegreatestbooks.org/authors/6222" xlink:type="simple">Rainer Maria Rilke</text:a>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thegreatestbooks.org/books/2457" xlink:type="simple">Eugene Onegin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thegreatestbooks.org/books/3034" xlink:type="simple">The Prophet</text:a></text:p>
          </table:table-cell>
          <table:table-cell office:value-type="string" calcext:value-type="string">
            <text:p><text:a xlink:href="https://thegreatestbooks.org/authors/6566" xlink:type="simple">Kahlil Gibran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Lebanese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thegreatestbooks.org/books/1151" xlink:type="simple">Critique of Pure Reason</text:a></text:p>
          </table:table-cell>
          <table:table-cell office:value-type="string" calcext:value-type="string">
            <text:p><text:a xlink:href="https://thegreatestbooks.org/authors/5466" xlink:type="simple">Immanuel Kant</text:a>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thegreatestbooks.org/books/2826" xlink:type="simple">The Adventures of Tom Sawyer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thegreatestbooks.org/books/3456" xlink:type="simple">The Ragged Trousered Philanthropists</text:a></text:p>
          </table:table-cell>
          <table:table-cell office:value-type="string" calcext:value-type="string">
            <text:p><text:a xlink:href="https://thegreatestbooks.org/authors/6837" xlink:type="simple">Robert Tressell</text:a>, <text:a xlink:href="https://thegreatestbooks.org/authors/6838" xlink:type="simple">Peter Miles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thegreatestbooks.org/books/844" xlink:type="simple">Tractatus Logico-Philosophicus</text:a></text:p>
          </table:table-cell>
          <table:table-cell office:value-type="string" calcext:value-type="string">
            <text:p><text:a xlink:href="https://thegreatestbooks.org/authors/5204" xlink:type="simple">Ludwig Wittgenstein</text:a>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thegreatestbooks.org/books/2620" xlink:type="simple">Bartleby the Scrivener</text:a></text:p>
          </table:table-cell>
          <table:table-cell office:value-type="string" calcext:value-type="string">
            <text:p><text:a xlink:href="https://thegreatestbooks.org/authors/4783" xlink:type="simple">Herman Melville</text:a>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thegreatestbooks.org/books/600" xlink:type="simple">Oedipus at Colonus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01" calcext:value-type="float">
            <text:p>-401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thegreatestbooks.org/books/3683" xlink:type="simple">Melmoth the Wanderer</text:a></text:p>
          </table:table-cell>
          <table:table-cell office:value-type="string" calcext:value-type="string">
            <text:p><text:a xlink:href="https://thegreatestbooks.org/authors/6966" xlink:type="simple">Charles Robert Maturin</text:a>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thegreatestbooks.org/books/1679" xlink:type="simple">Pensées</text:a></text:p>
          </table:table-cell>
          <table:table-cell office:value-type="string" calcext:value-type="string">
            <text:p><text:a xlink:href="https://thegreatestbooks.org/authors/5790" xlink:type="simple">Blaise Pascal</text:a>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thegreatestbooks.org/books/733" xlink:type="simple">Eminent Victorians</text:a></text:p>
          </table:table-cell>
          <table:table-cell office:value-type="string" calcext:value-type="string">
            <text:p><text:a xlink:href="https://thegreatestbooks.org/authors/5133" xlink:type="simple">Lytton Strachey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thegreatestbooks.org/books/2613" xlink:type="simple">Fortunata and Jacinta</text:a></text:p>
          </table:table-cell>
          <table:table-cell office:value-type="string" calcext:value-type="string">
            <text:p><text:a xlink:href="https://thegreatestbooks.org/authors/6388" xlink:type="simple">Benito Pérez Galdós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thegreatestbooks.org/books/452" xlink:type="simple">A Doll's House</text:a></text:p>
          </table:table-cell>
          <table:table-cell office:value-type="string" calcext:value-type="string">
            <text:p><text:a xlink:href="https://thegreatestbooks.org/authors/4948" xlink:type="simple">Henrik Ibsen</text:a>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Norwegian</text:p>
          </table:table-cell>
          <table:table-cell table:number-columns-repeated="1637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thegreatestbooks.org/books/2365" xlink:type="simple">Household Tales</text:a></text:p>
          </table:table-cell>
          <table:table-cell office:value-type="string" calcext:value-type="string">
            <text:p><text:a xlink:href="https://thegreatestbooks.org/authors/6243" xlink:type="simple">Brothers Grimm</text:a>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thegreatestbooks.org/books/947" xlink:type="simple">The Betrothed</text:a></text:p>
          </table:table-cell>
          <table:table-cell office:value-type="string" calcext:value-type="string">
            <text:p><text:a xlink:href="https://thegreatestbooks.org/authors/5315" xlink:type="simple">Alessandro Manzoni</text:a>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thegreatestbooks.org/books/881" xlink:type="simple">The Social Contract</text:a></text:p>
          </table:table-cell>
          <table:table-cell office:value-type="string" calcext:value-type="string">
            <text:p><text:a xlink:href="https://thegreatestbooks.org/authors/5258" xlink:type="simple">Jean-Jacques Rousseau</text:a>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thegreatestbooks.org/books/1606" xlink:type="simple">Parallel Lives</text:a></text:p>
          </table:table-cell>
          <table:table-cell office:value-type="string" calcext:value-type="string">
            <text:p><text:a xlink:href="https://thegreatestbooks.org/authors/5746" xlink:type="simple">Plutarch</text:a>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thegreatestbooks.org/books/2497" xlink:type="simple">The Hunchback of Notre-Dame</text:a></text:p>
          </table:table-cell>
          <table:table-cell office:value-type="string" calcext:value-type="string">
            <text:p><text:a xlink:href="https://thegreatestbooks.org/authors/5318" xlink:type="simple">Victor Hugo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thegreatestbooks.org/books/2635" xlink:type="simple">Poems by Machado</text:a></text:p>
          </table:table-cell>
          <table:table-cell office:value-type="string" calcext:value-type="string">
            <text:p><text:a xlink:href="https://thegreatestbooks.org/authors/6390" xlink:type="simple">Antonio Machado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thegreatestbooks.org/books/327" xlink:type="simple">Jacques the Fatalist and His Master</text:a></text:p>
          </table:table-cell>
          <table:table-cell office:value-type="string" calcext:value-type="string">
            <text:p><text:a xlink:href="https://thegreatestbooks.org/authors/4869" xlink:type="simple">Denis Diderot</text:a>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s://thegreatestbooks.org/books/238" xlink:type="simple">The Secret Agent</text:a></text:p>
          </table:table-cell>
          <table:table-cell office:value-type="string" calcext:value-type="string">
            <text:p><text:a xlink:href="https://thegreatestbooks.org/authors/4746" xlink:type="simple">Joseph Conrad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s://thegreatestbooks.org/books/2593" xlink:type="simple">Facundo</text:a></text:p>
          </table:table-cell>
          <table:table-cell office:value-type="string" calcext:value-type="string">
            <text:p><text:a xlink:href="https://thegreatestbooks.org/authors/6374" xlink:type="simple">Domingo Faustino Sarmiento</text:a>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Argentinian</text:p>
          </table:table-cell>
          <table:table-cell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s://thegreatestbooks.org/books/1603" xlink:type="simple">De Rerum Natura</text:a></text:p>
          </table:table-cell>
          <table:table-cell office:value-type="string" calcext:value-type="string">
            <text:p><text:a xlink:href="https://thegreatestbooks.org/authors/5744" xlink:type="simple">Lucretius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s://thegreatestbooks.org/books/2618" xlink:type="simple">Bouvard et Pécuchet</text:a></text:p>
          </table:table-cell>
          <table:table-cell office:value-type="string" calcext:value-type="string">
            <text:p><text:a xlink:href="https://thegreatestbooks.org/authors/4784" xlink:type="simple">Gustave Flaubert</text:a>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s://thegreatestbooks.org/books/1495" xlink:type="simple">On Liberty</text:a></text:p>
          </table:table-cell>
          <table:table-cell office:value-type="string" calcext:value-type="string">
            <text:p><text:a xlink:href="https://thegreatestbooks.org/authors/5668" xlink:type="simple">John Stuart Mill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s://thegreatestbooks.org/books/1269" xlink:type="simple">Dubliners</text:a></text:p>
          </table:table-cell>
          <table:table-cell office:value-type="string" calcext:value-type="string">
            <text:p><text:a xlink:href="https://thegreatestbooks.org/authors/4743" xlink:type="simple">James Joyce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s://thegreatestbooks.org/books/2549" xlink:type="simple">Richard III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s://thegreatestbooks.org/books/428" xlink:type="simple">Twenty Thousand Leagues Under the Sea</text:a></text:p>
          </table:table-cell>
          <table:table-cell office:value-type="string" calcext:value-type="string">
            <text:p><text:a xlink:href="https://thegreatestbooks.org/authors/4930" xlink:type="simple">Jules Verne</text:a>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s://thegreatestbooks.org/books/236" xlink:type="simple">Sister Carrie</text:a></text:p>
          </table:table-cell>
          <table:table-cell office:value-type="string" calcext:value-type="string">
            <text:p><text:a xlink:href="https://thegreatestbooks.org/authors/4727" xlink:type="simple">Theodore Dreiser</text:a>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s://thegreatestbooks.org/books/3119" xlink:type="simple">The Human Comedy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thegreatestbooks.org/books/4354" xlink:type="simple">The Swindler</text:a></text:p>
          </table:table-cell>
          <table:table-cell office:value-type="string" calcext:value-type="string">
            <text:p><text:a xlink:href="https://thegreatestbooks.org/authors/7486" xlink:type="simple">Francisco de Quevedo</text:a>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s://thegreatestbooks.org/books/3215" xlink:type="simple">Effi Briest</text:a></text:p>
          </table:table-cell>
          <table:table-cell office:value-type="string" calcext:value-type="string">
            <text:p><text:a xlink:href="https://thegreatestbooks.org/authors/6253" xlink:type="simple">Theodor Fontane</text:a>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s://thegreatestbooks.org/books/3287" xlink:type="simple">The Nicomachean Ethics</text:a></text:p>
          </table:table-cell>
          <table:table-cell office:value-type="string" calcext:value-type="string">
            <text:p><text:a xlink:href="https://thegreatestbooks.org/authors/5741" xlink:type="simple">Aristotle</text:a></text:p>
          </table:table-cell>
          <table:table-cell office:value-type="float" office:value="-334" calcext:value-type="float">
            <text:p>-334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s://thegreatestbooks.org/books/212" xlink:type="simple">The Way We Live Now</text:a></text:p>
          </table:table-cell>
          <table:table-cell office:value-type="string" calcext:value-type="string">
            <text:p><text:a xlink:href="https://thegreatestbooks.org/authors/4787" xlink:type="simple">Anthony Trollope</text:a>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s://thegreatestbooks.org/books/257" xlink:type="simple">The Thirty-Nine Steps</text:a></text:p>
          </table:table-cell>
          <table:table-cell office:value-type="string" calcext:value-type="string">
            <text:p><text:a xlink:href="https://thegreatestbooks.org/authors/4817" xlink:type="simple">John Buchan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s://thegreatestbooks.org/books/1689" xlink:type="simple">Reflections on the Revolution in France</text:a></text:p>
          </table:table-cell>
          <table:table-cell office:value-type="string" calcext:value-type="string">
            <text:p><text:a xlink:href="https://thegreatestbooks.org/authors/5796" xlink:type="simple">Edmund Burke</text:a>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s://thegreatestbooks.org/books/607" xlink:type="simple">The Histories of Herodotus</text:a></text:p>
          </table:table-cell>
          <table:table-cell office:value-type="string" calcext:value-type="string">
            <text:p><text:a xlink:href="https://thegreatestbooks.org/authors/5043" xlink:type="simple">Herodotus</text:a>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s://thegreatestbooks.org/books/2645" xlink:type="simple">Moll Flanders</text:a></text:p>
          </table:table-cell>
          <table:table-cell office:value-type="string" calcext:value-type="string">
            <text:p><text:a xlink:href="https://thegreatestbooks.org/authors/4769" xlink:type="simple">Daniel Defoe</text:a>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s://thegreatestbooks.org/books/3031" xlink:type="simple">Call to Arms</text:a></text:p>
          </table:table-cell>
          <table:table-cell office:value-type="string" calcext:value-type="string">
            <text:p><text:a xlink:href="https://thegreatestbooks.org/authors/6456" xlink:type="simple">Lu Xun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a xlink:href="https://thegreatestbooks.org/books/3663" xlink:type="simple">The Vicar of Wakefield</text:a></text:p>
          </table:table-cell>
          <table:table-cell office:value-type="string" calcext:value-type="string">
            <text:p><text:a xlink:href="https://thegreatestbooks.org/authors/6469" xlink:type="simple">Oliver Goldsmith</text:a>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a xlink:href="https://thegreatestbooks.org/books/3365" xlink:type="simple">The Castle of Otranto</text:a></text:p>
          </table:table-cell>
          <table:table-cell office:value-type="string" calcext:value-type="string">
            <text:p><text:a xlink:href="https://thegreatestbooks.org/authors/6782" xlink:type="simple">Horace Walpole</text:a>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a xlink:href="https://thegreatestbooks.org/books/460" xlink:type="simple">Complete Poems of Giacomo Leopardi</text:a></text:p>
          </table:table-cell>
          <table:table-cell office:value-type="string" calcext:value-type="string">
            <text:p><text:a xlink:href="https://thegreatestbooks.org/authors/4954" xlink:type="simple">Giacomo Leopardi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a xlink:href="https://thegreatestbooks.org/books/3730" xlink:type="simple">Quo Vadis</text:a></text:p>
          </table:table-cell>
          <table:table-cell office:value-type="string" calcext:value-type="string">
            <text:p><text:a xlink:href="https://thegreatestbooks.org/authors/6986" xlink:type="simple">Henryk Sienkiewicz</text:a>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string" calcext:value-type="string">
            <text:p>Polish</text:p>
          </table:table-cell>
          <table:table-cell table:number-columns-repeated="1637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a xlink:href="https://thegreatestbooks.org/books/2598" xlink:type="simple">Stories of Guy de Maupassant</text:a></text:p>
          </table:table-cell>
          <table:table-cell office:value-type="string" calcext:value-type="string">
            <text:p><text:a xlink:href="https://thegreatestbooks.org/authors/6378" xlink:type="simple">Guy de Maupassant</text:a>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a xlink:href="https://thegreatestbooks.org/books/688" xlink:type="simple">The Varieties of Religious Experience</text:a></text:p>
          </table:table-cell>
          <table:table-cell office:value-type="string" calcext:value-type="string">
            <text:p><text:a xlink:href="https://thegreatestbooks.org/authors/10138" xlink:type="simple">William James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hegreatestbooks.org/books/2753" xlink:type="simple">The Custom of the Country</text:a></text:p>
          </table:table-cell>
          <table:table-cell office:value-type="string" calcext:value-type="string">
            <text:p><text:a xlink:href="https://thegreatestbooks.org/authors/4750" xlink:type="simple">Edith Wharton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a xlink:href="https://thegreatestbooks.org/books/823" xlink:type="simple">Encyclopedia Britannica</text:a></text:p>
          </table:table-cell>
          <table:table-cell office:value-type="string" calcext:value-type="string">
            <text:p><text:a xlink:href="https://thegreatestbooks.org/authors/5212" xlink:type="simple">Encyclopedia Britannica</text:a>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a xlink:href="https://thegreatestbooks.org/books/151" xlink:type="simple">The Wonderful Wizard of Oz</text:a></text:p>
          </table:table-cell>
          <table:table-cell office:value-type="string" calcext:value-type="string">
            <text:p><text:a xlink:href="https://thegreatestbooks.org/authors/4753" xlink:type="simple">L. Frank Baum</text:a>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a xlink:href="https://thegreatestbooks.org/books/1202" xlink:type="simple">Cousin Bette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a xlink:href="https://thegreatestbooks.org/books/3247" xlink:type="simple">New Grub Street</text:a></text:p>
          </table:table-cell>
          <table:table-cell office:value-type="string" calcext:value-type="string">
            <text:p><text:a xlink:href="https://thegreatestbooks.org/authors/6718" xlink:type="simple">George Gissing</text:a>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a xlink:href="https://thegreatestbooks.org/books/2724" xlink:type="simple">Romance of the Three Kingdoms</text:a></text:p>
          </table:table-cell>
          <table:table-cell office:value-type="string" calcext:value-type="string">
            <text:p><text:a xlink:href="https://thegreatestbooks.org/authors/6444" xlink:type="simple">Guanzhong Luo</text:a>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a xlink:href="https://thegreatestbooks.org/books/1680" xlink:type="simple">Ethics</text:a></text:p>
          </table:table-cell>
          <table:table-cell office:value-type="string" calcext:value-type="string">
            <text:p><text:a xlink:href="https://thegreatestbooks.org/authors/5791" xlink:type="simple">Baruch de Spinoza</text:a>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a xlink:href="https://thegreatestbooks.org/books/897" xlink:type="simple">The Decline and Fall of the Roman Empire</text:a></text:p>
          </table:table-cell>
          <table:table-cell office:value-type="string" calcext:value-type="string">
            <text:p><text:a xlink:href="https://thegreatestbooks.org/authors/5274" xlink:type="simple">Edward Gibbon</text:a>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a xlink:href="https://thegreatestbooks.org/books/2603" xlink:type="simple">The Duino Elegies</text:a></text:p>
          </table:table-cell>
          <table:table-cell office:value-type="string" calcext:value-type="string">
            <text:p><text:a xlink:href="https://thegreatestbooks.org/authors/6222" xlink:type="simple">Rainer Maria Rilke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s://thegreatestbooks.org/books/3675" xlink:type="simple">The Monk</text:a></text:p>
          </table:table-cell>
          <table:table-cell office:value-type="string" calcext:value-type="string">
            <text:p><text:a xlink:href="https://thegreatestbooks.org/authors/6964" xlink:type="simple">Matthew Lewis</text:a>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a xlink:href="https://thegreatestbooks.org/books/3750" xlink:type="simple">Platero</text:a></text:p>
          </table:table-cell>
          <table:table-cell office:value-type="string" calcext:value-type="string">
            <text:p><text:a xlink:href="https://thegreatestbooks.org/authors/7000" xlink:type="simple">Juan Ramón Jiménez</text:a>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a xlink:href="https://thegreatestbooks.org/books/453" xlink:type="simple">The Book of Job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Israeli</text:p>
          </table:table-cell>
          <table:table-cell office:value-type="string" calcext:value-type="string">
            <text:p>Hebrew</text:p>
          </table:table-cell>
          <table:table-cell table:number-columns-repeated="1637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a xlink:href="https://thegreatestbooks.org/books/2747" xlink:type="simple">Through the Looking Glass</text:a></text:p>
          </table:table-cell>
          <table:table-cell office:value-type="string" calcext:value-type="string">
            <text:p><text:a xlink:href="https://thegreatestbooks.org/authors/4786" xlink:type="simple">Lewis Carroll</text:a>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a xlink:href="https://thegreatestbooks.org/books/4358" xlink:type="simple">The Book of the City of Ladies</text:a></text:p>
          </table:table-cell>
          <table:table-cell office:value-type="string" calcext:value-type="string">
            <text:p><text:a xlink:href="https://thegreatestbooks.org/authors/7498" xlink:type="simple">Christine De Pizan</text:a></text:p>
          </table:table-cell>
          <table:table-cell office:value-type="float" office:value="1405" calcext:value-type="float">
            <text:p>140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a xlink:href="https://thegreatestbooks.org/books/3407" xlink:type="simple">Sense and Sensibility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a xlink:href="https://thegreatestbooks.org/books/5704" xlink:type="simple">Black Beauty</text:a></text:p>
          </table:table-cell>
          <table:table-cell office:value-type="string" calcext:value-type="string">
            <text:p><text:a xlink:href="https://thegreatestbooks.org/authors/6578" xlink:type="simple">Anna Sewell</text:a>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a xlink:href="https://thegreatestbooks.org/books/3696" xlink:type="simple">Uncle Silas</text:a></text:p>
          </table:table-cell>
          <table:table-cell office:value-type="string" calcext:value-type="string">
            <text:p><text:a xlink:href="https://thegreatestbooks.org/authors/6973" xlink:type="simple">Sheridan Le Fanu</text:a>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a xlink:href="https://thegreatestbooks.org/books/2972" xlink:type="simple">Oroonoko</text:a></text:p>
          </table:table-cell>
          <table:table-cell office:value-type="string" calcext:value-type="string">
            <text:p><text:a xlink:href="https://thegreatestbooks.org/authors/6553" xlink:type="simple">Aphra Behn</text:a>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a xlink:href="https://thegreatestbooks.org/books/164" xlink:type="simple">Ethan Frome</text:a></text:p>
          </table:table-cell>
          <table:table-cell office:value-type="string" calcext:value-type="string">
            <text:p><text:a xlink:href="https://thegreatestbooks.org/authors/4750" xlink:type="simple">Edith Wharton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a xlink:href="https://thegreatestbooks.org/books/2371" xlink:type="simple">The Adventures of Oliver Twist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a xlink:href="https://thegreatestbooks.org/books/3143" xlink:type="simple">The Golden Ass</text:a></text:p>
          </table:table-cell>
          <table:table-cell office:value-type="string" calcext:value-type="string">
            <text:p><text:a xlink:href="https://thegreatestbooks.org/authors/6651" xlink:type="simple">Apuleius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a xlink:href="https://thegreatestbooks.org/books/3740" xlink:type="simple">The Immoralist</text:a></text:p>
          </table:table-cell>
          <table:table-cell office:value-type="string" calcext:value-type="string">
            <text:p><text:a xlink:href="https://thegreatestbooks.org/authors/5308" xlink:type="simple">André Gide</text:a>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a xlink:href="https://thegreatestbooks.org/books/2370" xlink:type="simple">Lost Illusions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a xlink:href="https://thegreatestbooks.org/books/1313" xlink:type="simple">The Cherry Orchard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a xlink:href="https://thegreatestbooks.org/books/2752" xlink:type="simple">Three Sisters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a xlink:href="https://thegreatestbooks.org/books/1150" xlink:type="simple">The Wealth of Nations</text:a></text:p>
          </table:table-cell>
          <table:table-cell office:value-type="string" calcext:value-type="string">
            <text:p><text:a xlink:href="https://thegreatestbooks.org/authors/5465" xlink:type="simple">Adam Smith</text:a>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a xlink:href="https://thegreatestbooks.org/books/2401" xlink:type="simple">The Lady with the Dog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a xlink:href="https://thegreatestbooks.org/books/3693" xlink:type="simple">Adam Bede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a xlink:href="https://thegreatestbooks.org/books/2827" xlink:type="simple">Barchester Towers</text:a></text:p>
          </table:table-cell>
          <table:table-cell office:value-type="string" calcext:value-type="string">
            <text:p><text:a xlink:href="https://thegreatestbooks.org/authors/4787" xlink:type="simple">Anthony Trollope</text:a>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a xlink:href="https://thegreatestbooks.org/books/3729" xlink:type="simple">The Island of Doctor Moreau</text:a></text:p>
          </table:table-cell>
          <table:table-cell office:value-type="string" calcext:value-type="string">
            <text:p><text:a xlink:href="https://thegreatestbooks.org/authors/15609" xlink:type="simple">H. G. Wells</text:a>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a xlink:href="https://thegreatestbooks.org/books/175" xlink:type="simple">In Our Time</text:a></text:p>
          </table:table-cell>
          <table:table-cell office:value-type="string" calcext:value-type="string">
            <text:p><text:a xlink:href="https://thegreatestbooks.org/authors/4714" xlink:type="simple">Ernest Hemingway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a xlink:href="https://thegreatestbooks.org/books/3122" xlink:type="simple">Maldoror</text:a></text:p>
          </table:table-cell>
          <table:table-cell office:value-type="string" calcext:value-type="string">
            <text:p><text:a xlink:href="https://thegreatestbooks.org/authors/6636" xlink:type="simple">Comte de Lautréamont</text:a></text:p>
          </table:table-cell>
          <table:table-cell office:value-type="float" office:value="1868" calcext:value-type="float">
            <text:p>186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a xlink:href="https://thegreatestbooks.org/books/3705" xlink:type="simple">Far from the Madding Crowd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a xlink:href="https://thegreatestbooks.org/books/189" xlink:type="simple">Main Street</text:a></text:p>
          </table:table-cell>
          <table:table-cell office:value-type="string" calcext:value-type="string">
            <text:p><text:a xlink:href="https://thegreatestbooks.org/authors/4765" xlink:type="simple">Sinclair Lewis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a xlink:href="https://thegreatestbooks.org/books/2601" xlink:type="simple">Jakob Von Gunten</text:a></text:p>
          </table:table-cell>
          <table:table-cell office:value-type="string" calcext:value-type="string">
            <text:p><text:a xlink:href="https://thegreatestbooks.org/authors/6380" xlink:type="simple">Robert Walser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a xlink:href="https://thegreatestbooks.org/books/235" xlink:type="simple">The Golden Bowl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s://thegreatestbooks.org/books/932" xlink:type="simple">Dream of the Red Chamber</text:a></text:p>
          </table:table-cell>
          <table:table-cell office:value-type="string" calcext:value-type="string">
            <text:p><text:a xlink:href="https://thegreatestbooks.org/authors/5304" xlink:type="simple">Cao Xueqin</text:a></text:p>
          </table:table-cell>
          <table:table-cell office:value-type="float" office:value="1754" calcext:value-type="float">
            <text:p>1754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<text:a xlink:href="https://thegreatestbooks.org/books/2713" xlink:type="simple">The Art of War</text:a></text:p>
          </table:table-cell>
          <table:table-cell office:value-type="string" calcext:value-type="string">
            <text:p><text:a xlink:href="https://thegreatestbooks.org/authors/6435" xlink:type="simple">Sun Tzu</text:a>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a xlink:href="https://thegreatestbooks.org/books/3691" xlink:type="simple">North and South</text:a></text:p>
          </table:table-cell>
          <table:table-cell office:value-type="string" calcext:value-type="string">
            <text:p><text:a xlink:href="https://thegreatestbooks.org/authors/5283" xlink:type="simple">Elizabeth Gaskell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a xlink:href="https://thegreatestbooks.org/books/3289" xlink:type="simple">Meditations on First Philosophy</text:a></text:p>
          </table:table-cell>
          <table:table-cell office:value-type="string" calcext:value-type="string">
            <text:p><text:a xlink:href="https://thegreatestbooks.org/authors/5788" xlink:type="simple">Rene Descartes</text:a>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a xlink:href="https://thegreatestbooks.org/books/3142" xlink:type="simple">The Manuscript Found in Saragossa</text:a></text:p>
          </table:table-cell>
          <table:table-cell office:value-type="string" calcext:value-type="string">
            <text:p><text:a xlink:href="https://thegreatestbooks.org/authors/6650" xlink:type="simple">Jan Potocki</text:a>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a xlink:href="https://thegreatestbooks.org/books/948" xlink:type="simple">The Last of the Mohicans</text:a></text:p>
          </table:table-cell>
          <table:table-cell office:value-type="string" calcext:value-type="string">
            <text:p><text:a xlink:href="https://thegreatestbooks.org/authors/5316" xlink:type="simple">James Fenimore Cooper</text:a>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a xlink:href="https://thegreatestbooks.org/books/3673" xlink:type="simple">The Adventures of Caleb Williams</text:a></text:p>
          </table:table-cell>
          <table:table-cell office:value-type="string" calcext:value-type="string">
            <text:p><text:a xlink:href="https://thegreatestbooks.org/authors/5797" xlink:type="simple">William Godwin</text:a>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s://thegreatestbooks.org/books/2319" xlink:type="simple">Manhattan Transfer</text:a></text:p>
          </table:table-cell>
          <table:table-cell office:value-type="string" calcext:value-type="string">
            <text:p><text:a xlink:href="https://thegreatestbooks.org/authors/4801" xlink:type="simple">John Dos Passos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a xlink:href="https://thegreatestbooks.org/books/841" xlink:type="simple">The Waning of the Middle Ages</text:a></text:p>
          </table:table-cell>
          <table:table-cell office:value-type="string" calcext:value-type="string">
            <text:p><text:a xlink:href="https://thegreatestbooks.org/authors/5226" xlink:type="simple">Johan Huizinga</text:a>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s://thegreatestbooks.org/books/768" xlink:type="simple">The Golden Bough</text:a></text:p>
          </table:table-cell>
          <table:table-cell office:value-type="string" calcext:value-type="string">
            <text:p><text:a xlink:href="https://thegreatestbooks.org/authors/5166" xlink:type="simple">James George Frazer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a xlink:href="https://thegreatestbooks.org/books/1978" xlink:type="simple">Electra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09" calcext:value-type="float">
            <text:p>-40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a xlink:href="https://thegreatestbooks.org/books/2793" xlink:type="simple">Silas Marner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a xlink:href="https://thegreatestbooks.org/books/1171" xlink:type="simple">Death in Venice</text:a></text:p>
          </table:table-cell>
          <table:table-cell office:value-type="string" calcext:value-type="string">
            <text:p><text:a xlink:href="https://thegreatestbooks.org/authors/4958" xlink:type="simple">Thomas Mann</text:a>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a xlink:href="https://thegreatestbooks.org/books/2867" xlink:type="simple">The Man Who Was Thursday</text:a></text:p>
          </table:table-cell>
          <table:table-cell office:value-type="string" calcext:value-type="string">
            <text:p><text:a xlink:href="https://thegreatestbooks.org/authors/15999" xlink:type="simple">G. K. Chesterton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s://thegreatestbooks.org/books/411" xlink:type="simple">The Sonnets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a xlink:href="https://thegreatestbooks.org/books/2439" xlink:type="simple">Thérèse Raquin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a xlink:href="https://thegreatestbooks.org/books/6296" xlink:type="simple">The House On The Borderland And Other Novels</text:a></text:p>
          </table:table-cell>
          <table:table-cell office:value-type="string" calcext:value-type="string">
            <text:p><text:a xlink:href="https://thegreatestbooks.org/authors/8871" xlink:type="simple">William Hope Hodgson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a xlink:href="https://thegreatestbooks.org/books/9497" xlink:type="simple">Poems Of Thomas Hardy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a xlink:href="https://thegreatestbooks.org/books/2433" xlink:type="simple">The Red Room</text:a></text:p>
          </table:table-cell>
          <table:table-cell office:value-type="string" calcext:value-type="string">
            <text:p><text:a xlink:href="https://thegreatestbooks.org/authors/6252" xlink:type="simple">August Strindberg</text:a>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a xlink:href="https://thegreatestbooks.org/books/2782" xlink:type="simple">Life Is a Dream</text:a></text:p>
          </table:table-cell>
          <table:table-cell office:value-type="string" calcext:value-type="string">
            <text:p><text:a xlink:href="https://thegreatestbooks.org/authors/6462" xlink:type="simple">Pedro Calderón de la Barca</text:a>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a xlink:href="https://thegreatestbooks.org/books/2847" xlink:type="simple">Romeo and Juliet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a xlink:href="https://thegreatestbooks.org/books/3155" xlink:type="simple">Growth of the Soil</text:a></text:p>
          </table:table-cell>
          <table:table-cell office:value-type="string" calcext:value-type="string">
            <text:p><text:a xlink:href="https://thegreatestbooks.org/authors/4947" xlink:type="simple">Knut Hamsun</text:a>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string" calcext:value-type="string">
            <text:p>Norwegian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a xlink:href="https://thegreatestbooks.org/books/2712" xlink:type="simple">The Bacchae</text:a></text:p>
          </table:table-cell>
          <table:table-cell office:value-type="string" calcext:value-type="string">
            <text:p><text:a xlink:href="https://thegreatestbooks.org/authors/4940" xlink:type="simple">Euripides</text:a></text:p>
          </table:table-cell>
          <table:table-cell office:value-type="float" office:value="-405" calcext:value-type="float">
            <text:p>-405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a xlink:href="https://thegreatestbooks.org/books/900" xlink:type="simple">The History of the Peloponnesian War</text:a></text:p>
          </table:table-cell>
          <table:table-cell office:value-type="string" calcext:value-type="string">
            <text:p><text:a xlink:href="https://thegreatestbooks.org/authors/5276" xlink:type="simple">Thucydides</text:a></text:p>
          </table:table-cell>
          <table:table-cell office:value-type="float" office:value="-410" calcext:value-type="float">
            <text:p>-41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a xlink:href="https://thegreatestbooks.org/books/3037" xlink:type="simple">The Tale of Peter Rabbit</text:a></text:p>
          </table:table-cell>
          <table:table-cell office:value-type="string" calcext:value-type="string">
            <text:p><text:a xlink:href="https://thegreatestbooks.org/authors/6579" xlink:type="simple">Beatrix Potter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a xlink:href="https://thegreatestbooks.org/books/4372" xlink:type="simple">Letters from a Stoic</text:a></text:p>
          </table:table-cell>
          <table:table-cell office:value-type="string" calcext:value-type="string">
            <text:p><text:a xlink:href="https://thegreatestbooks.org/authors/6479" xlink:type="simple">Seneca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a xlink:href="https://thegreatestbooks.org/books/6293" xlink:type="simple">Ghost Stories Of An Antiquary</text:a></text:p>
          </table:table-cell>
          <table:table-cell office:value-type="string" calcext:value-type="string">
            <text:p><text:a xlink:href="https://thegreatestbooks.org/authors/15537" xlink:type="simple">M. R. James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a xlink:href="https://thegreatestbooks.org/books/16254" xlink:type="simple">Rhymes And Legends</text:a></text:p>
          </table:table-cell>
          <table:table-cell office:value-type="string" calcext:value-type="string">
            <text:p><text:a xlink:href="https://thegreatestbooks.org/authors/6392" xlink:type="simple">Gustavo Adolfo Bécquer</text:a></text:p>
          </table:table-cell>
          <table:table-cell office:value-type="float" office:value="1871" calcext:value-type="float">
            <text:p>1871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a xlink:href="https://thegreatestbooks.org/books/3666" xlink:type="simple">The Expedition of Humphry Clinker</text:a></text:p>
          </table:table-cell>
          <table:table-cell office:value-type="string" calcext:value-type="string">
            <text:p><text:a xlink:href="https://thegreatestbooks.org/authors/6955" xlink:type="simple">Tobias Smollett</text:a>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a xlink:href="https://thegreatestbooks.org/books/2279" xlink:type="simple">Alcools</text:a></text:p>
          </table:table-cell>
          <table:table-cell office:value-type="string" calcext:value-type="string">
            <text:p><text:a xlink:href="https://thegreatestbooks.org/authors/6186" xlink:type="simple">Guillaume Apollinaire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a xlink:href="https://thegreatestbooks.org/books/228" xlink:type="simple">Way of All Flesh</text:a></text:p>
          </table:table-cell>
          <table:table-cell office:value-type="string" calcext:value-type="string">
            <text:p><text:a xlink:href="https://thegreatestbooks.org/authors/4800" xlink:type="simple">Samuel Butler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s://thegreatestbooks.org/books/214" xlink:type="simple">Daniel Deronda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a xlink:href="https://thegreatestbooks.org/books/3708" xlink:type="simple">Drunkard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Unknown</text:p>
          </table:table-cell>
          <table:table-cell table:number-columns-repeated="1637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a xlink:href="https://thegreatestbooks.org/books/422" xlink:type="simple">Le Morte d'Arthur</text:a></text:p>
          </table:table-cell>
          <table:table-cell office:value-type="string" calcext:value-type="string">
            <text:p><text:a xlink:href="https://thegreatestbooks.org/authors/4924" xlink:type="simple">Thomas Malory</text:a>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Middle english</text:p>
          </table:table-cell>
          <table:table-cell table:number-columns-repeated="1637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a xlink:href="https://thegreatestbooks.org/books/880" xlink:type="simple">Rights of Man</text:a></text:p>
          </table:table-cell>
          <table:table-cell office:value-type="string" calcext:value-type="string">
            <text:p><text:a xlink:href="https://thegreatestbooks.org/authors/5257" xlink:type="simple">Thomas Paine</text:a>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a xlink:href="https://thegreatestbooks.org/books/2737" xlink:type="simple">Eugenie Grandet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33" calcext:value-type="float">
            <text:p>183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a xlink:href="https://thegreatestbooks.org/books/4352" xlink:type="simple">Petrarch's Songbook</text:a></text:p>
          </table:table-cell>
          <table:table-cell office:value-type="string" calcext:value-type="string">
            <text:p><text:a xlink:href="https://thegreatestbooks.org/authors/7481" xlink:type="simple">Francesco Petrarca</text:a></text:p>
          </table:table-cell>
          <table:table-cell office:value-type="float" office:value="1341" calcext:value-type="float">
            <text:p>1341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a xlink:href="https://thegreatestbooks.org/books/3646" xlink:type="simple">The Life of Lazarillo de Tormes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s://thegreatestbooks.org/books/2969" xlink:type="simple">The Water Margin</text:a></text:p>
          </table:table-cell>
          <table:table-cell office:value-type="string" calcext:value-type="string">
            <text:p><text:a xlink:href="https://thegreatestbooks.org/authors/6550" xlink:type="simple">Shi Naian</text:a></text:p>
          </table:table-cell>
          <table:table-cell office:value-type="float" office:value="1370" calcext:value-type="float">
            <text:p>1370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a xlink:href="https://thegreatestbooks.org/books/907" xlink:type="simple">Lives of the Artists</text:a></text:p>
          </table:table-cell>
          <table:table-cell office:value-type="string" calcext:value-type="string">
            <text:p><text:a xlink:href="https://thegreatestbooks.org/authors/5281" xlink:type="simple">Giorgio Vasari</text:a>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a xlink:href="https://thegreatestbooks.org/books/1638" xlink:type="simple">Annals</text:a></text:p>
          </table:table-cell>
          <table:table-cell office:value-type="string" calcext:value-type="string">
            <text:p><text:a xlink:href="https://thegreatestbooks.org/authors/5777" xlink:type="simple">Cornelius Tacitus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a xlink:href="https://thegreatestbooks.org/books/2375" xlink:type="simple">Green Henry</text:a></text:p>
          </table:table-cell>
          <table:table-cell office:value-type="string" calcext:value-type="string">
            <text:p><text:a xlink:href="https://thegreatestbooks.org/authors/6249" xlink:type="simple">Gottfried Keller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a xlink:href="https://thegreatestbooks.org/books/3120" xlink:type="simple">The Lusiad</text:a></text:p>
          </table:table-cell>
          <table:table-cell office:value-type="string" calcext:value-type="string">
            <text:p><text:a xlink:href="https://thegreatestbooks.org/authors/6635" xlink:type="simple">Luís Vaz Camões</text:a></text:p>
          </table:table-cell>
          <table:table-cell office:value-type="float" office:value="1572" calcext:value-type="float">
            <text:p>1572</text:p>
          </table:table-cell>
          <table:table-cell table:number-columns-repeated="2"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a xlink:href="https://thegreatestbooks.org/books/2434" xlink:type="simple">The People of Hemsö</text:a></text:p>
          </table:table-cell>
          <table:table-cell office:value-type="string" calcext:value-type="string">
            <text:p><text:a xlink:href="https://thegreatestbooks.org/authors/6252" xlink:type="simple">August Strindberg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a xlink:href="https://thegreatestbooks.org/books/4357" xlink:type="simple">The Solitudes</text:a></text:p>
          </table:table-cell>
          <table:table-cell office:value-type="string" calcext:value-type="string">
            <text:p><text:a xlink:href="https://thegreatestbooks.org/authors/6394" xlink:type="simple">Luis de Góngora</text:a>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a xlink:href="https://thegreatestbooks.org/books/3671" xlink:type="simple">Vathek</text:a></text:p>
          </table:table-cell>
          <table:table-cell office:value-type="string" calcext:value-type="string">
            <text:p><text:a xlink:href="https://thegreatestbooks.org/authors/6962" xlink:type="simple">William Beckford</text:a>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a xlink:href="https://thegreatestbooks.org/books/1014" xlink:type="simple">The Worst Journey in the World</text:a></text:p>
          </table:table-cell>
          <table:table-cell office:value-type="string" calcext:value-type="string">
            <text:p><text:a xlink:href="https://thegreatestbooks.org/authors/5373" xlink:type="simple">Apsley Cherry-Garrard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a xlink:href="https://thegreatestbooks.org/books/1174" xlink:type="simple">Uncle Vanya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a xlink:href="https://thegreatestbooks.org/books/3248" xlink:type="simple">Hadrian the Seventh</text:a></text:p>
          </table:table-cell>
          <table:table-cell office:value-type="string" calcext:value-type="string">
            <text:p><text:a xlink:href="https://thegreatestbooks.org/authors/6719" xlink:type="simple">Frederick Rolfe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a xlink:href="https://thegreatestbooks.org/books/3651" xlink:type="simple">The True History of the Conquest of New Spain</text:a></text:p>
          </table:table-cell>
          <table:table-cell office:value-type="string" calcext:value-type="string">
            <text:p><text:a xlink:href="https://thegreatestbooks.org/authors/6951" xlink:type="simple">Bernal Díaz del Castillo</text:a></text:p>
          </table:table-cell>
          <table:table-cell office:value-type="float" office:value="1632" calcext:value-type="float">
            <text:p>1632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a xlink:href="https://thegreatestbooks.org/books/1234" xlink:type="simple">The Principles of Psychology</text:a></text:p>
          </table:table-cell>
          <table:table-cell office:value-type="string" calcext:value-type="string">
            <text:p><text:a xlink:href="https://thegreatestbooks.org/authors/10138" xlink:type="simple">William James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a xlink:href="https://thegreatestbooks.org/books/3656" xlink:type="simple">Pamela</text:a></text:p>
          </table:table-cell>
          <table:table-cell office:value-type="string" calcext:value-type="string">
            <text:p><text:a xlink:href="https://thegreatestbooks.org/authors/4772" xlink:type="simple">Samuel Richardson</text:a>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s://thegreatestbooks.org/books/3713" xlink:type="simple">Bel Ami</text:a></text:p>
          </table:table-cell>
          <table:table-cell office:value-type="string" calcext:value-type="string">
            <text:p><text:a xlink:href="https://thegreatestbooks.org/authors/6378" xlink:type="simple">Guy de Maupassant</text:a>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a xlink:href="https://thegreatestbooks.org/books/3715" xlink:type="simple">King Solomon's Mines</text:a></text:p>
          </table:table-cell>
          <table:table-cell office:value-type="string" calcext:value-type="string">
            <text:p><text:a xlink:href="https://thegreatestbooks.org/authors/6781" xlink:type="simple">H. Rider Haggard</text:a>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a xlink:href="https://thegreatestbooks.org/books/2799" xlink:type="simple">The Return of the Native</text:a></text:p>
          </table:table-cell>
          <table:table-cell office:value-type="string" calcext:value-type="string">
            <text:p><text:a xlink:href="https://thegreatestbooks.org/authors/4796" xlink:type="simple">Thomas Hardy</text:a>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a xlink:href="https://thegreatestbooks.org/books/12691" xlink:type="simple">Dialogues Concerning Natural Religion</text:a></text:p>
          </table:table-cell>
          <table:table-cell office:value-type="string" calcext:value-type="string">
            <text:p><text:a xlink:href="https://thegreatestbooks.org/authors/5471" xlink:type="simple">David Hume</text:a>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a xlink:href="https://thegreatestbooks.org/books/3674" xlink:type="simple">The Mysteries of Udolpho</text:a></text:p>
          </table:table-cell>
          <table:table-cell office:value-type="string" calcext:value-type="string">
            <text:p><text:a xlink:href="https://thegreatestbooks.org/authors/6963" xlink:type="simple">Ann Radcliffe</text:a>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a xlink:href="https://thegreatestbooks.org/books/226" xlink:type="simple">The Rainbow</text:a></text:p>
          </table:table-cell>
          <table:table-cell office:value-type="string" calcext:value-type="string">
            <text:p><text:a xlink:href="https://thegreatestbooks.org/authors/4754" xlink:type="simple">D. H. Lawrence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a xlink:href="https://thegreatestbooks.org/books/3684" xlink:type="simple">The Nose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a xlink:href="https://thegreatestbooks.org/books/813" xlink:type="simple">Economy and Society</text:a></text:p>
          </table:table-cell>
          <table:table-cell office:value-type="string" calcext:value-type="string">
            <text:p><text:a xlink:href="https://thegreatestbooks.org/authors/5205" xlink:type="simple">Max Weber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s://thegreatestbooks.org/books/3679" xlink:type="simple">Castle Rackrent</text:a></text:p>
          </table:table-cell>
          <table:table-cell office:value-type="string" calcext:value-type="string">
            <text:p><text:a xlink:href="https://thegreatestbooks.org/authors/6965" xlink:type="simple">Maria Edgeworth</text:a>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<text:a xlink:href="https://thegreatestbooks.org/books/3690" xlink:type="simple">The Tenant of Wildfell Hall</text:a></text:p>
          </table:table-cell>
          <table:table-cell office:value-type="string" calcext:value-type="string">
            <text:p><text:a xlink:href="https://thegreatestbooks.org/authors/6970" xlink:type="simple">Anne Brontë</text:a>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a xlink:href="https://thegreatestbooks.org/books/11658" xlink:type="simple">Greguerias</text:a></text:p>
          </table:table-cell>
          <table:table-cell office:value-type="string" calcext:value-type="string">
            <text:p><text:a xlink:href="https://thegreatestbooks.org/authors/11357" xlink:type="simple">Ramón Gómez de la Serna</text:a>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a xlink:href="https://thegreatestbooks.org/books/3704" xlink:type="simple">The Enchanted Wanderer</text:a></text:p>
          </table:table-cell>
          <table:table-cell office:value-type="string" calcext:value-type="string">
            <text:p><text:a xlink:href="https://thegreatestbooks.org/authors/6974" xlink:type="simple">Nikolai Leskov</text:a>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a xlink:href="https://thegreatestbooks.org/books/4356" xlink:type="simple">The Interior Castle</text:a></text:p>
          </table:table-cell>
          <table:table-cell office:value-type="string" calcext:value-type="string">
            <text:p><text:a xlink:href="https://thegreatestbooks.org/authors/7488" xlink:type="simple">Teresa of Avila</text:a>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a xlink:href="https://thegreatestbooks.org/books/1215" xlink:type="simple">The Praise of Folly</text:a></text:p>
          </table:table-cell>
          <table:table-cell office:value-type="string" calcext:value-type="string">
            <text:p><text:a xlink:href="https://thegreatestbooks.org/authors/5495" xlink:type="simple">Erasmus</text:a>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a xlink:href="https://thegreatestbooks.org/books/12761" xlink:type="simple">Jean Christophe</text:a></text:p>
          </table:table-cell>
          <table:table-cell office:value-type="string" calcext:value-type="string">
            <text:p><text:a xlink:href="https://thegreatestbooks.org/authors/11946" xlink:type="simple">Romain Rolland</text:a>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a xlink:href="https://thegreatestbooks.org/books/1979" xlink:type="simple">Women of Trachis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a xlink:href="https://thegreatestbooks.org/books/602" xlink:type="simple">Philoctetes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09" calcext:value-type="float">
            <text:p>-40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<text:a xlink:href="https://thegreatestbooks.org/books/603" xlink:type="simple">Ajax</text:a></text:p>
          </table:table-cell>
          <table:table-cell office:value-type="string" calcext:value-type="string">
            <text:p><text:a xlink:href="https://thegreatestbooks.org/authors/4972" xlink:type="simple">Sophocles</text:a></text:p>
          </table:table-cell>
          <table:table-cell office:value-type="float" office:value="-440" calcext:value-type="float">
            <text:p>-44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<text:a xlink:href="https://thegreatestbooks.org/books/2643" xlink:type="simple">Dom Casmurro</text:a></text:p>
          </table:table-cell>
          <table:table-cell office:value-type="string" calcext:value-type="string">
            <text:p><text:a xlink:href="https://thegreatestbooks.org/authors/6358" xlink:type="simple">Machado de Assis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Brazilian</text:p>
          </table:table-cell>
          <table:table-cell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<text:a xlink:href="https://thegreatestbooks.org/books/2638" xlink:type="simple">The Poetry of Luis Cernuda</text:a></text:p>
          </table:table-cell>
          <table:table-cell office:value-type="string" calcext:value-type="string">
            <text:p><text:a xlink:href="https://thegreatestbooks.org/authors/6401" xlink:type="simple">Luis Cernuda</text:a>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<text:a xlink:href="https://thegreatestbooks.org/books/1503" xlink:type="simple">Tao Te Ching</text:a></text:p>
          </table:table-cell>
          <table:table-cell office:value-type="string" calcext:value-type="string">
            <text:p><text:a xlink:href="https://thegreatestbooks.org/authors/5676" xlink:type="simple">Lao Tsu</text:a>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a xlink:href="https://thegreatestbooks.org/books/3670" xlink:type="simple">Anton Reiser</text:a></text:p>
          </table:table-cell>
          <table:table-cell office:value-type="string" calcext:value-type="string">
            <text:p><text:a xlink:href="https://thegreatestbooks.org/authors/6961" xlink:type="simple">Karl Philipp Moritz</text:a>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a xlink:href="https://thegreatestbooks.org/books/3769" xlink:type="simple">Chaka</text:a></text:p>
          </table:table-cell>
          <table:table-cell office:value-type="string" calcext:value-type="string">
            <text:p><text:a xlink:href="https://thegreatestbooks.org/authors/7011" xlink:type="simple">Thomas Mofolo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South African</text:p>
          </table:table-cell>
          <table:table-cell office:value-type="string" calcext:value-type="string">
            <text:p>Sesotho</text:p>
          </table:table-cell>
          <table:table-cell table:number-columns-repeated="1637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<text:a xlink:href="https://thegreatestbooks.org/books/2381" xlink:type="simple">The Stechlin</text:a></text:p>
          </table:table-cell>
          <table:table-cell office:value-type="string" calcext:value-type="string">
            <text:p><text:a xlink:href="https://thegreatestbooks.org/authors/6253" xlink:type="simple">Theodor Fontane</text:a>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a xlink:href="https://thegreatestbooks.org/books/4367" xlink:type="simple">Kalīla wa-Dimna</text:a></text:p>
          </table:table-cell>
          <table:table-cell office:value-type="string" calcext:value-type="string">
            <text:p><text:a xlink:href="https://thegreatestbooks.org/authors/6235" xlink:type="simple">Anonymous</text:a>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a xlink:href="https://thegreatestbooks.org/books/2499" xlink:type="simple">The Phantom of the Opera</text:a></text:p>
          </table:table-cell>
          <table:table-cell office:value-type="string" calcext:value-type="string">
            <text:p><text:a xlink:href="https://thegreatestbooks.org/authors/6335" xlink:type="simple">Gaston Leroux</text:a>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a xlink:href="https://thegreatestbooks.org/books/3760" xlink:type="simple">Claudine</text:a></text:p>
          </table:table-cell>
          <table:table-cell office:value-type="string" calcext:value-type="string">
            <text:p><text:a xlink:href="https://thegreatestbooks.org/authors/5460" xlink:type="simple">Colette</text:a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<text:a xlink:href="https://thegreatestbooks.org/books/6286" xlink:type="simple">Northanger Abbey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a xlink:href="https://thegreatestbooks.org/books/1677" xlink:type="simple">Discourse on Method</text:a></text:p>
          </table:table-cell>
          <table:table-cell office:value-type="string" calcext:value-type="string">
            <text:p><text:a xlink:href="https://thegreatestbooks.org/authors/5788" xlink:type="simple">Rene Descartes</text:a>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<text:a xlink:href="https://thegreatestbooks.org/books/2901" xlink:type="simple">Riders of the Purple Sage</text:a></text:p>
          </table:table-cell>
          <table:table-cell office:value-type="string" calcext:value-type="string">
            <text:p><text:a xlink:href="https://thegreatestbooks.org/authors/6516" xlink:type="simple">Zane Grey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a xlink:href="https://thegreatestbooks.org/books/3697" xlink:type="simple">Journey to the Center of the Earth</text:a></text:p>
          </table:table-cell>
          <table:table-cell office:value-type="string" calcext:value-type="string">
            <text:p><text:a xlink:href="https://thegreatestbooks.org/authors/4930" xlink:type="simple">Jules Verne</text:a>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a xlink:href="https://thegreatestbooks.org/books/2600" xlink:type="simple">Poems of Federico García Lorca</text:a></text:p>
          </table:table-cell>
          <table:table-cell office:value-type="string" calcext:value-type="string">
            <text:p><text:a xlink:href="https://thegreatestbooks.org/authors/6379" xlink:type="simple">Federico García Lorca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a xlink:href="https://thegreatestbooks.org/books/1180" xlink:type="simple">The Theory of the Leisure Class</text:a></text:p>
          </table:table-cell>
          <table:table-cell office:value-type="string" calcext:value-type="string">
            <text:p><text:a xlink:href="https://thegreatestbooks.org/authors/5480" xlink:type="simple">Thorstein Veblen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a xlink:href="https://thegreatestbooks.org/books/2963" xlink:type="simple">Symposium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a xlink:href="https://thegreatestbooks.org/books/1153" xlink:type="simple">The Quran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a xlink:href="https://thegreatestbooks.org/books/9302" xlink:type="simple">A Sportsman's Notebook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a xlink:href="https://thegreatestbooks.org/books/2722" xlink:type="simple">The Pillow Book</text:a></text:p>
          </table:table-cell>
          <table:table-cell office:value-type="string" calcext:value-type="string">
            <text:p><text:a xlink:href="https://thegreatestbooks.org/authors/6442" xlink:type="simple">Sei Shōnagon</text:a>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a xlink:href="https://thegreatestbooks.org/books/910" xlink:type="simple">The Life of Charlotte Brontë</text:a></text:p>
          </table:table-cell>
          <table:table-cell office:value-type="string" calcext:value-type="string">
            <text:p><text:a xlink:href="https://thegreatestbooks.org/authors/5283" xlink:type="simple">Elizabeth Gaskell</text:a>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a xlink:href="https://thegreatestbooks.org/books/3667" xlink:type="simple">Evelina</text:a></text:p>
          </table:table-cell>
          <table:table-cell office:value-type="string" calcext:value-type="string">
            <text:p><text:a xlink:href="https://thegreatestbooks.org/authors/6943" xlink:type="simple">Fanny Burney</text:a>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a xlink:href="https://thegreatestbooks.org/books/483" xlink:type="simple">Othello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a xlink:href="https://thegreatestbooks.org/books/223" xlink:type="simple">Riddle of the Sands</text:a></text:p>
          </table:table-cell>
          <table:table-cell office:value-type="string" calcext:value-type="string">
            <text:p><text:a xlink:href="https://thegreatestbooks.org/authors/4797" xlink:type="simple">Erskine Childers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a xlink:href="https://thegreatestbooks.org/books/906" xlink:type="simple">Lives of the Caesars</text:a></text:p>
          </table:table-cell>
          <table:table-cell office:value-type="string" calcext:value-type="string">
            <text:p><text:a xlink:href="https://thegreatestbooks.org/authors/5280" xlink:type="simple">Suetonius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a xlink:href="https://thegreatestbooks.org/books/933" xlink:type="simple">The Red Badge of Courage</text:a></text:p>
          </table:table-cell>
          <table:table-cell office:value-type="string" calcext:value-type="string">
            <text:p><text:a xlink:href="https://thegreatestbooks.org/authors/5305" xlink:type="simple">Stephen Crane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a xlink:href="https://thegreatestbooks.org/books/2080" xlink:type="simple">The Making of Americans</text:a></text:p>
          </table:table-cell>
          <table:table-cell office:value-type="string" calcext:value-type="string">
            <text:p><text:a xlink:href="https://thegreatestbooks.org/authors/4762" xlink:type="simple">Gertrude Stein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a xlink:href="https://thegreatestbooks.org/books/3672" xlink:type="simple">Justine</text:a></text:p>
          </table:table-cell>
          <table:table-cell office:value-type="string" calcext:value-type="string">
            <text:p><text:a xlink:href="https://thegreatestbooks.org/authors/6960" xlink:type="simple">Marquis de Sade</text:a></text:p>
          </table:table-cell>
          <table:table-cell office:value-type="float" office:value="1791" calcext:value-type="float">
            <text:p>179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a xlink:href="https://thegreatestbooks.org/books/2358" xlink:type="simple">Simplicius Simplicissimus</text:a></text:p>
          </table:table-cell>
          <table:table-cell office:value-type="string" calcext:value-type="string">
            <text:p><text:a xlink:href="https://thegreatestbooks.org/authors/6237" xlink:type="simple">Hans Jakob Christoffel von Grimmelshausen</text:a>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a xlink:href="https://thegreatestbooks.org/books/1974" xlink:type="simple">Mein Kampf</text:a></text:p>
          </table:table-cell>
          <table:table-cell office:value-type="string" calcext:value-type="string">
            <text:p><text:a xlink:href="https://thegreatestbooks.org/authors/6017" xlink:type="simple">Adolf Hitler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a xlink:href="https://thegreatestbooks.org/books/4325" xlink:type="simple">The Protestant Ethic and the Spirit of Capitalism</text:a></text:p>
          </table:table-cell>
          <table:table-cell office:value-type="string" calcext:value-type="string">
            <text:p><text:a xlink:href="https://thegreatestbooks.org/authors/5205" xlink:type="simple">Max Weber</text:a>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a xlink:href="https://thegreatestbooks.org/books/2366" xlink:type="simple">The Life and Opinions of the Tomcat Murr</text:a></text:p>
          </table:table-cell>
          <table:table-cell office:value-type="string" calcext:value-type="string">
            <text:p><text:a xlink:href="https://thegreatestbooks.org/authors/6244" xlink:type="simple">E. T. A. Hoffmann</text:a>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a xlink:href="https://thegreatestbooks.org/books/2360" xlink:type="simple">Hyperion</text:a></text:p>
          </table:table-cell>
          <table:table-cell office:value-type="string" calcext:value-type="string">
            <text:p><text:a xlink:href="https://thegreatestbooks.org/authors/6239" xlink:type="simple">Friedrich Holderlin</text:a>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a xlink:href="https://thegreatestbooks.org/books/2944" xlink:type="simple">Rashomon and Seventeen Other Stories</text:a></text:p>
          </table:table-cell>
          <table:table-cell office:value-type="string" calcext:value-type="string">
            <text:p><text:a xlink:href="https://thegreatestbooks.org/authors/6534" xlink:type="simple">Ryunosuke Akutagawa</text:a>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a xlink:href="https://thegreatestbooks.org/books/3724" xlink:type="simple">Thaïs</text:a></text:p>
          </table:table-cell>
          <table:table-cell office:value-type="string" calcext:value-type="string">
            <text:p><text:a xlink:href="https://thegreatestbooks.org/authors/6468" xlink:type="simple">Anatole France</text:a>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<text:a xlink:href="https://thegreatestbooks.org/books/3748" xlink:type="simple">Fantômas</text:a></text:p>
          </table:table-cell>
          <table:table-cell office:value-type="string" calcext:value-type="string">
            <text:p><text:a xlink:href="https://thegreatestbooks.org/authors/6997" xlink:type="simple">Marcel Allain</text:a>, <text:a xlink:href="https://thegreatestbooks.org/authors/6998" xlink:type="simple">Pierre Souvestre</text:a>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<text:a xlink:href="https://thegreatestbooks.org/books/2798" xlink:type="simple">The House of the Seven Gables</text:a></text:p>
          </table:table-cell>
          <table:table-cell office:value-type="string" calcext:value-type="string">
            <text:p><text:a xlink:href="https://thegreatestbooks.org/authors/4782" xlink:type="simple">Nathaniel Hawthorne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thegreatestbooks.org/books/2368" xlink:type="simple">The Life of a Good-For-Nothing</text:a></text:p>
          </table:table-cell>
          <table:table-cell office:value-type="string" calcext:value-type="string">
            <text:p><text:a xlink:href="https://thegreatestbooks.org/authors/6246" xlink:type="simple">Joseph von Eichendorff</text:a>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a xlink:href="https://thegreatestbooks.org/books/221" xlink:type="simple">The Diary of a Nobody</text:a></text:p>
          </table:table-cell>
          <table:table-cell office:value-type="string" calcext:value-type="string">
            <text:p><text:a xlink:href="https://thegreatestbooks.org/authors/4794" xlink:type="simple">George Grossmith</text:a>, <text:a xlink:href="https://thegreatestbooks.org/authors/4795" xlink:type="simple">Weedon Grossmith</text:a>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a xlink:href="https://thegreatestbooks.org/books/2829" xlink:type="simple">Poems of Alfred Lord Tennyson</text:a></text:p>
          </table:table-cell>
          <table:table-cell office:value-type="string" calcext:value-type="string">
            <text:p><text:a xlink:href="https://thegreatestbooks.org/authors/17994" xlink:type="simple">Alfred Tennyson</text:a>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<text:a xlink:href="https://thegreatestbooks.org/books/6018" xlink:type="simple">The Life Written By Himself</text:a></text:p>
          </table:table-cell>
          <table:table-cell office:value-type="string" calcext:value-type="string">
            <text:p><text:a xlink:href="https://thegreatestbooks.org/authors/8660" xlink:type="simple">the Archpriest Avvakum</text:a>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a xlink:href="https://thegreatestbooks.org/books/2562" xlink:type="simple">Carry On, Jeeves</text:a></text:p>
          </table:table-cell>
          <table:table-cell office:value-type="string" calcext:value-type="string">
            <text:p><text:a xlink:href="https://thegreatestbooks.org/authors/6300" xlink:type="simple">P. G. Wodehouse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<text:a xlink:href="https://thegreatestbooks.org/books/2356" xlink:type="simple">The Nibelungenlied</text:a></text:p>
          </table:table-cell>
          <table:table-cell office:value-type="string" calcext:value-type="string">
            <text:p><text:a xlink:href="https://thegreatestbooks.org/authors/6235" xlink:type="simple">Anonymous</text:a>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Middle high german</text:p>
          </table:table-cell>
          <table:table-cell table:number-columns-repeated="1637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a xlink:href="https://thegreatestbooks.org/books/1239" xlink:type="simple">Cane</text:a></text:p>
          </table:table-cell>
          <table:table-cell office:value-type="string" calcext:value-type="string">
            <text:p><text:a xlink:href="https://thegreatestbooks.org/authors/5497" xlink:type="simple">Jean Toomer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<text:a xlink:href="https://thegreatestbooks.org/books/6007" xlink:type="simple">Odessa Stories</text:a></text:p>
          </table:table-cell>
          <table:table-cell office:value-type="string" calcext:value-type="string">
            <text:p><text:a xlink:href="https://thegreatestbooks.org/authors/5427" xlink:type="simple">Isaac Babel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<text:a xlink:href="https://thegreatestbooks.org/books/5968" xlink:type="simple">Evenings On A Farm Near Dikanka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<text:a xlink:href="https://thegreatestbooks.org/books/2714" xlink:type="simple">Lysistrata</text:a></text:p>
          </table:table-cell>
          <table:table-cell office:value-type="string" calcext:value-type="string">
            <text:p><text:a xlink:href="https://thegreatestbooks.org/authors/6436" xlink:type="simple">Aristophanes</text:a></text:p>
          </table:table-cell>
          <table:table-cell office:value-type="float" office:value="-411" calcext:value-type="float">
            <text:p>-411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<text:a xlink:href="https://thegreatestbooks.org/books/2305" xlink:type="simple">Martin Eden</text:a></text:p>
          </table:table-cell>
          <table:table-cell office:value-type="string" calcext:value-type="string">
            <text:p><text:a xlink:href="https://thegreatestbooks.org/authors/4747" xlink:type="simple">Jack London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<text:a xlink:href="https://thegreatestbooks.org/books/2362" xlink:type="simple">Elective Affinities</text:a></text:p>
          </table:table-cell>
          <table:table-cell office:value-type="string" calcext:value-type="string">
            <text:p><text:a xlink:href="https://thegreatestbooks.org/authors/4944" xlink:type="simple">Johann Wolfgang von Goethe</text:a>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<text:a xlink:href="https://thegreatestbooks.org/books/2730" xlink:type="simple">Two Treatises of Government</text:a></text:p>
          </table:table-cell>
          <table:table-cell office:value-type="string" calcext:value-type="string">
            <text:p><text:a xlink:href="https://thegreatestbooks.org/authors/5792" xlink:type="simple">John Locke</text:a>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<text:a xlink:href="https://thegreatestbooks.org/books/599" xlink:type="simple">Prometheus Bound</text:a></text:p>
          </table:table-cell>
          <table:table-cell office:value-type="string" calcext:value-type="string">
            <text:p><text:a xlink:href="https://thegreatestbooks.org/authors/5042" xlink:type="simple">Aeschylus</text:a></text:p>
          </table:table-cell>
          <table:table-cell office:value-type="float" office:value="-455" calcext:value-type="float">
            <text:p>-455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a xlink:href="https://thegreatestbooks.org/books/4336" xlink:type="simple">The Innocence of Father Brown</text:a></text:p>
          </table:table-cell>
          <table:table-cell office:value-type="string" calcext:value-type="string">
            <text:p><text:a xlink:href="https://thegreatestbooks.org/authors/15999" xlink:type="simple">G. K. Chesterton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<text:a xlink:href="https://thegreatestbooks.org/books/3210" xlink:type="simple">Wilhelm Meister's Apprenticeship</text:a></text:p>
          </table:table-cell>
          <table:table-cell office:value-type="string" calcext:value-type="string">
            <text:p><text:a xlink:href="https://thegreatestbooks.org/authors/4944" xlink:type="simple">Johann Wolfgang von Goethe</text:a></text:p>
          </table:table-cell>
          <table:table-cell office:value-type="float" office:value="1795" calcext:value-type="float">
            <text:p>179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a xlink:href="https://thegreatestbooks.org/books/940" xlink:type="simple">The Last Chronicle of Barset</text:a></text:p>
          </table:table-cell>
          <table:table-cell office:value-type="string" calcext:value-type="string">
            <text:p><text:a xlink:href="https://thegreatestbooks.org/authors/4787" xlink:type="simple">Anthony Trollope</text:a>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a xlink:href="https://thegreatestbooks.org/books/3703" xlink:type="simple">Around the World in Eighty Days</text:a></text:p>
          </table:table-cell>
          <table:table-cell office:value-type="string" calcext:value-type="string">
            <text:p><text:a xlink:href="https://thegreatestbooks.org/authors/4930" xlink:type="simple">Jules Verne</text:a>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a xlink:href="https://thegreatestbooks.org/books/2734" xlink:type="simple">The Complete Poetry and Prose of William Blake</text:a></text:p>
          </table:table-cell>
          <table:table-cell office:value-type="string" calcext:value-type="string">
            <text:p><text:a xlink:href="https://thegreatestbooks.org/authors/4921" xlink:type="simple">William Blake</text:a>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<text:a xlink:href="https://thegreatestbooks.org/books/3717" xlink:type="simple">The House of Ulloa</text:a></text:p>
          </table:table-cell>
          <table:table-cell office:value-type="string" calcext:value-type="string">
            <text:p><text:a xlink:href="https://thegreatestbooks.org/authors/6980" xlink:type="simple">Emilia Pardo Bazán</text:a>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a xlink:href="https://thegreatestbooks.org/books/2463" xlink:type="simple">Cyrano de Bergerac</text:a></text:p>
          </table:table-cell>
          <table:table-cell office:value-type="string" calcext:value-type="string">
            <text:p><text:a xlink:href="https://thegreatestbooks.org/authors/6309" xlink:type="simple">Edmond Rostand</text:a>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a xlink:href="https://thegreatestbooks.org/books/3114" xlink:type="simple">Aesop's Fables</text:a></text:p>
          </table:table-cell>
          <table:table-cell office:value-type="string" calcext:value-type="string">
            <text:p><text:a xlink:href="https://thegreatestbooks.org/authors/6633" xlink:type="simple">Aesop</text:a></text:p>
          </table:table-cell>
          <table:table-cell office:value-type="float" office:value="-560" calcext:value-type="float">
            <text:p>-56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a xlink:href="https://thegreatestbooks.org/books/2351" xlink:type="simple">Apology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89" calcext:value-type="float">
            <text:p>-38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<text:a xlink:href="https://thegreatestbooks.org/books/191" xlink:type="simple">Pilgrim's Progress</text:a></text:p>
          </table:table-cell>
          <table:table-cell office:value-type="string" calcext:value-type="string">
            <text:p><text:a xlink:href="https://thegreatestbooks.org/authors/4768" xlink:type="simple">John Bunyan</text:a>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a xlink:href="https://thegreatestbooks.org/books/3694" xlink:type="simple">Max Havelaar</text:a></text:p>
          </table:table-cell>
          <table:table-cell office:value-type="string" calcext:value-type="string">
            <text:p><text:a xlink:href="https://thegreatestbooks.org/authors/6971" xlink:type="simple">Multatuli</text:a>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<text:a xlink:href="https://thegreatestbooks.org/books/785" xlink:type="simple">Orthodoxy</text:a></text:p>
          </table:table-cell>
          <table:table-cell office:value-type="string" calcext:value-type="string">
            <text:p><text:a xlink:href="https://thegreatestbooks.org/authors/15999" xlink:type="simple">G. K. Chesterton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s://thegreatestbooks.org/books/1173" xlink:type="simple">Six Characters in Search of an Author</text:a></text:p>
          </table:table-cell>
          <table:table-cell office:value-type="string" calcext:value-type="string">
            <text:p><text:a xlink:href="https://thegreatestbooks.org/authors/5476" xlink:type="simple">Luigi Pirandello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s://thegreatestbooks.org/books/2739" xlink:type="simple">Twice-Told Tales</text:a></text:p>
          </table:table-cell>
          <table:table-cell office:value-type="string" calcext:value-type="string">
            <text:p><text:a xlink:href="https://thegreatestbooks.org/authors/4782" xlink:type="simple">Nathaniel Hawthorne</text:a>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s://thegreatestbooks.org/books/3367" xlink:type="simple">Against Nature</text:a></text:p>
          </table:table-cell>
          <table:table-cell office:value-type="string" calcext:value-type="string">
            <text:p><text:a xlink:href="https://thegreatestbooks.org/authors/6783" xlink:type="simple">J. K. Huysmans</text:a>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s://thegreatestbooks.org/books/2519" xlink:type="simple">The Odes</text:a></text:p>
          </table:table-cell>
          <table:table-cell office:value-type="string" calcext:value-type="string">
            <text:p><text:a xlink:href="https://thegreatestbooks.org/authors/6349" xlink:type="simple">Horace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<text:a xlink:href="https://thegreatestbooks.org/books/1247" xlink:type="simple">Narrative of the Life of Frederick Douglass</text:a></text:p>
          </table:table-cell>
          <table:table-cell office:value-type="string" calcext:value-type="string">
            <text:p><text:a xlink:href="https://thegreatestbooks.org/authors/5501" xlink:type="simple">Frederick Douglass</text:a>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a xlink:href="https://thegreatestbooks.org/books/219" xlink:type="simple">Three Men in a Boat</text:a></text:p>
          </table:table-cell>
          <table:table-cell office:value-type="string" calcext:value-type="string">
            <text:p><text:a xlink:href="https://thegreatestbooks.org/authors/4792" xlink:type="simple">Jerome K. Jerome</text:a>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a xlink:href="https://thegreatestbooks.org/books/1600" xlink:type="simple">Corpus Aristotelicum</text:a></text:p>
          </table:table-cell>
          <table:table-cell office:value-type="string" calcext:value-type="string">
            <text:p><text:a xlink:href="https://thegreatestbooks.org/authors/5741" xlink:type="simple">Aristotle</text:a></text:p>
          </table:table-cell>
          <table:table-cell office:value-type="float" office:value="-322" calcext:value-type="float">
            <text:p>-322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<text:a xlink:href="https://thegreatestbooks.org/books/5672" xlink:type="simple">Heidi</text:a></text:p>
          </table:table-cell>
          <table:table-cell office:value-type="string" calcext:value-type="string">
            <text:p><text:a xlink:href="https://thegreatestbooks.org/authors/8493" xlink:type="simple">Johanna Spyri</text:a>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a xlink:href="https://thegreatestbooks.org/books/6491" xlink:type="simple">Trent's Last Case</text:a></text:p>
          </table:table-cell>
          <table:table-cell office:value-type="string" calcext:value-type="string">
            <text:p><text:a xlink:href="https://thegreatestbooks.org/authors/8993" xlink:type="simple">E. C. Bentley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a xlink:href="https://thegreatestbooks.org/books/2900" xlink:type="simple">The Narrative of Arthur Gordon Pym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<text:a xlink:href="https://thegreatestbooks.org/books/16288" xlink:type="simple">The Conference Of The Birds</text:a></text:p>
          </table:table-cell>
          <table:table-cell office:value-type="string" calcext:value-type="string">
            <text:p><text:a xlink:href="https://thegreatestbooks.org/authors/14208" xlink:type="simple">Attar Neyshabouri</text:a></text:p>
          </table:table-cell>
          <table:table-cell office:value-type="float" office:value="1177" calcext:value-type="float">
            <text:p>1177</text:p>
          </table:table-cell>
          <table:table-cell table:number-columns-repeated="2" office:value-type="string" calcext:value-type="string">
            <text:p>Persian</text:p>
          </table:table-cell>
          <table:table-cell table:number-columns-repeated="1637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<text:a xlink:href="https://thegreatestbooks.org/books/2723" xlink:type="simple">Rubaiyat of Omar Khayyam</text:a></text:p>
          </table:table-cell>
          <table:table-cell office:value-type="string" calcext:value-type="string">
            <text:p><text:a xlink:href="https://thegreatestbooks.org/authors/6443" xlink:type="simple">Edward FitzGerald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a xlink:href="https://thegreatestbooks.org/books/1976" xlink:type="simple">The Persians</text:a></text:p>
          </table:table-cell>
          <table:table-cell office:value-type="string" calcext:value-type="string">
            <text:p><text:a xlink:href="https://thegreatestbooks.org/authors/5042" xlink:type="simple">Aeschylus</text:a></text:p>
          </table:table-cell>
          <table:table-cell office:value-type="float" office:value="-471" calcext:value-type="float">
            <text:p>-471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<text:a xlink:href="https://thegreatestbooks.org/books/13434" xlink:type="simple">Mc Teague</text:a></text:p>
          </table:table-cell>
          <table:table-cell office:value-type="string" calcext:value-type="string">
            <text:p><text:a xlink:href="https://thegreatestbooks.org/authors/10139" xlink:type="simple">Frank Norris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a xlink:href="https://thegreatestbooks.org/books/3701" xlink:type="simple">Erewhon</text:a></text:p>
          </table:table-cell>
          <table:table-cell office:value-type="string" calcext:value-type="string">
            <text:p><text:a xlink:href="https://thegreatestbooks.org/authors/4800" xlink:type="simple">Samuel Butler</text:a>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string" calcext:value-type="string">
            <text:p><text:a xlink:href="https://thegreatestbooks.org/books/3660" xlink:type="simple">The History of Rasselas, Prince of Abissinia</text:a></text:p>
          </table:table-cell>
          <table:table-cell office:value-type="string" calcext:value-type="string">
            <text:p><text:a xlink:href="https://thegreatestbooks.org/authors/5795" xlink:type="simple">Samuel Johnson</text:a>, <text:a xlink:href="https://thegreatestbooks.org/authors/6957" xlink:type="simple">Abraham Raimbach</text:a>, <text:a xlink:href="https://thegreatestbooks.org/authors/6958" xlink:type="simple">Robert Smirke</text:a>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<text:a xlink:href="https://thegreatestbooks.org/books/3711" xlink:type="simple">I Malavoglia</text:a></text:p>
          </table:table-cell>
          <table:table-cell office:value-type="string" calcext:value-type="string">
            <text:p><text:a xlink:href="https://thegreatestbooks.org/authors/6977" xlink:type="simple">Giovanni Verga</text:a>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a xlink:href="https://thegreatestbooks.org/books/514" xlink:type="simple">Beowulf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ld english</text:p>
          </table:table-cell>
          <table:table-cell table:number-columns-repeated="1637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a xlink:href="https://thegreatestbooks.org/books/10737" xlink:type="simple">Some Experiences Of An Irish R.M.</text:a></text:p>
          </table:table-cell>
          <table:table-cell office:value-type="string" calcext:value-type="string">
            <text:p><text:a xlink:href="https://thegreatestbooks.org/authors/10882" xlink:type="simple">E.Œ. Somerville</text:a>, <text:a xlink:href="https://thegreatestbooks.org/authors/10883" xlink:type="simple">Martin Ross</text:a>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<text:a xlink:href="https://thegreatestbooks.org/books/3742" xlink:type="simple">Solitude</text:a></text:p>
          </table:table-cell>
          <table:table-cell office:value-type="string" calcext:value-type="string">
            <text:p><text:a xlink:href="https://thegreatestbooks.org/authors/6994" xlink:type="simple">Caterina Albert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atalan</text:p>
          </table:table-cell>
          <table:table-cell table:number-columns-repeated="1637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<text:a xlink:href="https://thegreatestbooks.org/books/1158" xlink:type="simple">Dialogue Concerning the Two Chief World Systems</text:a></text:p>
          </table:table-cell>
          <table:table-cell office:value-type="string" calcext:value-type="string">
            <text:p><text:a xlink:href="https://thegreatestbooks.org/authors/5470" xlink:type="simple">Galileo</text:a></text:p>
          </table:table-cell>
          <table:table-cell office:value-type="float" office:value="1632" calcext:value-type="float">
            <text:p>1632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<text:a xlink:href="https://thegreatestbooks.org/books/1505" xlink:type="simple">Analects</text:a></text:p>
          </table:table-cell>
          <table:table-cell office:value-type="string" calcext:value-type="string">
            <text:p><text:a xlink:href="https://thegreatestbooks.org/authors/5678" xlink:type="simple">Confucius</text:a></text:p>
          </table:table-cell>
          <table:table-cell office:value-type="float" office:value="-479" calcext:value-type="float">
            <text:p>-47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a xlink:href="https://thegreatestbooks.org/books/10064" xlink:type="simple">The Queen Of Spades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<text:a xlink:href="https://thegreatestbooks.org/books/3686" xlink:type="simple">The Fall of the House of Usher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<text:a xlink:href="https://thegreatestbooks.org/books/2646" xlink:type="simple">Manon Lescaut</text:a></text:p>
          </table:table-cell>
          <table:table-cell office:value-type="string" calcext:value-type="string">
            <text:p><text:a xlink:href="https://thegreatestbooks.org/authors/6404" xlink:type="simple">Abbe Prevost</text:a></text:p>
          </table:table-cell>
          <table:table-cell office:value-type="float" office:value="1731" calcext:value-type="float">
            <text:p>173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a xlink:href="https://thegreatestbooks.org/books/13498" xlink:type="simple">Jurgen</text:a></text:p>
          </table:table-cell>
          <table:table-cell office:value-type="string" calcext:value-type="string">
            <text:p><text:a xlink:href="https://thegreatestbooks.org/authors/8874" xlink:type="simple">James Branch Cabell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<text:a xlink:href="https://thegreatestbooks.org/books/1161" xlink:type="simple">An Enquiry Concerning Human Understanding</text:a></text:p>
          </table:table-cell>
          <table:table-cell office:value-type="string" calcext:value-type="string">
            <text:p><text:a xlink:href="https://thegreatestbooks.org/authors/5471" xlink:type="simple">David Hume</text:a>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<text:a xlink:href="https://thegreatestbooks.org/books/471" xlink:type="simple">Njal's Saga</text:a></text:p>
          </table:table-cell>
          <table:table-cell office:value-type="string" calcext:value-type="string">
            <text:p><text:a xlink:href="https://thegreatestbooks.org/authors/4963" xlink:type="simple">Iceland</text:a>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Old norse</text:p>
          </table:table-cell>
          <table:table-cell table:number-columns-repeated="1637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s://thegreatestbooks.org/books/2755" xlink:type="simple">Kokoro</text:a></text:p>
          </table:table-cell>
          <table:table-cell office:value-type="string" calcext:value-type="string">
            <text:p><text:a xlink:href="https://thegreatestbooks.org/authors/18993" xlink:type="simple">Natsume Sōseki</text:a>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<text:a xlink:href="https://thegreatestbooks.org/books/9016" xlink:type="simple">Troilus And Criseyde</text:a></text:p>
          </table:table-cell>
          <table:table-cell office:value-type="string" calcext:value-type="string">
            <text:p><text:a xlink:href="https://thegreatestbooks.org/authors/4867" xlink:type="simple">Geoffrey Chaucer</text:a>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Middle english</text:p>
          </table:table-cell>
          <table:table-cell table:number-columns-repeated="1637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<text:a xlink:href="https://thegreatestbooks.org/books/4338" xlink:type="simple">The Inimitable Jeeves</text:a></text:p>
          </table:table-cell>
          <table:table-cell office:value-type="string" calcext:value-type="string">
            <text:p><text:a xlink:href="https://thegreatestbooks.org/authors/6300" xlink:type="simple">P. G. Wodehouse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<text:a xlink:href="https://thegreatestbooks.org/books/3723" xlink:type="simple">La Bête humaine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<text:a xlink:href="https://thegreatestbooks.org/books/3719" xlink:type="simple">Under the Yoke</text:a></text:p>
          </table:table-cell>
          <table:table-cell office:value-type="string" calcext:value-type="string">
            <text:p><text:a xlink:href="https://thegreatestbooks.org/authors/6981" xlink:type="simple">Ivan Vazov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Bulgarian</text:p>
          </table:table-cell>
          <table:table-cell table:number-columns-repeated="1637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<text:a xlink:href="https://thegreatestbooks.org/books/9947" xlink:type="simple">Our Nig</text:a></text:p>
          </table:table-cell>
          <table:table-cell office:value-type="string" calcext:value-type="string">
            <text:p><text:a xlink:href="https://thegreatestbooks.org/authors/10380" xlink:type="simple">Harriet E. Wilson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<text:a xlink:href="https://thegreatestbooks.org/books/3687" xlink:type="simple">Camera Obscura</text:a></text:p>
          </table:table-cell>
          <table:table-cell office:value-type="string" calcext:value-type="string">
            <text:p><text:a xlink:href="https://thegreatestbooks.org/authors/6968" xlink:type="simple">Nicolaas Beets</text:a>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<text:a xlink:href="https://thegreatestbooks.org/books/16496" xlink:type="simple">Panchatantra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anskrit</text:p>
          </table:table-cell>
          <table:table-cell table:number-columns-repeated="1637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<text:a xlink:href="https://thegreatestbooks.org/books/3721" xlink:type="simple">Eline Vere</text:a></text:p>
          </table:table-cell>
          <table:table-cell office:value-type="string" calcext:value-type="string">
            <text:p><text:a xlink:href="https://thegreatestbooks.org/authors/6983" xlink:type="simple">Louis Couperus</text:a>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<text:a xlink:href="https://thegreatestbooks.org/books/3032" xlink:type="simple">Don Juan</text:a></text:p>
          </table:table-cell>
          <table:table-cell office:value-type="string" calcext:value-type="string">
            <text:p><text:a xlink:href="https://thegreatestbooks.org/authors/6463" xlink:type="simple">Lord Byron</text:a>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<text:a xlink:href="https://thegreatestbooks.org/books/1108" xlink:type="simple">The George Sand-Gustave Flaubert Letters</text:a></text:p>
          </table:table-cell>
          <table:table-cell office:value-type="string" calcext:value-type="string">
            <text:p><text:a xlink:href="https://thegreatestbooks.org/authors/4784" xlink:type="simple">Gustave Flaubert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a xlink:href="https://thegreatestbooks.org/books/3681" xlink:type="simple">Mansfield Park</text:a></text:p>
          </table:table-cell>
          <table:table-cell office:value-type="string" calcext:value-type="string">
            <text:p><text:a xlink:href="https://thegreatestbooks.org/authors/4728" xlink:type="simple">Jane Austen</text:a>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<text:a xlink:href="https://thegreatestbooks.org/books/9246" xlink:type="simple">The History Of Henry Esmond</text:a></text:p>
          </table:table-cell>
          <table:table-cell office:value-type="string" calcext:value-type="string">
            <text:p><text:a xlink:href="https://thegreatestbooks.org/authors/4781" xlink:type="simple">William Makepeace Thackeray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a xlink:href="https://thegreatestbooks.org/books/3767" xlink:type="simple">The Professor's House</text:a></text:p>
          </table:table-cell>
          <table:table-cell office:value-type="string" calcext:value-type="string">
            <text:p><text:a xlink:href="https://thegreatestbooks.org/authors/4661" xlink:type="simple">Willa Cather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<text:a xlink:href="https://thegreatestbooks.org/books/12289" xlink:type="simple">Collected Poems Of Edward Thomas</text:a></text:p>
          </table:table-cell>
          <table:table-cell office:value-type="string" calcext:value-type="string">
            <text:p><text:a xlink:href="https://thegreatestbooks.org/authors/10189" xlink:type="simple">Edward Thomas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a xlink:href="https://thegreatestbooks.org/books/1157" xlink:type="simple">Principia Mathematica</text:a></text:p>
          </table:table-cell>
          <table:table-cell office:value-type="string" calcext:value-type="string">
            <text:p><text:a xlink:href="https://thegreatestbooks.org/authors/5469" xlink:type="simple">Isaac Newton</text:a>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a xlink:href="https://thegreatestbooks.org/books/3716" xlink:type="simple">The Quest</text:a></text:p>
          </table:table-cell>
          <table:table-cell office:value-type="string" calcext:value-type="string">
            <text:p><text:a xlink:href="https://thegreatestbooks.org/authors/6979" xlink:type="simple">Frederik van Eeden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a xlink:href="https://thegreatestbooks.org/books/3762" xlink:type="simple">Forest of the Hanged</text:a></text:p>
          </table:table-cell>
          <table:table-cell office:value-type="string" calcext:value-type="string">
            <text:p><text:a xlink:href="https://thegreatestbooks.org/authors/7007" xlink:type="simple">Liviu Rebreanu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Romanian</text:p>
          </table:table-cell>
          <table:table-cell table:number-columns-repeated="1637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<text:a xlink:href="https://thegreatestbooks.org/books/4309" xlink:type="simple">Suicide</text:a></text:p>
          </table:table-cell>
          <table:table-cell office:value-type="string" calcext:value-type="string">
            <text:p><text:a xlink:href="https://thegreatestbooks.org/authors/7440" xlink:type="simple">Emile Durkheim</text:a>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a xlink:href="https://thegreatestbooks.org/books/3753" xlink:type="simple">The Underdogs</text:a></text:p>
          </table:table-cell>
          <table:table-cell office:value-type="string" calcext:value-type="string">
            <text:p><text:a xlink:href="https://thegreatestbooks.org/authors/7001" xlink:type="simple">Mariano Azuela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exican</text:p>
          </table:table-cell>
          <table:table-cell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<text:a xlink:href="https://thegreatestbooks.org/books/3710" xlink:type="simple">Nana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<text:a xlink:href="https://thegreatestbooks.org/books/2237" xlink:type="simple">Three Lives</text:a></text:p>
          </table:table-cell>
          <table:table-cell office:value-type="string" calcext:value-type="string">
            <text:p><text:a xlink:href="https://thegreatestbooks.org/authors/4762" xlink:type="simple">Gertrude Stein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<text:a xlink:href="https://thegreatestbooks.org/books/2715" xlink:type="simple">The Clouds</text:a></text:p>
          </table:table-cell>
          <table:table-cell office:value-type="string" calcext:value-type="string">
            <text:p><text:a xlink:href="https://thegreatestbooks.org/authors/6436" xlink:type="simple">Aristophanes</text:a></text:p>
          </table:table-cell>
          <table:table-cell office:value-type="float" office:value="-423" calcext:value-type="float">
            <text:p>-423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<text:a xlink:href="https://thegreatestbooks.org/books/3617" xlink:type="simple">De Profundis</text:a></text:p>
          </table:table-cell>
          <table:table-cell office:value-type="string" calcext:value-type="string">
            <text:p><text:a xlink:href="https://thegreatestbooks.org/authors/4793" xlink:type="simple">Oscar Wilde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<text:a xlink:href="https://thegreatestbooks.org/books/1212" xlink:type="simple">Tartuffe</text:a></text:p>
          </table:table-cell>
          <table:table-cell office:value-type="string" calcext:value-type="string">
            <text:p><text:a xlink:href="https://thegreatestbooks.org/authors/5494" xlink:type="simple">Molière</text:a>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<text:a xlink:href="https://thegreatestbooks.org/books/6356" xlink:type="simple">My Brilliant Career</text:a></text:p>
          </table:table-cell>
          <table:table-cell office:value-type="string" calcext:value-type="string">
            <text:p><text:a xlink:href="https://thegreatestbooks.org/authors/8914" xlink:type="simple">Miles Franklin</text:a>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<text:a xlink:href="https://thegreatestbooks.org/books/6298" xlink:type="simple">Widdershins</text:a></text:p>
          </table:table-cell>
          <table:table-cell office:value-type="string" calcext:value-type="string">
            <text:p><text:a xlink:href="https://thegreatestbooks.org/authors/8769" xlink:type="simple">G. Oliver Onions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<text:a xlink:href="https://thegreatestbooks.org/books/3036" xlink:type="simple">White Fang</text:a></text:p>
          </table:table-cell>
          <table:table-cell office:value-type="string" calcext:value-type="string">
            <text:p><text:a xlink:href="https://thegreatestbooks.org/authors/4747" xlink:type="simple">Jack London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<text:a xlink:href="https://thegreatestbooks.org/books/2830" xlink:type="simple">The Importance of Being Earnest</text:a></text:p>
          </table:table-cell>
          <table:table-cell office:value-type="string" calcext:value-type="string">
            <text:p><text:a xlink:href="https://thegreatestbooks.org/authors/4793" xlink:type="simple">Oscar Wilde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a xlink:href="https://thegreatestbooks.org/books/1254" xlink:type="simple">Incidents in the Life of a Slave Girl</text:a></text:p>
          </table:table-cell>
          <table:table-cell office:value-type="string" calcext:value-type="string">
            <text:p><text:a xlink:href="https://thegreatestbooks.org/authors/5505" xlink:type="simple">Harriet Jacobs</text:a>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a xlink:href="https://thegreatestbooks.org/books/2254" xlink:type="simple">Ben-Hur</text:a></text:p>
          </table:table-cell>
          <table:table-cell office:value-type="string" calcext:value-type="string">
            <text:p><text:a xlink:href="https://thegreatestbooks.org/authors/6168" xlink:type="simple">Lew Wallace</text:a>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a xlink:href="https://thegreatestbooks.org/books/3665" xlink:type="simple">The Man of Feeling</text:a></text:p>
          </table:table-cell>
          <table:table-cell office:value-type="string" calcext:value-type="string">
            <text:p><text:a xlink:href="https://thegreatestbooks.org/authors/6959" xlink:type="simple">Henry Mackenzie</text:a>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a xlink:href="https://thegreatestbooks.org/books/3179" xlink:type="simple">Essays and Aphorisms</text:a></text:p>
          </table:table-cell>
          <table:table-cell office:value-type="string" calcext:value-type="string">
            <text:p><text:a xlink:href="https://thegreatestbooks.org/authors/5799" xlink:type="simple">Arthur Schopenhauer</text:a>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a xlink:href="https://thegreatestbooks.org/books/3725" xlink:type="simple">Down There</text:a></text:p>
          </table:table-cell>
          <table:table-cell office:value-type="string" calcext:value-type="string">
            <text:p><text:a xlink:href="https://thegreatestbooks.org/authors/6783" xlink:type="simple">J. K. Huysmans</text:a>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a xlink:href="https://thegreatestbooks.org/books/6291" xlink:type="simple">The King In Yellow</text:a></text:p>
          </table:table-cell>
          <table:table-cell office:value-type="string" calcext:value-type="string">
            <text:p><text:a xlink:href="https://thegreatestbooks.org/authors/8867" xlink:type="simple">Robert W. Chambers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a xlink:href="https://thegreatestbooks.org/books/2822" xlink:type="simple">The Poems of Sappho</text:a></text:p>
          </table:table-cell>
          <table:table-cell office:value-type="string" calcext:value-type="string">
            <text:p><text:a xlink:href="https://thegreatestbooks.org/authors/6477" xlink:type="simple">Sappho</text:a></text:p>
          </table:table-cell>
          <table:table-cell office:value-type="float" office:value="-569" calcext:value-type="float">
            <text:p>-56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a xlink:href="https://thegreatestbooks.org/books/2911" xlink:type="simple">Adolphe</text:a></text:p>
          </table:table-cell>
          <table:table-cell office:value-type="string" calcext:value-type="string">
            <text:p><text:a xlink:href="https://thegreatestbooks.org/authors/6519" xlink:type="simple">Benjamin Constant</text:a>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a xlink:href="https://thegreatestbooks.org/books/3727" xlink:type="simple">News from Nowhere</text:a></text:p>
          </table:table-cell>
          <table:table-cell office:value-type="string" calcext:value-type="string">
            <text:p><text:a xlink:href="https://thegreatestbooks.org/authors/6984" xlink:type="simple">William Morris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a xlink:href="https://thegreatestbooks.org/books/2444" xlink:type="simple">Cranford</text:a></text:p>
          </table:table-cell>
          <table:table-cell office:value-type="string" calcext:value-type="string">
            <text:p><text:a xlink:href="https://thegreatestbooks.org/authors/5283" xlink:type="simple">Elizabeth Gaskell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a xlink:href="https://thegreatestbooks.org/books/2731" xlink:type="simple">The Narrow Road to the Deep North</text:a></text:p>
          </table:table-cell>
          <table:table-cell office:value-type="string" calcext:value-type="string">
            <text:p><text:a xlink:href="https://thegreatestbooks.org/authors/6447" xlink:type="simple">Matsuo Bashō</text:a></text:p>
          </table:table-cell>
          <table:table-cell office:value-type="float" office:value="1684" calcext:value-type="float">
            <text:p>1684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a xlink:href="https://thegreatestbooks.org/books/3123" xlink:type="simple">Collected Poems</text:a></text:p>
          </table:table-cell>
          <table:table-cell office:value-type="string" calcext:value-type="string">
            <text:p><text:a xlink:href="https://thegreatestbooks.org/authors/6637" xlink:type="simple">Stéphane Mallarmé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a xlink:href="https://thegreatestbooks.org/books/3736" xlink:type="simple">Eclipse of the Crescent Moon</text:a></text:p>
          </table:table-cell>
          <table:table-cell office:value-type="string" calcext:value-type="string">
            <text:p><text:a xlink:href="https://thegreatestbooks.org/authors/6988" xlink:type="simple">Géza Gárdonyi</text:a>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Hungarian</text:p>
          </table:table-cell>
          <table:table-cell table:number-columns-repeated="1637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a xlink:href="https://thegreatestbooks.org/books/3250" xlink:type="simple">Gentlemen Prefer Blondes</text:a></text:p>
          </table:table-cell>
          <table:table-cell office:value-type="string" calcext:value-type="string">
            <text:p><text:a xlink:href="https://thegreatestbooks.org/authors/6720" xlink:type="simple">Anita Loos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a xlink:href="https://thegreatestbooks.org/books/3132" xlink:type="simple">Flatland</text:a></text:p>
          </table:table-cell>
          <table:table-cell office:value-type="string" calcext:value-type="string">
            <text:p><text:a xlink:href="https://thegreatestbooks.org/authors/6643" xlink:type="simple">Edwin A. Abbott</text:a>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a xlink:href="https://thegreatestbooks.org/books/2716" xlink:type="simple">The Birds</text:a></text:p>
          </table:table-cell>
          <table:table-cell office:value-type="string" calcext:value-type="string">
            <text:p><text:a xlink:href="https://thegreatestbooks.org/authors/6436" xlink:type="simple">Aristophanes</text:a></text:p>
          </table:table-cell>
          <table:table-cell office:value-type="float" office:value="-414" calcext:value-type="float">
            <text:p>-414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a xlink:href="https://thegreatestbooks.org/books/10478" xlink:type="simple">Bai Ganyo</text:a></text:p>
          </table:table-cell>
          <table:table-cell office:value-type="string" calcext:value-type="string">
            <text:p><text:a xlink:href="https://thegreatestbooks.org/authors/8620" xlink:type="simple">Aleko Konstantinov</text:a>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string" calcext:value-type="string">
            <text:p>Bulgarian</text:p>
          </table:table-cell>
          <table:table-cell table:number-columns-repeated="1637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a xlink:href="https://thegreatestbooks.org/books/2623" xlink:type="simple">Illuminations</text:a></text:p>
          </table:table-cell>
          <table:table-cell office:value-type="string" calcext:value-type="string">
            <text:p><text:a xlink:href="https://thegreatestbooks.org/authors/6297" xlink:type="simple">Arthur Rimbaud</text:a>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a xlink:href="https://thegreatestbooks.org/books/2459" xlink:type="simple">Home and the World</text:a></text:p>
          </table:table-cell>
          <table:table-cell office:value-type="string" calcext:value-type="string">
            <text:p><text:a xlink:href="https://thegreatestbooks.org/authors/6306" xlink:type="simple">Rabindranath Tagore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Bengali</text:p>
          </table:table-cell>
          <table:table-cell table:number-columns-repeated="1637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<text:a xlink:href="https://thegreatestbooks.org/books/13473" xlink:type="simple">Essays</text:a></text:p>
          </table:table-cell>
          <table:table-cell office:value-type="string" calcext:value-type="string">
            <text:p><text:a xlink:href="https://thegreatestbooks.org/authors/5787" xlink:type="simple">Francis Bacon</text:a>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a xlink:href="https://thegreatestbooks.org/books/1975" xlink:type="simple">The Suppliants</text:a></text:p>
          </table:table-cell>
          <table:table-cell office:value-type="string" calcext:value-type="string">
            <text:p><text:a xlink:href="https://thegreatestbooks.org/authors/5042" xlink:type="simple">Aeschylus</text:a></text:p>
          </table:table-cell>
          <table:table-cell office:value-type="float" office:value="-463" calcext:value-type="float">
            <text:p>-463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a xlink:href="https://thegreatestbooks.org/books/1977" xlink:type="simple">Seven Against Thebes</text:a></text:p>
          </table:table-cell>
          <table:table-cell office:value-type="string" calcext:value-type="string">
            <text:p><text:a xlink:href="https://thegreatestbooks.org/authors/5042" xlink:type="simple">Aeschylus</text:a></text:p>
          </table:table-cell>
          <table:table-cell office:value-type="float" office:value="-467" calcext:value-type="float">
            <text:p>-467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a xlink:href="https://thegreatestbooks.org/books/3707" xlink:type="simple">The Crime of Father Amaro</text:a></text:p>
          </table:table-cell>
          <table:table-cell office:value-type="string" calcext:value-type="string">
            <text:p><text:a xlink:href="https://thegreatestbooks.org/authors/6521" xlink:type="simple">Eça de Queirós</text:a></text:p>
          </table:table-cell>
          <table:table-cell office:value-type="float" office:value="1875" calcext:value-type="float">
            <text:p>1875</text:p>
          </table:table-cell>
          <table:table-cell table:number-columns-repeated="2"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<text:a xlink:href="https://thegreatestbooks.org/books/3743" xlink:type="simple">Mother</text:a></text:p>
          </table:table-cell>
          <table:table-cell office:value-type="string" calcext:value-type="string">
            <text:p><text:a xlink:href="https://thegreatestbooks.org/authors/6275" xlink:type="simple">Maxim Gorky</text:a></text:p>
          </table:table-cell>
          <table:table-cell office:value-type="float" office:value="1906" calcext:value-type="float">
            <text:p>190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<text:a xlink:href="https://thegreatestbooks.org/books/1349" xlink:type="simple">Ten Days That Shook the World</text:a></text:p>
          </table:table-cell>
          <table:table-cell office:value-type="string" calcext:value-type="string">
            <text:p><text:a xlink:href="https://thegreatestbooks.org/authors/5573" xlink:type="simple">John Reed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<text:a xlink:href="https://thegreatestbooks.org/books/21700" xlink:type="simple">The True Story Of Ah Q</text:a></text:p>
          </table:table-cell>
          <table:table-cell office:value-type="string" calcext:value-type="string">
            <text:p><text:a xlink:href="https://thegreatestbooks.org/authors/6456" xlink:type="simple">Lu Xun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<text:a xlink:href="https://thegreatestbooks.org/books/10051" xlink:type="simple">The Golovlyov Family</text:a></text:p>
          </table:table-cell>
          <table:table-cell office:value-type="string" calcext:value-type="string">
            <text:p><text:a xlink:href="https://thegreatestbooks.org/authors/10440" xlink:type="simple">Mikhail Saltykov-Shchedrin</text:a>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a xlink:href="https://thegreatestbooks.org/books/1502" xlink:type="simple">Upanishads</text:a></text:p>
          </table:table-cell>
          <table:table-cell office:value-type="string" calcext:value-type="string">
            <text:p><text:a xlink:href="https://thegreatestbooks.org/authors/5675" xlink:type="simple">Hindu scripture</text:a></text:p>
          </table:table-cell>
          <table:table-cell office:value-type="float" office:value="-799" calcext:value-type="float">
            <text:p>-799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anskrit</text:p>
          </table:table-cell>
          <table:table-cell table:number-columns-repeated="1637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<text:a xlink:href="https://thegreatestbooks.org/books/413" xlink:type="simple">The Prelude</text:a></text:p>
          </table:table-cell>
          <table:table-cell office:value-type="string" calcext:value-type="string">
            <text:p><text:a xlink:href="https://thegreatestbooks.org/authors/4918" xlink:type="simple">William Wordsworth</text:a>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<text:a xlink:href="https://thegreatestbooks.org/books/2855" xlink:type="simple">Anabasis</text:a></text:p>
          </table:table-cell>
          <table:table-cell office:value-type="string" calcext:value-type="string">
            <text:p><text:a xlink:href="https://thegreatestbooks.org/authors/6489" xlink:type="simple">Xenophon</text:a></text:p>
          </table:table-cell>
          <table:table-cell office:value-type="float" office:value="-390" calcext:value-type="float">
            <text:p>-39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<text:a xlink:href="https://thegreatestbooks.org/books/2590" xlink:type="simple">Poems of Eugenio Montale</text:a></text:p>
          </table:table-cell>
          <table:table-cell office:value-type="string" calcext:value-type="string">
            <text:p><text:a xlink:href="https://thegreatestbooks.org/authors/6372" xlink:type="simple">Eugenio Montale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<text:a xlink:href="https://thegreatestbooks.org/books/1591" xlink:type="simple">Phenomenology of Mind</text:a></text:p>
          </table:table-cell>
          <table:table-cell office:value-type="string" calcext:value-type="string">
            <text:p><text:a xlink:href="https://thegreatestbooks.org/authors/5739" xlink:type="simple">G. W. F. Hegel</text:a>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<text:a xlink:href="https://thegreatestbooks.org/books/3731" xlink:type="simple">What Maisie Knew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<text:a xlink:href="https://thegreatestbooks.org/books/3635" xlink:type="simple">The Diary of Samuel Pepys</text:a></text:p>
          </table:table-cell>
          <table:table-cell office:value-type="string" calcext:value-type="string">
            <text:p><text:a xlink:href="https://thegreatestbooks.org/authors/6945" xlink:type="simple">Samuel Pepys</text:a>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<text:a xlink:href="https://thegreatestbooks.org/books/3654" xlink:type="simple">Joseph Andrews</text:a></text:p>
          </table:table-cell>
          <table:table-cell office:value-type="string" calcext:value-type="string">
            <text:p><text:a xlink:href="https://thegreatestbooks.org/authors/4771" xlink:type="simple">Henry Fielding</text:a>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a xlink:href="https://thegreatestbooks.org/books/9113" xlink:type="simple">Émile</text:a></text:p>
          </table:table-cell>
          <table:table-cell office:value-type="string" calcext:value-type="string">
            <text:p><text:a xlink:href="https://thegreatestbooks.org/authors/5258" xlink:type="simple">Jean-Jacques Rousseau</text:a>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<text:a xlink:href="https://thegreatestbooks.org/books/438" xlink:type="simple">The Murders in the Rue Morgue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a xlink:href="https://thegreatestbooks.org/books/2750" xlink:type="simple">On the Genealogy of Morality</text:a></text:p>
          </table:table-cell>
          <table:table-cell office:value-type="string" calcext:value-type="string">
            <text:p><text:a xlink:href="https://thegreatestbooks.org/authors/5491" xlink:type="simple">Friedrich Nietzsche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<text:a xlink:href="https://thegreatestbooks.org/books/3404" xlink:type="simple">Dombey and Son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<text:a xlink:href="https://thegreatestbooks.org/books/3658" xlink:type="simple">The Adventures of Peregrine Pickle</text:a></text:p>
          </table:table-cell>
          <table:table-cell office:value-type="string" calcext:value-type="string">
            <text:p><text:a xlink:href="https://thegreatestbooks.org/authors/6955" xlink:type="simple">Tobias Smollett</text:a>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<text:a xlink:href="https://thegreatestbooks.org/books/3678" xlink:type="simple">The Nun</text:a></text:p>
          </table:table-cell>
          <table:table-cell office:value-type="string" calcext:value-type="string">
            <text:p><text:a xlink:href="https://thegreatestbooks.org/authors/4869" xlink:type="simple">Denis Diderot</text:a>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<text:a xlink:href="https://thegreatestbooks.org/books/3702" xlink:type="simple">In a Glass Darkly</text:a></text:p>
          </table:table-cell>
          <table:table-cell office:value-type="string" calcext:value-type="string">
            <text:p><text:a xlink:href="https://thegreatestbooks.org/authors/6973" xlink:type="simple">Sheridan Le Fanu</text:a>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<text:a xlink:href="https://thegreatestbooks.org/books/2917" xlink:type="simple">The Maias</text:a></text:p>
          </table:table-cell>
          <table:table-cell office:value-type="string" calcext:value-type="string">
            <text:p><text:a xlink:href="https://thegreatestbooks.org/authors/6521" xlink:type="simple">Eça de Queirós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<text:a xlink:href="https://thegreatestbooks.org/books/3630" xlink:type="simple">The Interesting Narrative of the Life of Olaudah Equiano</text:a></text:p>
          </table:table-cell>
          <table:table-cell office:value-type="string" calcext:value-type="string">
            <text:p><text:a xlink:href="https://thegreatestbooks.org/authors/6941" xlink:type="simple">Olaudah Equiano</text:a>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<text:a xlink:href="https://thegreatestbooks.org/books/10045" xlink:type="simple">The Cathedral Folk</text:a></text:p>
          </table:table-cell>
          <table:table-cell office:value-type="string" calcext:value-type="string">
            <text:p><text:a xlink:href="https://thegreatestbooks.org/authors/6974" xlink:type="simple">Nikolai Leskov</text:a>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<text:a xlink:href="https://thegreatestbooks.org/books/3669" xlink:type="simple">The 120 Days of Sodom</text:a></text:p>
          </table:table-cell>
          <table:table-cell office:value-type="string" calcext:value-type="string">
            <text:p><text:a xlink:href="https://thegreatestbooks.org/authors/6960" xlink:type="simple">Marquis de Sade</text:a>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a xlink:href="https://thegreatestbooks.org/books/3631" xlink:type="simple">The Natural History and Antiquities of Selborne</text:a></text:p>
          </table:table-cell>
          <table:table-cell office:value-type="string" calcext:value-type="string">
            <text:p><text:a xlink:href="https://thegreatestbooks.org/authors/6942" xlink:type="simple">Gilbert White</text:a>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<text:a xlink:href="https://thegreatestbooks.org/books/6294" xlink:type="simple">The House Of Souls</text:a></text:p>
          </table:table-cell>
          <table:table-cell office:value-type="string" calcext:value-type="string">
            <text:p><text:a xlink:href="https://thegreatestbooks.org/authors/8869" xlink:type="simple">Arthur Machen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<text:a xlink:href="https://thegreatestbooks.org/books/2839" xlink:type="simple">Phaedo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<text:a xlink:href="https://thegreatestbooks.org/books/4359" xlink:type="simple">Song of Songs</text:a></text:p>
          </table:table-cell>
          <table:table-cell office:value-type="string" calcext:value-type="string">
            <text:p><text:a xlink:href="https://thegreatestbooks.org/authors/5468" xlink:type="simple">Christian Church</text:a>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Hebrew</text:p>
          </table:table-cell>
          <table:table-cell table:number-columns-repeated="1637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<text:a xlink:href="https://thegreatestbooks.org/books/6300" xlink:type="simple">A Voyage To Arcturus</text:a></text:p>
          </table:table-cell>
          <table:table-cell office:value-type="string" calcext:value-type="string">
            <text:p><text:a xlink:href="https://thegreatestbooks.org/authors/8873" xlink:type="simple">David Lindsay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<text:a xlink:href="https://thegreatestbooks.org/books/3364" xlink:type="simple">She</text:a></text:p>
          </table:table-cell>
          <table:table-cell office:value-type="string" calcext:value-type="string">
            <text:p><text:a xlink:href="https://thegreatestbooks.org/authors/6781" xlink:type="simple">H. Rider Haggard</text:a>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<text:a xlink:href="https://thegreatestbooks.org/books/3399" xlink:type="simple">Villette</text:a></text:p>
          </table:table-cell>
          <table:table-cell office:value-type="string" calcext:value-type="string">
            <text:p><text:a xlink:href="https://thegreatestbooks.org/authors/6798" xlink:type="simple">Charlotte Brontë</text:a>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<text:a xlink:href="https://thegreatestbooks.org/books/6289" xlink:type="simple">The Wandering Jew</text:a></text:p>
          </table:table-cell>
          <table:table-cell office:value-type="string" calcext:value-type="string">
            <text:p><text:a xlink:href="https://thegreatestbooks.org/authors/8866" xlink:type="simple">Eugène Sue</text:a>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a xlink:href="https://thegreatestbooks.org/books/3115" xlink:type="simple">Pygmalion</text:a></text:p>
          </table:table-cell>
          <table:table-cell office:value-type="string" calcext:value-type="string">
            <text:p><text:a xlink:href="https://thegreatestbooks.org/authors/5478" xlink:type="simple">George Bernard Shaw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<text:a xlink:href="https://thegreatestbooks.org/books/456" xlink:type="simple">The Recognition of Sakuntala</text:a></text:p>
          </table:table-cell>
          <table:table-cell office:value-type="string" calcext:value-type="string">
            <text:p><text:a xlink:href="https://thegreatestbooks.org/authors/6439" xlink:type="simple">Kālidāsa</text:a>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anskrit</text:p>
          </table:table-cell>
          <table:table-cell table:number-columns-repeated="1637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<text:a xlink:href="https://thegreatestbooks.org/books/4330" xlink:type="simple">Herland</text:a></text:p>
          </table:table-cell>
          <table:table-cell office:value-type="string" calcext:value-type="string">
            <text:p><text:a xlink:href="https://thegreatestbooks.org/authors/7464" xlink:type="simple">Charlotte Perkins Gilman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<text:a xlink:href="https://thegreatestbooks.org/books/1681" xlink:type="simple">An Essay Concerning Human Understanding</text:a></text:p>
          </table:table-cell>
          <table:table-cell office:value-type="string" calcext:value-type="string">
            <text:p><text:a xlink:href="https://thegreatestbooks.org/authors/5792" xlink:type="simple">John Locke</text:a>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a xlink:href="https://thegreatestbooks.org/books/1420" xlink:type="simple">Oxford English Dictionary</text:a></text:p>
          </table:table-cell>
          <table:table-cell office:value-type="string" calcext:value-type="string">
            <text:p><text:a xlink:href="https://thegreatestbooks.org/authors/5606" xlink:type="simple">Oxford University Press</text:a>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a xlink:href="https://thegreatestbooks.org/books/9613" xlink:type="simple">Pan</text:a></text:p>
          </table:table-cell>
          <table:table-cell office:value-type="string" calcext:value-type="string">
            <text:p><text:a xlink:href="https://thegreatestbooks.org/authors/4947" xlink:type="simple">Knut Hamsun</text:a>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Norwegian</text:p>
          </table:table-cell>
          <table:table-cell table:number-columns-repeated="1637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a xlink:href="https://thegreatestbooks.org/books/477" xlink:type="simple">Masnavi</text:a></text:p>
          </table:table-cell>
          <table:table-cell office:value-type="string" calcext:value-type="string">
            <text:p><text:a xlink:href="https://thegreatestbooks.org/authors/4968" xlink:type="simple">Jalal al-Din Muhammad Rumi</text:a>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string" calcext:value-type="string">
            <text:p>Persian</text:p>
          </table:table-cell>
          <table:table-cell table:number-columns-repeated="1637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a xlink:href="https://thegreatestbooks.org/books/934" xlink:type="simple">Petersburg</text:a></text:p>
          </table:table-cell>
          <table:table-cell office:value-type="string" calcext:value-type="string">
            <text:p><text:a xlink:href="https://thegreatestbooks.org/authors/5306" xlink:type="simple">Andrei Bely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a xlink:href="https://thegreatestbooks.org/books/478" xlink:type="simple">Bostan</text:a></text:p>
          </table:table-cell>
          <table:table-cell office:value-type="string" calcext:value-type="string">
            <text:p><text:a xlink:href="https://thegreatestbooks.org/authors/4969" xlink:type="simple">Saadi</text:a>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string" calcext:value-type="string">
            <text:p>Persian</text:p>
          </table:table-cell>
          <table:table-cell table:number-columns-repeated="1637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<text:a xlink:href="https://thegreatestbooks.org/books/3664" xlink:type="simple">A Sentimental Journey Through France and Italy</text:a></text:p>
          </table:table-cell>
          <table:table-cell office:value-type="string" calcext:value-type="string">
            <text:p><text:a xlink:href="https://thegreatestbooks.org/authors/4773" xlink:type="simple">Laurence Sterne</text:a>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a xlink:href="https://thegreatestbooks.org/books/2236" xlink:type="simple">The Country of the Pointed Firs</text:a></text:p>
          </table:table-cell>
          <table:table-cell office:value-type="string" calcext:value-type="string">
            <text:p><text:a xlink:href="https://thegreatestbooks.org/authors/6155" xlink:type="simple">Sarah Orne Jewett</text:a>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<text:a xlink:href="https://thegreatestbooks.org/books/3682" xlink:type="simple">Rob Roy</text:a></text:p>
          </table:table-cell>
          <table:table-cell office:value-type="string" calcext:value-type="string">
            <text:p><text:a xlink:href="https://thegreatestbooks.org/authors/5314" xlink:type="simple">Sir Walter Scott</text:a>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a xlink:href="https://thegreatestbooks.org/books/3734" xlink:type="simple">The Fruits of the Earth</text:a></text:p>
          </table:table-cell>
          <table:table-cell office:value-type="string" calcext:value-type="string">
            <text:p><text:a xlink:href="https://thegreatestbooks.org/authors/5308" xlink:type="simple">André Gide</text:a>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<text:a xlink:href="https://thegreatestbooks.org/books/3661" xlink:type="simple">Julie, or the New Heloise</text:a></text:p>
          </table:table-cell>
          <table:table-cell office:value-type="string" calcext:value-type="string">
            <text:p><text:a xlink:href="https://thegreatestbooks.org/authors/5258" xlink:type="simple">Jean-Jacques Rousseau</text:a>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<text:a xlink:href="https://thegreatestbooks.org/books/3755" xlink:type="simple">The Return of the Soldier</text:a></text:p>
          </table:table-cell>
          <table:table-cell office:value-type="string" calcext:value-type="string">
            <text:p><text:a xlink:href="https://thegreatestbooks.org/authors/5125" xlink:type="simple">Rebecca West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<text:a xlink:href="https://thegreatestbooks.org/books/3751" xlink:type="simple">Locus Solus</text:a></text:p>
          </table:table-cell>
          <table:table-cell office:value-type="string" calcext:value-type="string">
            <text:p><text:a xlink:href="https://thegreatestbooks.org/authors/6996" xlink:type="simple">Raymond Roussel</text:a>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<text:a xlink:href="https://thegreatestbooks.org/books/3638" xlink:type="simple">The Anatomy of Melancholy</text:a></text:p>
          </table:table-cell>
          <table:table-cell office:value-type="string" calcext:value-type="string">
            <text:p><text:a xlink:href="https://thegreatestbooks.org/authors/6947" xlink:type="simple">Robert Burton</text:a>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a xlink:href="https://thegreatestbooks.org/books/3746" xlink:type="simple">Strait is the Gate</text:a></text:p>
          </table:table-cell>
          <table:table-cell office:value-type="string" calcext:value-type="string">
            <text:p><text:a xlink:href="https://thegreatestbooks.org/authors/5308" xlink:type="simple">André Gide</text:a>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a xlink:href="https://thegreatestbooks.org/books/3758" xlink:type="simple">Crome Yellow</text:a></text:p>
          </table:table-cell>
          <table:table-cell office:value-type="string" calcext:value-type="string">
            <text:p><text:a xlink:href="https://thegreatestbooks.org/authors/4745" xlink:type="simple">Aldous Huxley</text:a>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<text:a xlink:href="https://thegreatestbooks.org/books/16213" xlink:type="simple">What Is To Be Done?</text:a></text:p>
          </table:table-cell>
          <table:table-cell office:value-type="string" calcext:value-type="string">
            <text:p><text:a xlink:href="https://thegreatestbooks.org/authors/12154" xlink:type="simple">Vladimir Il’ich Lenin</text:a>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<text:a xlink:href="https://thegreatestbooks.org/books/2776" xlink:type="simple">Poem of the Cid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Old spanish</text:p>
          </table:table-cell>
          <table:table-cell table:number-columns-repeated="1637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<text:a xlink:href="https://thegreatestbooks.org/books/3754" xlink:type="simple">Pallieter</text:a></text:p>
          </table:table-cell>
          <table:table-cell office:value-type="string" calcext:value-type="string">
            <text:p><text:a xlink:href="https://thegreatestbooks.org/authors/7002" xlink:type="simple">Felix Timmermans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<text:a xlink:href="https://thegreatestbooks.org/books/6380" xlink:type="simple">The Charwoman's Daughter</text:a></text:p>
          </table:table-cell>
          <table:table-cell office:value-type="string" calcext:value-type="string">
            <text:p><text:a xlink:href="https://thegreatestbooks.org/authors/6999" xlink:type="simple">James Stephens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<text:a xlink:href="https://thegreatestbooks.org/books/1259" xlink:type="simple">Life on the Mississippi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<text:a xlink:href="https://thegreatestbooks.org/books/3296" xlink:type="simple">La Fontaine's Fables</text:a></text:p>
          </table:table-cell>
          <table:table-cell office:value-type="string" calcext:value-type="string">
            <text:p><text:a xlink:href="https://thegreatestbooks.org/authors/6750" xlink:type="simple">Jean de La Fontaine</text:a></text:p>
          </table:table-cell>
          <table:table-cell office:value-type="float" office:value="1668" calcext:value-type="float">
            <text:p>166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<text:a xlink:href="https://thegreatestbooks.org/books/2316" xlink:type="simple">The Journal of Jules Renard</text:a></text:p>
          </table:table-cell>
          <table:table-cell office:value-type="string" calcext:value-type="string">
            <text:p><text:a xlink:href="https://thegreatestbooks.org/authors/6212" xlink:type="simple">Jules Renard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<text:a xlink:href="https://thegreatestbooks.org/books/417" xlink:type="simple">Songs of Innocence and Experience</text:a></text:p>
          </table:table-cell>
          <table:table-cell office:value-type="string" calcext:value-type="string">
            <text:p><text:a xlink:href="https://thegreatestbooks.org/authors/4921" xlink:type="simple">William Blake</text:a>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<text:a xlink:href="https://thegreatestbooks.org/books/2624" xlink:type="simple">Demian</text:a></text:p>
          </table:table-cell>
          <table:table-cell office:value-type="string" calcext:value-type="string">
            <text:p><text:a xlink:href="https://thegreatestbooks.org/authors/5555" xlink:type="simple">Hermann Hesse</text:a>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<text:a xlink:href="https://thegreatestbooks.org/books/2610" xlink:type="simple">Trilce</text:a></text:p>
          </table:table-cell>
          <table:table-cell office:value-type="string" calcext:value-type="string">
            <text:p><text:a xlink:href="https://thegreatestbooks.org/authors/6384" xlink:type="simple">César Vallejo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Peruvian</text:p>
          </table:table-cell>
          <table:table-cell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<text:a xlink:href="https://thegreatestbooks.org/books/1645" xlink:type="simple">Summa Theologica</text:a></text:p>
          </table:table-cell>
          <table:table-cell office:value-type="string" calcext:value-type="string">
            <text:p><text:a xlink:href="https://thegreatestbooks.org/authors/5783" xlink:type="simple">Thomas Aquinas</text:a>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<text:a xlink:href="https://thegreatestbooks.org/books/16251" xlink:type="simple">National Episodes</text:a></text:p>
          </table:table-cell>
          <table:table-cell office:value-type="string" calcext:value-type="string">
            <text:p><text:a xlink:href="https://thegreatestbooks.org/authors/6388" xlink:type="simple">Benito Pérez Galdós</text:a>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<text:a xlink:href="https://thegreatestbooks.org/books/2436" xlink:type="simple">The Serious Game</text:a></text:p>
          </table:table-cell>
          <table:table-cell office:value-type="string" calcext:value-type="string">
            <text:p><text:a xlink:href="https://thegreatestbooks.org/authors/6292" xlink:type="simple">Hjalmar Soderberg</text:a>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<text:a xlink:href="https://thegreatestbooks.org/books/2417" xlink:type="simple">The Emperor of Portugallia</text:a></text:p>
          </table:table-cell>
          <table:table-cell office:value-type="string" calcext:value-type="string">
            <text:p><text:a xlink:href="https://thegreatestbooks.org/authors/6208" xlink:type="simple">Selma Lagerlöf</text:a>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<text:a xlink:href="https://thegreatestbooks.org/books/2435" xlink:type="simple">Doctor Glas</text:a></text:p>
          </table:table-cell>
          <table:table-cell office:value-type="string" calcext:value-type="string">
            <text:p><text:a xlink:href="https://thegreatestbooks.org/authors/6292" xlink:type="simple">Hjalmar Soderberg</text:a>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<text:a xlink:href="https://thegreatestbooks.org/books/2973" xlink:type="simple">A Modest Proposal and Other Satirical Works</text:a></text:p>
          </table:table-cell>
          <table:table-cell office:value-type="string" calcext:value-type="string">
            <text:p><text:a xlink:href="https://thegreatestbooks.org/authors/4770" xlink:type="simple">Jonathan Swift</text:a>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<text:a xlink:href="https://thegreatestbooks.org/books/3917" xlink:type="simple">Pilgrimage</text:a></text:p>
          </table:table-cell>
          <table:table-cell office:value-type="string" calcext:value-type="string">
            <text:p><text:a xlink:href="https://thegreatestbooks.org/authors/7079" xlink:type="simple">Dorothy Richardson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a xlink:href="https://thegreatestbooks.org/books/2836" xlink:type="simple">The Tragical History of Doctor Faustus</text:a></text:p>
          </table:table-cell>
          <table:table-cell office:value-type="string" calcext:value-type="string">
            <text:p><text:a xlink:href="https://thegreatestbooks.org/authors/6482" xlink:type="simple">Christopher Marlowe</text:a>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<text:a xlink:href="https://thegreatestbooks.org/books/3648" xlink:type="simple">The Unfortunate Traveller</text:a></text:p>
          </table:table-cell>
          <table:table-cell office:value-type="string" calcext:value-type="string">
            <text:p><text:a xlink:href="https://thegreatestbooks.org/authors/6949" xlink:type="simple">Thomas Nashe</text:a>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<text:a xlink:href="https://thegreatestbooks.org/books/3768" xlink:type="simple">The Artamonov Business</text:a></text:p>
          </table:table-cell>
          <table:table-cell office:value-type="string" calcext:value-type="string">
            <text:p><text:a xlink:href="https://thegreatestbooks.org/authors/6275" xlink:type="simple">Maxim Gorky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<text:a xlink:href="https://thegreatestbooks.org/books/9376" xlink:type="simple">As A Man Grows Older</text:a></text:p>
          </table:table-cell>
          <table:table-cell office:value-type="string" calcext:value-type="string">
            <text:p><text:a xlink:href="https://thegreatestbooks.org/authors/4973" xlink:type="simple">Italo Svevo</text:a>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<text:a xlink:href="https://thegreatestbooks.org/books/3757" xlink:type="simple">Storm of Steel</text:a></text:p>
          </table:table-cell>
          <table:table-cell office:value-type="string" calcext:value-type="string">
            <text:p><text:a xlink:href="https://thegreatestbooks.org/authors/7004" xlink:type="simple">Ernst Jünger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<text:a xlink:href="https://thegreatestbooks.org/books/3677" xlink:type="simple">Camilla</text:a></text:p>
          </table:table-cell>
          <table:table-cell office:value-type="string" calcext:value-type="string">
            <text:p><text:a xlink:href="https://thegreatestbooks.org/authors/6943" xlink:type="simple">Fanny Burney</text:a>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<text:a xlink:href="https://thegreatestbooks.org/books/2717" xlink:type="simple">Mencius</text:a></text:p>
          </table:table-cell>
          <table:table-cell office:value-type="string" calcext:value-type="string">
            <text:p><text:a xlink:href="https://thegreatestbooks.org/authors/6437" xlink:type="simple">Mencius</text:a>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<text:a xlink:href="https://thegreatestbooks.org/books/2902" xlink:type="simple">The Kreutzer Sonata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<text:a xlink:href="https://thegreatestbooks.org/books/3712" xlink:type="simple">A Woman's Life</text:a></text:p>
          </table:table-cell>
          <table:table-cell office:value-type="string" calcext:value-type="string">
            <text:p><text:a xlink:href="https://thegreatestbooks.org/authors/6378" xlink:type="simple">Guy de Maupassant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a xlink:href="https://thegreatestbooks.org/books/3642" xlink:type="simple">The Tale of the Bamboo Cutter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<text:a xlink:href="https://thegreatestbooks.org/books/3688" xlink:type="simple">The Pit and the Pendulum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<text:a xlink:href="https://thegreatestbooks.org/books/3709" xlink:type="simple">Martín Fierro</text:a></text:p>
          </table:table-cell>
          <table:table-cell office:value-type="string" calcext:value-type="string">
            <text:p><text:a xlink:href="https://thegreatestbooks.org/authors/6976" xlink:type="simple">José Hernández</text:a>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Argentinian</text:p>
          </table:table-cell>
          <table:table-cell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<text:a xlink:href="https://thegreatestbooks.org/books/3765" xlink:type="simple">Le Diable au corps</text:a></text:p>
          </table:table-cell>
          <table:table-cell office:value-type="string" calcext:value-type="string">
            <text:p><text:a xlink:href="https://thegreatestbooks.org/authors/7009" xlink:type="simple">Raymond Radiguet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<text:a xlink:href="https://thegreatestbooks.org/books/2148" xlink:type="simple">A Little Princess</text:a></text:p>
          </table:table-cell>
          <table:table-cell office:value-type="string" calcext:value-type="string">
            <text:p><text:a xlink:href="https://thegreatestbooks.org/authors/5014" xlink:type="simple">Frances Hodgson Burnett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<text:a xlink:href="https://thegreatestbooks.org/books/3657" xlink:type="simple">Fanny Hill</text:a></text:p>
          </table:table-cell>
          <table:table-cell office:value-type="string" calcext:value-type="string">
            <text:p><text:a xlink:href="https://thegreatestbooks.org/authors/6954" xlink:type="simple">John Cleland</text:a>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<text:a xlink:href="https://thegreatestbooks.org/books/3659" xlink:type="simple">The Female Quixote</text:a></text:p>
          </table:table-cell>
          <table:table-cell office:value-type="string" calcext:value-type="string">
            <text:p><text:a xlink:href="https://thegreatestbooks.org/authors/6956" xlink:type="simple">Charlotte Lennox</text:a>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<text:a xlink:href="https://thegreatestbooks.org/books/2355" xlink:type="simple">Tristan</text:a></text:p>
          </table:table-cell>
          <table:table-cell office:value-type="string" calcext:value-type="string">
            <text:p><text:a xlink:href="https://thegreatestbooks.org/authors/6234" xlink:type="simple">Gottfried von Strassburg</text:a>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Middle high german</text:p>
          </table:table-cell>
          <table:table-cell table:number-columns-repeated="1637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<text:a xlink:href="https://thegreatestbooks.org/books/6288" xlink:type="simple">The Black Spider</text:a></text:p>
          </table:table-cell>
          <table:table-cell office:value-type="string" calcext:value-type="string">
            <text:p><text:a xlink:href="https://thegreatestbooks.org/authors/8865" xlink:type="simple">Jeremias Gotthelf</text:a>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<text:a xlink:href="https://thegreatestbooks.org/books/10041" xlink:type="simple">The Seagull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<text:a xlink:href="https://thegreatestbooks.org/books/2794" xlink:type="simple">The Autobiography of Benjamin Franklin</text:a></text:p>
          </table:table-cell>
          <table:table-cell office:value-type="string" calcext:value-type="string">
            <text:p><text:a xlink:href="https://thegreatestbooks.org/authors/6467" xlink:type="simple">Benjamin Franklin</text:a>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<text:a xlink:href="https://thegreatestbooks.org/books/3288" xlink:type="simple">The Consolation of Philosophy</text:a></text:p>
          </table:table-cell>
          <table:table-cell office:value-type="string" calcext:value-type="string">
            <text:p><text:a xlink:href="https://thegreatestbooks.org/authors/6745" xlink:type="simple">Boethius</text:a>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<text:a xlink:href="https://thegreatestbooks.org/books/256" xlink:type="simple">The Magnificent Ambersons</text:a></text:p>
          </table:table-cell>
          <table:table-cell office:value-type="string" calcext:value-type="string">
            <text:p><text:a xlink:href="https://thegreatestbooks.org/authors/4816" xlink:type="simple">Booth Tarkington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<text:a xlink:href="https://thegreatestbooks.org/books/707" xlink:type="simple">The Principia Mathematica</text:a></text:p>
          </table:table-cell>
          <table:table-cell office:value-type="string" calcext:value-type="string">
            <text:p><text:a xlink:href="https://thegreatestbooks.org/authors/5110" xlink:type="simple">Alfred North Whitehead</text:a>, <text:a xlink:href="https://thegreatestbooks.org/authors/5111" xlink:type="simple">Bertrand Russell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<text:a xlink:href="https://thegreatestbooks.org/books/16252" xlink:type="simple">The Complete Poems Of San Juan De La Cruz</text:a></text:p>
          </table:table-cell>
          <table:table-cell office:value-type="string" calcext:value-type="string">
            <text:p><text:a xlink:href="https://thegreatestbooks.org/authors/14192" xlink:type="simple">San Juan de la Cruz</text:a>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<text:a xlink:href="https://thegreatestbooks.org/books/3145" xlink:type="simple">Fragments</text:a></text:p>
          </table:table-cell>
          <table:table-cell office:value-type="string" calcext:value-type="string">
            <text:p><text:a xlink:href="https://thegreatestbooks.org/authors/6652" xlink:type="simple">Heraclitus</text:a>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<text:a xlink:href="https://thegreatestbooks.org/books/2564" xlink:type="simple">The Works of Max Beerbohm</text:a></text:p>
          </table:table-cell>
          <table:table-cell office:value-type="string" calcext:value-type="string">
            <text:p><text:a xlink:href="https://thegreatestbooks.org/authors/4805" xlink:type="simple">Max Beerbohm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<text:a xlink:href="https://thegreatestbooks.org/books/2581" xlink:type="simple">Lad</text:a></text:p>
          </table:table-cell>
          <table:table-cell office:value-type="string" calcext:value-type="string">
            <text:p><text:a xlink:href="https://thegreatestbooks.org/authors/6366" xlink:type="simple">Albert Payson Terhune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<text:a xlink:href="https://thegreatestbooks.org/books/3291" xlink:type="simple">The Works of Moliere</text:a></text:p>
          </table:table-cell>
          <table:table-cell office:value-type="string" calcext:value-type="string">
            <text:p><text:a xlink:href="https://thegreatestbooks.org/authors/5494" xlink:type="simple">Molière</text:a>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<text:a xlink:href="https://thegreatestbooks.org/books/1755" xlink:type="simple">My First Summer in the Sierra</text:a></text:p>
          </table:table-cell>
          <table:table-cell office:value-type="string" calcext:value-type="string">
            <text:p><text:a xlink:href="https://thegreatestbooks.org/authors/5827" xlink:type="simple">John Muir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<text:a xlink:href="https://thegreatestbooks.org/books/2409" xlink:type="simple">My Childhood</text:a></text:p>
          </table:table-cell>
          <table:table-cell office:value-type="string" calcext:value-type="string">
            <text:p><text:a xlink:href="https://thegreatestbooks.org/authors/6275" xlink:type="simple">Maxim Gorky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a xlink:href="https://thegreatestbooks.org/books/3218" xlink:type="simple">Professor Unrat</text:a></text:p>
          </table:table-cell>
          <table:table-cell office:value-type="string" calcext:value-type="string">
            <text:p><text:a xlink:href="https://thegreatestbooks.org/authors/6254" xlink:type="simple">Heinrich Mann</text:a>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<text:a xlink:href="https://thegreatestbooks.org/books/4292" xlink:type="simple">Treatise on Radioactivity</text:a></text:p>
          </table:table-cell>
          <table:table-cell office:value-type="string" calcext:value-type="string">
            <text:p><text:a xlink:href="https://thegreatestbooks.org/authors/7406" xlink:type="simple">Marie Curie</text:a>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<text:a xlink:href="https://thegreatestbooks.org/books/2394" xlink:type="simple">The Queen's Tiara</text:a></text:p>
          </table:table-cell>
          <table:table-cell office:value-type="string" calcext:value-type="string">
            <text:p><text:a xlink:href="https://thegreatestbooks.org/authors/6262" xlink:type="simple">Carl Jonas Love Almqvist</text:a>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<text:a xlink:href="https://thegreatestbooks.org/books/3685" xlink:type="simple">The Lion of Flanders</text:a></text:p>
          </table:table-cell>
          <table:table-cell office:value-type="string" calcext:value-type="string">
            <text:p><text:a xlink:href="https://thegreatestbooks.org/authors/6967" xlink:type="simple">Hendrik Conscience</text:a>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<text:a xlink:href="https://thegreatestbooks.org/books/10709" xlink:type="simple">The Getting Of Wisdom</text:a></text:p>
          </table:table-cell>
          <table:table-cell office:value-type="string" calcext:value-type="string">
            <text:p><text:a xlink:href="https://thegreatestbooks.org/authors/6522" xlink:type="simple">Henry Handel Richardson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<text:a xlink:href="https://thegreatestbooks.org/books/3714" xlink:type="simple">Marius the Epicurean</text:a></text:p>
          </table:table-cell>
          <table:table-cell office:value-type="string" calcext:value-type="string">
            <text:p><text:a xlink:href="https://thegreatestbooks.org/authors/6978" xlink:type="simple">Walter Pater</text:a>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<text:a xlink:href="https://thegreatestbooks.org/books/9192" xlink:type="simple">The Heart Of Midlothian</text:a></text:p>
          </table:table-cell>
          <table:table-cell office:value-type="string" calcext:value-type="string">
            <text:p><text:a xlink:href="https://thegreatestbooks.org/authors/5314" xlink:type="simple">Sir Walter Scott</text:a>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<text:a xlink:href="https://thegreatestbooks.org/books/3314" xlink:type="simple">Carmen</text:a></text:p>
          </table:table-cell>
          <table:table-cell office:value-type="string" calcext:value-type="string">
            <text:p><text:a xlink:href="https://thegreatestbooks.org/authors/6764" xlink:type="simple">Prosper Mérimée</text:a>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<text:a xlink:href="https://thegreatestbooks.org/books/8968" xlink:type="simple">Eclogues</text:a></text:p>
          </table:table-cell>
          <table:table-cell office:value-type="string" calcext:value-type="string">
            <text:p><text:a xlink:href="https://thegreatestbooks.org/authors/4976" xlink:type="simple">Virgil</text:a></text:p>
          </table:table-cell>
          <table:table-cell office:value-type="float" office:value="-37" calcext:value-type="float">
            <text:p>-37</text:p>
          </table:table-cell>
          <table:table-cell table:number-columns-repeated="2"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<text:a xlink:href="https://thegreatestbooks.org/books/8976" xlink:type="simple">Satyricon</text:a></text:p>
          </table:table-cell>
          <table:table-cell office:value-type="string" calcext:value-type="string">
            <text:p><text:a xlink:href="https://thegreatestbooks.org/authors/10006" xlink:type="simple">Petronius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<text:a xlink:href="https://thegreatestbooks.org/books/5722" xlink:type="simple">The Velveteen Rabbit</text:a></text:p>
          </table:table-cell>
          <table:table-cell office:value-type="string" calcext:value-type="string">
            <text:p><text:a xlink:href="https://thegreatestbooks.org/authors/8517" xlink:type="simple">Margery Williams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<text:a xlink:href="https://thegreatestbooks.org/books/2781" xlink:type="simple">Robert Browning's Poetry</text:a></text:p>
          </table:table-cell>
          <table:table-cell office:value-type="string" calcext:value-type="string">
            <text:p><text:a xlink:href="https://thegreatestbooks.org/authors/6461" xlink:type="simple">Robert Browning</text:a>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<text:a xlink:href="https://thegreatestbooks.org/books/2783" xlink:type="simple">Selected Poems of Lord Byron</text:a></text:p>
          </table:table-cell>
          <table:table-cell office:value-type="string" calcext:value-type="string">
            <text:p><text:a xlink:href="https://thegreatestbooks.org/authors/6463" xlink:type="simple">Lord Byron</text:a>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thegreatestbooks.org/books/2622" xlink:type="simple">The Shadow Line</text:a></text:p>
          </table:table-cell>
          <table:table-cell office:value-type="string" calcext:value-type="string">
            <text:p><text:a xlink:href="https://thegreatestbooks.org/authors/4746" xlink:type="simple">Joseph Conrad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thegreatestbooks.org/books/2628" xlink:type="simple">Poems of Góngora</text:a></text:p>
          </table:table-cell>
          <table:table-cell office:value-type="string" calcext:value-type="string">
            <text:p><text:a xlink:href="https://thegreatestbooks.org/authors/6394" xlink:type="simple">Luis de Góngora</text:a></text:p>
          </table:table-cell>
          <table:table-cell office:value-type="float" office:value="1601" calcext:value-type="float">
            <text:p>1601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thegreatestbooks.org/books/2629" xlink:type="simple">Bohemian Lights</text:a></text:p>
          </table:table-cell>
          <table:table-cell office:value-type="string" calcext:value-type="string">
            <text:p><text:a xlink:href="https://thegreatestbooks.org/authors/6395" xlink:type="simple">Ramón del Valle-Inclán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thegreatestbooks.org/books/16261" xlink:type="simple">Selected Poetry Of Francisco De Quevedo</text:a></text:p>
          </table:table-cell>
          <table:table-cell office:value-type="string" calcext:value-type="string">
            <text:p><text:a xlink:href="https://thegreatestbooks.org/authors/7486" xlink:type="simple">Francisco de Quevedo</text:a>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<text:a xlink:href="https://thegreatestbooks.org/books/10024" xlink:type="simple">The Captain's Daughter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<text:a xlink:href="https://thegreatestbooks.org/books/1205" xlink:type="simple">Rameau's Nephew</text:a></text:p>
          </table:table-cell>
          <table:table-cell office:value-type="string" calcext:value-type="string">
            <text:p><text:a xlink:href="https://thegreatestbooks.org/authors/4869" xlink:type="simple">Denis Diderot</text:a>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<text:a xlink:href="https://thegreatestbooks.org/books/6295" xlink:type="simple">The Complete John Silence Stories</text:a></text:p>
          </table:table-cell>
          <table:table-cell office:value-type="string" calcext:value-type="string">
            <text:p><text:a xlink:href="https://thegreatestbooks.org/authors/8870" xlink:type="simple">Algernon Blackwood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<text:a xlink:href="https://thegreatestbooks.org/books/1317" xlink:type="simple">Prufrock and Other Observations</text:a></text:p>
          </table:table-cell>
          <table:table-cell office:value-type="string" calcext:value-type="string">
            <text:p><text:a xlink:href="https://thegreatestbooks.org/authors/15613" xlink:type="simple">T. S. Eliot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<text:a xlink:href="https://thegreatestbooks.org/books/2926" xlink:type="simple">Resurrection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<text:a xlink:href="https://thegreatestbooks.org/books/3213" xlink:type="simple">Michael Kohlhaas</text:a></text:p>
          </table:table-cell>
          <table:table-cell office:value-type="string" calcext:value-type="string">
            <text:p><text:a xlink:href="https://thegreatestbooks.org/authors/6241" xlink:type="simple">Heinrich von Kleist</text:a></text:p>
          </table:table-cell>
          <table:table-cell office:value-type="float" office:value="1810" calcext:value-type="float">
            <text:p>181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<text:a xlink:href="https://thegreatestbooks.org/books/3689" xlink:type="simple">The Devil's Pool</text:a></text:p>
          </table:table-cell>
          <table:table-cell office:value-type="string" calcext:value-type="string">
            <text:p><text:a xlink:href="https://thegreatestbooks.org/authors/6969" xlink:type="simple">George Sand</text:a>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<text:a xlink:href="https://thegreatestbooks.org/books/3692" xlink:type="simple">Indian Summer</text:a></text:p>
          </table:table-cell>
          <table:table-cell office:value-type="string" calcext:value-type="string">
            <text:p><text:a xlink:href="https://thegreatestbooks.org/authors/6251" xlink:type="simple">Adalbert Stifter</text:a>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<text:a xlink:href="https://thegreatestbooks.org/books/3698" xlink:type="simple">Phineas Finn</text:a></text:p>
          </table:table-cell>
          <table:table-cell office:value-type="string" calcext:value-type="string">
            <text:p><text:a xlink:href="https://thegreatestbooks.org/authors/4787" xlink:type="simple">Anthony Trollope</text:a>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<text:a xlink:href="https://thegreatestbooks.org/books/3718" xlink:type="simple">Pierre et Jean</text:a></text:p>
          </table:table-cell>
          <table:table-cell office:value-type="string" calcext:value-type="string">
            <text:p><text:a xlink:href="https://thegreatestbooks.org/authors/6378" xlink:type="simple">Guy de Maupassant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<text:a xlink:href="https://thegreatestbooks.org/books/3763" xlink:type="simple">The Enormous Room</text:a></text:p>
          </table:table-cell>
          <table:table-cell office:value-type="string" calcext:value-type="string">
            <text:p><text:a xlink:href="https://thegreatestbooks.org/authors/7008" xlink:type="simple">E. E. Cummings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<text:a xlink:href="https://thegreatestbooks.org/books/3726" xlink:type="simple">Gösta Berling's Saga</text:a></text:p>
          </table:table-cell>
          <table:table-cell office:value-type="string" calcext:value-type="string">
            <text:p><text:a xlink:href="https://thegreatestbooks.org/authors/6208" xlink:type="simple">Selma Lagerlöf</text:a>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<text:a xlink:href="https://thegreatestbooks.org/books/3752" xlink:type="simple">Under Fire</text:a></text:p>
          </table:table-cell>
          <table:table-cell office:value-type="string" calcext:value-type="string">
            <text:p><text:a xlink:href="https://thegreatestbooks.org/authors/6995" xlink:type="simple">Henri Barbusse</text:a>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<text:a xlink:href="https://thegreatestbooks.org/books/3759" xlink:type="simple">Life of Christ</text:a></text:p>
          </table:table-cell>
          <table:table-cell office:value-type="string" calcext:value-type="string">
            <text:p><text:a xlink:href="https://thegreatestbooks.org/authors/7005" xlink:type="simple">Giovanni Papini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<text:a xlink:href="https://thegreatestbooks.org/books/2372" xlink:type="simple">Germany, a Winter Tale</text:a></text:p>
          </table:table-cell>
          <table:table-cell office:value-type="string" calcext:value-type="string">
            <text:p><text:a xlink:href="https://thegreatestbooks.org/authors/6248" xlink:type="simple">Heinrich Heine</text:a>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<text:a xlink:href="https://thegreatestbooks.org/books/6284" xlink:type="simple">The White Devil</text:a></text:p>
          </table:table-cell>
          <table:table-cell office:value-type="string" calcext:value-type="string">
            <text:p><text:a xlink:href="https://thegreatestbooks.org/authors/8863" xlink:type="simple">John Webster</text:a>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43" xlink:type="simple">Tirant Lo Blanc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atal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45" xlink:type="simple">Amadis of Gaul</text:a></text:p>
          </table:table-cell>
          <table:table-cell office:value-type="string" calcext:value-type="string">
            <text:p><text:a xlink:href="https://thegreatestbooks.org/authors/19764" xlink:type="simple">Garci R. de Montalvo</text:a></text:p>
          </table:table-cell>
          <table:table-cell office:value-type="float" office:value="1508" calcext:value-type="float">
            <text:p>150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49" xlink:type="simple">Thomas of Reading, Or, The Sixe Worthie Yeomen of the West</text:a></text:p>
          </table:table-cell>
          <table:table-cell office:value-type="string" calcext:value-type="string">
            <text:p><text:a xlink:href="https://thegreatestbooks.org/authors/6950" xlink:type="simple">Thomas Deloney</text:a>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50" xlink:type="simple">The Trials of Persiles and Sigismunda</text:a></text:p>
          </table:table-cell>
          <table:table-cell office:value-type="string" calcext:value-type="string">
            <text:p><text:a xlink:href="https://thegreatestbooks.org/authors/4767" xlink:type="simple">Miguel de Cervantes</text:a>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52" xlink:type="simple">Love in Excess; or, The Fatal Enquiry</text:a></text:p>
          </table:table-cell>
          <table:table-cell office:value-type="string" calcext:value-type="string">
            <text:p><text:a xlink:href="https://thegreatestbooks.org/authors/6952" xlink:type="simple">Eliza Haywood</text:a>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55" xlink:type="simple">Memoirs of Martinus Scriblerus</text:a></text:p>
          </table:table-cell>
          <table:table-cell office:value-type="string" calcext:value-type="string">
            <text:p><text:a xlink:href="https://thegreatestbooks.org/authors/6953" xlink:type="simple">Scriblerus Club</text:a>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68" xlink:type="simple">Reveries of a Solitary Walker</text:a></text:p>
          </table:table-cell>
          <table:table-cell office:value-type="string" calcext:value-type="string">
            <text:p><text:a xlink:href="https://thegreatestbooks.org/authors/5258" xlink:type="simple">Jean-Jacques Rousseau</text:a>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80" xlink:type="simple">Heinrich of Ofterdingen</text:a></text:p>
          </table:table-cell>
          <table:table-cell office:value-type="string" calcext:value-type="string">
            <text:p><text:a xlink:href="https://thegreatestbooks.org/authors/6766" xlink:type="simple">Novalis</text:a>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95" xlink:type="simple">The Water-Babies, A Fairy Tale for a Land Baby</text:a></text:p>
          </table:table-cell>
          <table:table-cell office:value-type="string" calcext:value-type="string">
            <text:p><text:a xlink:href="https://thegreatestbooks.org/authors/6972" xlink:type="simple">Charles Kingsley</text:a>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699" xlink:type="simple">King Lear of the Steppes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00" xlink:type="simple">Torrents of Spring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06" xlink:type="simple">Pepita Jimenez</text:a></text:p>
          </table:table-cell>
          <table:table-cell office:value-type="string" calcext:value-type="string">
            <text:p><text:a xlink:href="https://thegreatestbooks.org/authors/6975" xlink:type="simple">Juan Valera y Alcalá-Galiano</text:a></text:p>
          </table:table-cell>
          <table:table-cell office:value-type="float" office:value="1874" calcext:value-type="float">
            <text:p>1874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22" xlink:type="simple">By the Open Sea</text:a></text:p>
          </table:table-cell>
          <table:table-cell office:value-type="string" calcext:value-type="string">
            <text:p><text:a xlink:href="https://thegreatestbooks.org/authors/6252" xlink:type="simple">August Strindberg</text:a>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28" xlink:type="simple">The Viceroys</text:a></text:p>
          </table:table-cell>
          <table:table-cell office:value-type="string" calcext:value-type="string">
            <text:p><text:a xlink:href="https://thegreatestbooks.org/authors/6985" xlink:type="simple">Federico De Roberto</text:a>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32" xlink:type="simple">Compassion</text:a></text:p>
          </table:table-cell>
          <table:table-cell office:value-type="string" calcext:value-type="string">
            <text:p><text:a xlink:href="https://thegreatestbooks.org/authors/6388" xlink:type="simple">Benito Pérez Galdós</text:a>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33" xlink:type="simple">Pharaoh</text:a></text:p>
          </table:table-cell>
          <table:table-cell office:value-type="string" calcext:value-type="string">
            <text:p><text:a xlink:href="https://thegreatestbooks.org/authors/6987" xlink:type="simple">Bolesław Prus</text:a>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string" calcext:value-type="string">
            <text:p>Po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38" xlink:type="simple">Sandokan</text:a></text:p>
          </table:table-cell>
          <table:table-cell office:value-type="string" calcext:value-type="string">
            <text:p><text:a xlink:href="https://thegreatestbooks.org/authors/6991" xlink:type="simple">Emilio Salgari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39" xlink:type="simple">None but the Brave</text:a></text:p>
          </table:table-cell>
          <table:table-cell office:value-type="string" calcext:value-type="string">
            <text:p><text:a xlink:href="https://thegreatestbooks.org/authors/6992" xlink:type="simple">Arthur Schnitzler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41" xlink:type="simple">Memoirs of My Nervous Illness</text:a></text:p>
          </table:table-cell>
          <table:table-cell office:value-type="string" calcext:value-type="string">
            <text:p><text:a xlink:href="https://thegreatestbooks.org/authors/6993" xlink:type="simple">Daniel Paul Schreber</text:a></text:p>
          </table:table-cell>
          <table:table-cell office:value-type="float" office:value="1903" calcext:value-type="float">
            <text:p>1903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45" xlink:type="simple">Hell</text:a></text:p>
          </table:table-cell>
          <table:table-cell office:value-type="string" calcext:value-type="string">
            <text:p><text:a xlink:href="https://thegreatestbooks.org/authors/6995" xlink:type="simple">Henri Barbusse</text:a>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47" xlink:type="simple">Impressions of Africa</text:a></text:p>
          </table:table-cell>
          <table:table-cell office:value-type="string" calcext:value-type="string">
            <text:p><text:a xlink:href="https://thegreatestbooks.org/authors/6996" xlink:type="simple">Raymond Roussel</text:a>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56" xlink:type="simple">Tarr</text:a></text:p>
          </table:table-cell>
          <table:table-cell office:value-type="string" calcext:value-type="string">
            <text:p><text:a xlink:href="https://thegreatestbooks.org/authors/7003" xlink:type="simple">Wyndham Lewis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61" xlink:type="simple">Life and Death of Harriett Frean</text:a></text:p>
          </table:table-cell>
          <table:table-cell office:value-type="string" calcext:value-type="string">
            <text:p><text:a xlink:href="https://thegreatestbooks.org/authors/7006" xlink:type="simple">May Sinclair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64" xlink:type="simple">Amok</text:a></text:p>
          </table:table-cell>
          <table:table-cell office:value-type="string" calcext:value-type="string">
            <text:p><text:a xlink:href="https://thegreatestbooks.org/authors/5241" xlink:type="simple">Stefan Zweig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3766" xlink:type="simple">The Green Hat</text:a></text:p>
          </table:table-cell>
          <table:table-cell office:value-type="string" calcext:value-type="string">
            <text:p><text:a xlink:href="https://thegreatestbooks.org/authors/7010" xlink:type="simple">Michael Arlen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4066" xlink:type="simple">Asphodel</text:a></text:p>
          </table:table-cell>
          <table:table-cell office:value-type="string" calcext:value-type="string">
            <text:p><text:a xlink:href="https://thegreatestbooks.org/authors/6565" xlink:type="simple">Hilda Doolittle</text:a>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a xlink:href="https://thegreatestbooks.org/books/21640" xlink:type="simple">The Child Of Pleasure</text:a></text:p>
          </table:table-cell>
          <table:table-cell office:value-type="string" calcext:value-type="string">
            <text:p><text:a xlink:href="https://thegreatestbooks.org/authors/6982" xlink:type="simple">Gabriele D'Annunzio</text:a>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<text:a xlink:href="https://thegreatestbooks.org/books/4316" xlink:type="simple">The Mysterious Affair at Styles</text:a></text:p>
          </table:table-cell>
          <table:table-cell office:value-type="string" calcext:value-type="string">
            <text:p><text:a xlink:href="https://thegreatestbooks.org/authors/4937" xlink:type="simple">Agatha Christie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<text:a xlink:href="https://thegreatestbooks.org/books/6290" xlink:type="simple">The Confidence Man</text:a></text:p>
          </table:table-cell>
          <table:table-cell office:value-type="string" calcext:value-type="string">
            <text:p><text:a xlink:href="https://thegreatestbooks.org/authors/4783" xlink:type="simple">Herman Melville</text:a>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a xlink:href="https://thegreatestbooks.org/books/6292" xlink:type="simple">The Jewel Of Seven Stars</text:a></text:p>
          </table:table-cell>
          <table:table-cell office:value-type="string" calcext:value-type="string">
            <text:p><text:a xlink:href="https://thegreatestbooks.org/authors/5321" xlink:type="simple">Bram Stoker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<text:a xlink:href="https://thegreatestbooks.org/books/11327" xlink:type="simple">Le Mariage De Figaro</text:a></text:p>
          </table:table-cell>
          <table:table-cell office:value-type="string" calcext:value-type="string">
            <text:p><text:a xlink:href="https://thegreatestbooks.org/authors/6756" xlink:type="simple">Pierre-Augustin Caron de Beaumarchais</text:a></text:p>
          </table:table-cell>
          <table:table-cell office:value-type="float" office:value="1784" calcext:value-type="float">
            <text:p>178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<text:a xlink:href="https://thegreatestbooks.org/books/10029" xlink:type="simple">Overcoat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<text:a xlink:href="https://thegreatestbooks.org/books/13200" xlink:type="simple">Winnetou</text:a></text:p>
          </table:table-cell>
          <table:table-cell office:value-type="string" calcext:value-type="string">
            <text:p><text:a xlink:href="https://thegreatestbooks.org/authors/10575" xlink:type="simple">Karl May</text:a>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<text:a xlink:href="https://thegreatestbooks.org/books/4361" xlink:type="simple">Metaphysics</text:a></text:p>
          </table:table-cell>
          <table:table-cell office:value-type="string" calcext:value-type="string">
            <text:p><text:a xlink:href="https://thegreatestbooks.org/authors/5741" xlink:type="simple">Aristotle</text:a></text:p>
          </table:table-cell>
          <table:table-cell office:value-type="float" office:value="-347" calcext:value-type="float">
            <text:p>-347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<text:a xlink:href="https://thegreatestbooks.org/books/1224" xlink:type="simple">A General Introduction to Psycho-Analysis</text:a></text:p>
          </table:table-cell>
          <table:table-cell office:value-type="string" calcext:value-type="string">
            <text:p><text:a xlink:href="https://thegreatestbooks.org/authors/5215" xlink:type="simple">Sigmund Freud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<text:a xlink:href="https://thegreatestbooks.org/books/3321" xlink:type="simple">Wry-Blue Loves</text:a></text:p>
          </table:table-cell>
          <table:table-cell office:value-type="string" calcext:value-type="string">
            <text:p><text:a xlink:href="https://thegreatestbooks.org/authors/6767" xlink:type="simple">Tristan Corbière</text:a>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<text:a xlink:href="https://thegreatestbooks.org/books/14102" xlink:type="simple">King Ubu</text:a></text:p>
          </table:table-cell>
          <table:table-cell office:value-type="string" calcext:value-type="string">
            <text:p><text:a xlink:href="https://thegreatestbooks.org/authors/6762" xlink:type="simple">Alfred Jarry</text:a>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<text:a xlink:href="https://thegreatestbooks.org/books/10891" xlink:type="simple">The Story Of An African Farm</text:a></text:p>
          </table:table-cell>
          <table:table-cell office:value-type="string" calcext:value-type="string">
            <text:p><text:a xlink:href="https://thegreatestbooks.org/authors/11004" xlink:type="simple">Olive Schreiner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South Af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<text:a xlink:href="https://thegreatestbooks.org/books/2806" xlink:type="simple">The Poems of John Keats</text:a></text:p>
          </table:table-cell>
          <table:table-cell office:value-type="string" calcext:value-type="string">
            <text:p><text:a xlink:href="https://thegreatestbooks.org/authors/4919" xlink:type="simple">John Keats</text:a>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<text:a xlink:href="https://thegreatestbooks.org/books/4371" xlink:type="simple">Gospels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<text:a xlink:href="https://thegreatestbooks.org/books/3322" xlink:type="simple">Les Contemplations</text:a></text:p>
          </table:table-cell>
          <table:table-cell office:value-type="string" calcext:value-type="string">
            <text:p><text:a xlink:href="https://thegreatestbooks.org/authors/5318" xlink:type="simple">Victor Hugo</text:a>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<text:a xlink:href="https://thegreatestbooks.org/books/825" xlink:type="simple">The Everlasting Man</text:a></text:p>
          </table:table-cell>
          <table:table-cell office:value-type="string" calcext:value-type="string">
            <text:p><text:a xlink:href="https://thegreatestbooks.org/authors/15999" xlink:type="simple">G. K. Chesterton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<text:a xlink:href="https://thegreatestbooks.org/books/22049" xlink:type="simple">Gijsbrecht Van Aemstel</text:a></text:p>
          </table:table-cell>
          <table:table-cell office:value-type="string" calcext:value-type="string">
            <text:p><text:a xlink:href="https://thegreatestbooks.org/authors/17390" xlink:type="simple">Joost van den Vondel</text:a>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<text:a xlink:href="https://thegreatestbooks.org/books/179" xlink:type="simple">O Pioneers!</text:a></text:p>
          </table:table-cell>
          <table:table-cell office:value-type="string" calcext:value-type="string">
            <text:p><text:a xlink:href="https://thegreatestbooks.org/authors/4661" xlink:type="simple">Willa Cather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<text:a xlink:href="https://thegreatestbooks.org/books/2814" xlink:type="simple">The Poetry of Alexander Pushkin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<text:a xlink:href="https://thegreatestbooks.org/books/3618" xlink:type="simple">Brief Lives</text:a></text:p>
          </table:table-cell>
          <table:table-cell office:value-type="string" calcext:value-type="string">
            <text:p><text:a xlink:href="https://thegreatestbooks.org/authors/6929" xlink:type="simple">John Aubrey</text:a>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<text:a xlink:href="https://thegreatestbooks.org/books/689" xlink:type="simple">Up from Slavery</text:a></text:p>
          </table:table-cell>
          <table:table-cell office:value-type="string" calcext:value-type="string">
            <text:p><text:a xlink:href="https://thegreatestbooks.org/authors/5097" xlink:type="simple">Booker T. Washington</text:a>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a xlink:href="https://thegreatestbooks.org/books/10040" xlink:type="simple">Hadji Murat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<text:a xlink:href="https://thegreatestbooks.org/books/4310" xlink:type="simple">Studies in the Psychology of Sex</text:a></text:p>
          </table:table-cell>
          <table:table-cell office:value-type="string" calcext:value-type="string">
            <text:p><text:a xlink:href="https://thegreatestbooks.org/authors/7441" xlink:type="simple">Havelock Ellis</text:a>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<text:a xlink:href="https://thegreatestbooks.org/books/13490" xlink:type="simple">Abraham Lincoln, Speeches And Letters</text:a></text:p>
          </table:table-cell>
          <table:table-cell office:value-type="string" calcext:value-type="string">
            <text:p><text:a xlink:href="https://thegreatestbooks.org/authors/12274" xlink:type="simple">Abraham Lincoln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<text:a xlink:href="https://thegreatestbooks.org/books/10949" xlink:type="simple">The Yellow Wallpaper</text:a></text:p>
          </table:table-cell>
          <table:table-cell office:value-type="string" calcext:value-type="string">
            <text:p><text:a xlink:href="https://thegreatestbooks.org/authors/7464" xlink:type="simple">Charlotte Perkins Gilman</text:a>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<text:a xlink:href="https://thegreatestbooks.org/books/240" xlink:type="simple">Zuleika Dobson</text:a></text:p>
          </table:table-cell>
          <table:table-cell office:value-type="string" calcext:value-type="string">
            <text:p><text:a xlink:href="https://thegreatestbooks.org/authors/4805" xlink:type="simple">Max Beerbohm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<text:a xlink:href="https://thegreatestbooks.org/books/4351" xlink:type="simple">The Collected Works of St. John of the Cross</text:a></text:p>
          </table:table-cell>
          <table:table-cell office:value-type="string" calcext:value-type="string">
            <text:p><text:a xlink:href="https://thegreatestbooks.org/authors/7480" xlink:type="simple">St. John of the Cross</text:a>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<text:a xlink:href="https://thegreatestbooks.org/books/10027" xlink:type="simple">The Little Demon</text:a></text:p>
          </table:table-cell>
          <table:table-cell office:value-type="string" calcext:value-type="string">
            <text:p><text:a xlink:href="https://thegreatestbooks.org/authors/10435" xlink:type="simple">Fedor Sologub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<text:a xlink:href="https://thegreatestbooks.org/books/2918" xlink:type="simple">The Fortunes Of Richard Mahony</text:a></text:p>
          </table:table-cell>
          <table:table-cell office:value-type="string" calcext:value-type="string">
            <text:p><text:a xlink:href="https://thegreatestbooks.org/authors/6522" xlink:type="simple">Henry Handel Richardson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<text:a xlink:href="https://thegreatestbooks.org/books/9932" xlink:type="simple">Lorna Doone</text:a></text:p>
          </table:table-cell>
          <table:table-cell office:value-type="string" calcext:value-type="string">
            <text:p><text:a xlink:href="https://thegreatestbooks.org/authors/10371" xlink:type="simple">R. D. Blackmore</text:a>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<text:a xlink:href="https://thegreatestbooks.org/books/9248" xlink:type="simple">The Egoist</text:a></text:p>
          </table:table-cell>
          <table:table-cell office:value-type="string" calcext:value-type="string">
            <text:p><text:a xlink:href="https://thegreatestbooks.org/authors/10109" xlink:type="simple">George Meredith</text:a>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<text:a xlink:href="https://thegreatestbooks.org/books/740" xlink:type="simple">In the American Grain</text:a></text:p>
          </table:table-cell>
          <table:table-cell office:value-type="string" calcext:value-type="string">
            <text:p><text:a xlink:href="https://thegreatestbooks.org/authors/5139" xlink:type="simple">William Carlos Williams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<text:a xlink:href="https://thegreatestbooks.org/books/1686" xlink:type="simple">Common Sense</text:a></text:p>
          </table:table-cell>
          <table:table-cell office:value-type="string" calcext:value-type="string">
            <text:p><text:a xlink:href="https://thegreatestbooks.org/authors/5257" xlink:type="simple">Thomas Paine</text:a>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<text:a xlink:href="https://thegreatestbooks.org/books/10066" xlink:type="simple">The Demon</text:a></text:p>
          </table:table-cell>
          <table:table-cell office:value-type="string" calcext:value-type="string">
            <text:p><text:a xlink:href="https://thegreatestbooks.org/authors/6403" xlink:type="simple">Mikhail Lermontov</text:a>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<text:a xlink:href="https://thegreatestbooks.org/books/848" xlink:type="simple">Democracy and Leadership</text:a></text:p>
          </table:table-cell>
          <table:table-cell office:value-type="string" calcext:value-type="string">
            <text:p><text:a xlink:href="https://thegreatestbooks.org/authors/5232" xlink:type="simple">Irving Babbitt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<text:a xlink:href="https://thegreatestbooks.org/books/850" xlink:type="simple">Reflections of a Russian Statesman</text:a></text:p>
          </table:table-cell>
          <table:table-cell office:value-type="string" calcext:value-type="string">
            <text:p><text:a xlink:href="https://thegreatestbooks.org/authors/5234" xlink:type="simple">Konstantin P. Pobedonostsev</text:a>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<text:a xlink:href="https://thegreatestbooks.org/books/10061" xlink:type="simple">The Steppe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<text:a xlink:href="https://thegreatestbooks.org/books/10080" xlink:type="simple">Childhood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<text:a xlink:href="https://thegreatestbooks.org/books/10082" xlink:type="simple">Poor Folk</text:a></text:p>
          </table:table-cell>
          <table:table-cell office:value-type="string" calcext:value-type="string">
            <text:p><text:a xlink:href="https://thegreatestbooks.org/authors/4789" xlink:type="simple">Fyodor Dostoevsky</text:a>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<text:a xlink:href="https://thegreatestbooks.org/books/864" xlink:type="simple">Mont-Saint-Michel and Chartres</text:a></text:p>
          </table:table-cell>
          <table:table-cell office:value-type="string" calcext:value-type="string">
            <text:p><text:a xlink:href="https://thegreatestbooks.org/authors/5095" xlink:type="simple">Henry Adams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<text:a xlink:href="https://thegreatestbooks.org/books/9007" xlink:type="simple">Exemplary Stories</text:a></text:p>
          </table:table-cell>
          <table:table-cell office:value-type="string" calcext:value-type="string">
            <text:p><text:a xlink:href="https://thegreatestbooks.org/authors/4767" xlink:type="simple">Miguel de Cervantes</text:a>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<text:a xlink:href="https://thegreatestbooks.org/books/3316" xlink:type="simple">La légende des siècles</text:a></text:p>
          </table:table-cell>
          <table:table-cell office:value-type="string" calcext:value-type="string">
            <text:p><text:a xlink:href="https://thegreatestbooks.org/authors/5318" xlink:type="simple">Victor Hugo</text:a>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<text:a xlink:href="https://thegreatestbooks.org/books/10076" xlink:type="simple">A Cloud In Trousers</text:a></text:p>
          </table:table-cell>
          <table:table-cell office:value-type="string" calcext:value-type="string">
            <text:p><text:a xlink:href="https://thegreatestbooks.org/authors/8616" xlink:type="simple">Vladimir Mayakovsky</text:a>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<text:a xlink:href="https://thegreatestbooks.org/books/11659" xlink:type="simple">I And My Chimney</text:a></text:p>
          </table:table-cell>
          <table:table-cell office:value-type="string" calcext:value-type="string">
            <text:p><text:a xlink:href="https://thegreatestbooks.org/authors/4783" xlink:type="simple">Herman Melville</text:a>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<text:a xlink:href="https://thegreatestbooks.org/books/11666" xlink:type="simple">Life Of Quintus Fixlein</text:a></text:p>
          </table:table-cell>
          <table:table-cell office:value-type="string" calcext:value-type="string">
            <text:p><text:a xlink:href="https://thegreatestbooks.org/authors/11361" xlink:type="simple">Jean-Paul Richter</text:a>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<text:a xlink:href="https://thegreatestbooks.org/books/2711" xlink:type="simple">Trojan Women</text:a></text:p>
          </table:table-cell>
          <table:table-cell office:value-type="string" calcext:value-type="string">
            <text:p><text:a xlink:href="https://thegreatestbooks.org/authors/4940" xlink:type="simple">Euripides</text:a></text:p>
          </table:table-cell>
          <table:table-cell office:value-type="float" office:value="-415" calcext:value-type="float">
            <text:p>-415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<text:a xlink:href="https://thegreatestbooks.org/books/2834" xlink:type="simple">Daisy Miller</text:a></text:p>
          </table:table-cell>
          <table:table-cell office:value-type="string" calcext:value-type="string">
            <text:p><text:a xlink:href="https://thegreatestbooks.org/authors/4760" xlink:type="simple">Henry James</text:a>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<text:a xlink:href="https://thegreatestbooks.org/books/9052" xlink:type="simple">The Compleat Angler</text:a></text:p>
          </table:table-cell>
          <table:table-cell office:value-type="string" calcext:value-type="string">
            <text:p><text:a xlink:href="https://thegreatestbooks.org/authors/10055" xlink:type="simple">Izaak Walton</text:a>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<text:a xlink:href="https://thegreatestbooks.org/books/4355" xlink:type="simple">Phaedrus</text:a></text:p>
          </table:table-cell>
          <table:table-cell office:value-type="string" calcext:value-type="string">
            <text:p><text:a xlink:href="https://thegreatestbooks.org/authors/5423" xlink:type="simple">Plato</text:a></text:p>
          </table:table-cell>
          <table:table-cell office:value-type="float" office:value="-370" calcext:value-type="float">
            <text:p>-37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<text:a xlink:href="https://thegreatestbooks.org/books/2966" xlink:type="simple">The Poems of Francois Villon</text:a></text:p>
          </table:table-cell>
          <table:table-cell office:value-type="string" calcext:value-type="string">
            <text:p><text:a xlink:href="https://thegreatestbooks.org/authors/6547" xlink:type="simple">François Villon</text:a>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iddle french</text:p>
          </table:table-cell>
          <table:table-cell table:number-columns-repeated="1637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<text:a xlink:href="https://thegreatestbooks.org/books/5967" xlink:type="simple">The Bedbug And Selected Poetry</text:a></text:p>
          </table:table-cell>
          <table:table-cell office:value-type="string" calcext:value-type="string">
            <text:p><text:a xlink:href="https://thegreatestbooks.org/authors/8616" xlink:type="simple">Vladimir Mayakovsky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<text:a xlink:href="https://thegreatestbooks.org/books/14213" xlink:type="simple">Tractatus Theologico Politicus</text:a></text:p>
          </table:table-cell>
          <table:table-cell office:value-type="string" calcext:value-type="string">
            <text:p><text:a xlink:href="https://thegreatestbooks.org/authors/5791" xlink:type="simple">Baruch de Spinoza</text:a>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<text:a xlink:href="https://thegreatestbooks.org/books/12372" xlink:type="simple">The Prairie</text:a></text:p>
          </table:table-cell>
          <table:table-cell office:value-type="string" calcext:value-type="string">
            <text:p><text:a xlink:href="https://thegreatestbooks.org/authors/5316" xlink:type="simple">James Fenimore Cooper</text:a>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<text:a xlink:href="https://thegreatestbooks.org/books/10039" xlink:type="simple">The White Guard</text:a></text:p>
          </table:table-cell>
          <table:table-cell office:value-type="string" calcext:value-type="string">
            <text:p><text:a xlink:href="https://thegreatestbooks.org/authors/5597" xlink:type="simple">Mikhail Bulgakov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<text:a xlink:href="https://thegreatestbooks.org/books/2956" xlink:type="simple">The Prince and the Pauper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<text:a xlink:href="https://thegreatestbooks.org/books/10483" xlink:type="simple">Nobody's Boy</text:a></text:p>
          </table:table-cell>
          <table:table-cell office:value-type="string" calcext:value-type="string">
            <text:p><text:a xlink:href="https://thegreatestbooks.org/authors/10707" xlink:type="simple">Hector Malot</text:a>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thegreatestbooks.org/books/2363" xlink:type="simple">Stories</text:a></text:p>
          </table:table-cell>
          <table:table-cell office:value-type="string" calcext:value-type="string">
            <text:p><text:a xlink:href="https://thegreatestbooks.org/authors/6241" xlink:type="simple">Heinrich von Kleist</text:a></text:p>
          </table:table-cell>
          <table:table-cell office:value-type="float" office:value="1810" calcext:value-type="float">
            <text:p>181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<text:a xlink:href="https://thegreatestbooks.org/books/2369" xlink:type="simple">Lenz</text:a></text:p>
          </table:table-cell>
          <table:table-cell office:value-type="string" calcext:value-type="string">
            <text:p><text:a xlink:href="https://thegreatestbooks.org/authors/6247" xlink:type="simple">Georg Buchner</text:a></text:p>
          </table:table-cell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5963" xlink:type="simple">Memoirs Of A Revolutionist</text:a></text:p>
          </table:table-cell>
          <table:table-cell office:value-type="string" calcext:value-type="string">
            <text:p><text:a xlink:href="https://thegreatestbooks.org/authors/8613" xlink:type="simple">Vera Figner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5974" xlink:type="simple">Oh, These Times</text:a></text:p>
          </table:table-cell>
          <table:table-cell office:value-type="string" calcext:value-type="string">
            <text:p><text:a xlink:href="https://thegreatestbooks.org/authors/8622" xlink:type="simple">Catherine the Great</text:a>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Unknown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015" xlink:type="simple">On Sunday Morning She Gathered Herbs</text:a></text:p>
          </table:table-cell>
          <table:table-cell office:value-type="string" calcext:value-type="string">
            <text:p><text:a xlink:href="https://thegreatestbooks.org/authors/8657" xlink:type="simple">Olha Kobylianska</text:a>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string" calcext:value-type="string">
            <text:p>Ukrainian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034" xlink:type="simple">The Memoirs Of Princess Dashkova</text:a></text:p>
          </table:table-cell>
          <table:table-cell office:value-type="string" calcext:value-type="string">
            <text:p><text:a xlink:href="https://thegreatestbooks.org/authors/8672" xlink:type="simple">Ekaterina Romanovna Dashkova</text:a></text:p>
          </table:table-cell>
          <table:table-cell office:value-type="float" office:value="1840" calcext:value-type="float">
            <text:p>184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111" xlink:type="simple">Ethiopia Unbound</text:a></text:p>
          </table:table-cell>
          <table:table-cell office:value-type="string" calcext:value-type="string">
            <text:p><text:a xlink:href="https://thegreatestbooks.org/authors/8738" xlink:type="simple">J. E. Casely Hayford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Ghana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113" xlink:type="simple">The History Of The Yorubas</text:a></text:p>
          </table:table-cell>
          <table:table-cell office:value-type="string" calcext:value-type="string">
            <text:p><text:a xlink:href="https://thegreatestbooks.org/authors/13013" xlink:type="simple">Reverend Samuel Johnson</text:a>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Niger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120" xlink:type="simple">The Soul of the White Ant</text:a></text:p>
          </table:table-cell>
          <table:table-cell office:value-type="string" calcext:value-type="string">
            <text:p><text:a xlink:href="https://thegreatestbooks.org/authors/8745" xlink:type="simple">Eugène N. Marais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South African</text:p>
          </table:table-cell>
          <table:table-cell office:value-type="string" calcext:value-type="string">
            <text:p>Afrikaans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126" xlink:type="simple">Native Life In South Africa</text:a></text:p>
          </table:table-cell>
          <table:table-cell office:value-type="string" calcext:value-type="string">
            <text:p><text:a xlink:href="https://thegreatestbooks.org/authors/8751" xlink:type="simple">Sol Plaatje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South Af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a xlink:href="https://thegreatestbooks.org/books/6216" xlink:type="simple">The Leavenworth Case</text:a></text:p>
          </table:table-cell>
          <table:table-cell office:value-type="string" calcext:value-type="string">
            <text:p><text:a xlink:href="https://thegreatestbooks.org/authors/8804" xlink:type="simple">Anna Katharine Green</text:a>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<text:a xlink:href="https://thegreatestbooks.org/books/9228" xlink:type="simple">Studies In The History Of The Renaissance</text:a></text:p>
          </table:table-cell>
          <table:table-cell office:value-type="string" calcext:value-type="string">
            <text:p><text:a xlink:href="https://thegreatestbooks.org/authors/6978" xlink:type="simple">Walter Pater</text:a>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a xlink:href="https://thegreatestbooks.org/books/3094" xlink:type="simple">Bread Givers</text:a></text:p>
          </table:table-cell>
          <table:table-cell office:value-type="string" calcext:value-type="string">
            <text:p><text:a xlink:href="https://thegreatestbooks.org/authors/6621" xlink:type="simple">Anzia Yezierska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<text:a xlink:href="https://thegreatestbooks.org/books/10454" xlink:type="simple">A Connecticut Yankee In King Arthur's Court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<text:a xlink:href="https://thegreatestbooks.org/books/3029" xlink:type="simple">The Master of Ballantrae</text:a></text:p>
          </table:table-cell>
          <table:table-cell office:value-type="string" calcext:value-type="string">
            <text:p><text:a xlink:href="https://thegreatestbooks.org/authors/4791" xlink:type="simple">Robert Louis Stevenson</text:a>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<text:a xlink:href="https://thegreatestbooks.org/books/3292" xlink:type="simple">Collected Poems</text:a></text:p>
          </table:table-cell>
          <table:table-cell office:value-type="string" calcext:value-type="string">
            <text:p><text:a xlink:href="https://thegreatestbooks.org/authors/6297" xlink:type="simple">Arthur Rimbaud</text:a></text:p>
          </table:table-cell>
          <table:table-cell office:value-type="float" office:value="1898" calcext:value-type="float">
            <text:p>189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<text:a xlink:href="https://thegreatestbooks.org/books/3294" xlink:type="simple">Memoirs of Louis XIV</text:a></text:p>
          </table:table-cell>
          <table:table-cell office:value-type="string" calcext:value-type="string">
            <text:p><text:a xlink:href="https://thegreatestbooks.org/authors/6749" xlink:type="simple">Louis de Rouvroy Saint-Simon (duc de)</text:a>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<text:a xlink:href="https://thegreatestbooks.org/books/9320" xlink:type="simple">Essays, First And Second Series</text:a></text:p>
          </table:table-cell>
          <table:table-cell office:value-type="string" calcext:value-type="string">
            <text:p><text:a xlink:href="https://thegreatestbooks.org/authors/6453" xlink:type="simple">Ralph Waldo Emerson</text:a>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<text:a xlink:href="https://thegreatestbooks.org/books/3293" xlink:type="simple">Memoirs of Cardinal De Retz</text:a></text:p>
          </table:table-cell>
          <table:table-cell office:value-type="string" calcext:value-type="string">
            <text:p><text:a xlink:href="https://thegreatestbooks.org/authors/6748" xlink:type="simple">Cardinal de Retz</text:a>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<text:a xlink:href="https://thegreatestbooks.org/books/9297" xlink:type="simple">The Government Inspector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6" calcext:value-type="float">
            <text:p>1836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<text:a xlink:href="https://thegreatestbooks.org/books/19459" xlink:type="simple">Best Ghost Stories Of Algernon Blackwood</text:a></text:p>
          </table:table-cell>
          <table:table-cell office:value-type="string" calcext:value-type="string">
            <text:p><text:a xlink:href="https://thegreatestbooks.org/authors/8870" xlink:type="simple">Algernon Blackwood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<text:a xlink:href="https://thegreatestbooks.org/books/14094" xlink:type="simple">Antony And Cleopatra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<text:a xlink:href="https://thegreatestbooks.org/books/13169" xlink:type="simple">Golem</text:a></text:p>
          </table:table-cell>
          <table:table-cell office:value-type="string" calcext:value-type="string">
            <text:p><text:a xlink:href="https://thegreatestbooks.org/authors/12149" xlink:type="simple">Gustav Meyrink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<text:a xlink:href="https://thegreatestbooks.org/books/4362" xlink:type="simple">Curial e Güelfa</text:a></text:p>
          </table:table-cell>
          <table:table-cell office:value-type="string" calcext:value-type="string">
            <text:p><text:a xlink:href="https://thegreatestbooks.org/authors/6235" xlink:type="simple">Anonymous</text:a>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atalan</text:p>
          </table:table-cell>
          <table:table-cell table:number-columns-repeated="16377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<text:a xlink:href="https://thegreatestbooks.org/books/3295" xlink:type="simple">The Complete Plays of Jean Racine</text:a></text:p>
          </table:table-cell>
          <table:table-cell office:value-type="string" calcext:value-type="string">
            <text:p><text:a xlink:href="https://thegreatestbooks.org/authors/5493" xlink:type="simple">Jean Racine</text:a></text:p>
          </table:table-cell>
          <table:table-cell office:value-type="float" office:value="1677" calcext:value-type="float">
            <text:p>167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<text:a xlink:href="https://thegreatestbooks.org/books/2727" xlink:type="simple">The Plum in the Golden Vase</text:a></text:p>
          </table:table-cell>
          <table:table-cell office:value-type="string" calcext:value-type="string">
            <text:p><text:a xlink:href="https://thegreatestbooks.org/authors/6235" xlink:type="simple">Anonymous</text:a>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<text:a xlink:href="https://thegreatestbooks.org/books/4364" xlink:type="simple">Stanzas about the Death of his Father</text:a></text:p>
          </table:table-cell>
          <table:table-cell office:value-type="string" calcext:value-type="string">
            <text:p><text:a xlink:href="https://thegreatestbooks.org/authors/7511" xlink:type="simple">Jorge Manrique</text:a>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<text:a xlink:href="https://thegreatestbooks.org/books/13406" xlink:type="simple">Wieland</text:a></text:p>
          </table:table-cell>
          <table:table-cell office:value-type="string" calcext:value-type="string">
            <text:p><text:a xlink:href="https://thegreatestbooks.org/authors/12240" xlink:type="simple">Charles Brockden Brown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<text:a xlink:href="https://thegreatestbooks.org/books/5946" xlink:type="simple">A Study In Scarlet</text:a></text:p>
          </table:table-cell>
          <table:table-cell office:value-type="string" calcext:value-type="string">
            <text:p><text:a xlink:href="https://thegreatestbooks.org/authors/4935" xlink:type="simple">Arthur Conan Doyle</text:a>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<text:a xlink:href="https://thegreatestbooks.org/books/2927" xlink:type="simple">The Complete Fairy Tales of Charles Perrault</text:a></text:p>
          </table:table-cell>
          <table:table-cell office:value-type="string" calcext:value-type="string">
            <text:p><text:a xlink:href="https://thegreatestbooks.org/authors/6525" xlink:type="simple">Charles Perrault</text:a>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<text:a xlink:href="https://thegreatestbooks.org/books/20862" xlink:type="simple">Song Of Myself</text:a></text:p>
          </table:table-cell>
          <table:table-cell office:value-type="string" calcext:value-type="string">
            <text:p><text:a xlink:href="https://thegreatestbooks.org/authors/4977" xlink:type="simple">Walt Whitman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<text:a xlink:href="https://thegreatestbooks.org/books/5673" xlink:type="simple">The Adventures Of Pinocchio</text:a></text:p>
          </table:table-cell>
          <table:table-cell office:value-type="string" calcext:value-type="string">
            <text:p><text:a xlink:href="https://thegreatestbooks.org/authors/8494" xlink:type="simple">Carlo Collodi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<text:a xlink:href="https://thegreatestbooks.org/books/10033" xlink:type="simple">The Belkin Tales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<text:a xlink:href="https://thegreatestbooks.org/books/4366" xlink:type="simple">The Way of a Pilgrim</text:a></text:p>
          </table:table-cell>
          <table:table-cell office:value-type="string" calcext:value-type="string">
            <text:p><text:a xlink:href="https://thegreatestbooks.org/authors/6235" xlink:type="simple">Anonymous</text:a></text:p>
          </table:table-cell>
          <table:table-cell office:value-type="float" office:value="1884" calcext:value-type="float">
            <text:p>188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<text:a xlink:href="https://thegreatestbooks.org/books/3249" xlink:type="simple">The History of Mr. Polly</text:a></text:p>
          </table:table-cell>
          <table:table-cell office:value-type="string" calcext:value-type="string">
            <text:p><text:a xlink:href="https://thegreatestbooks.org/authors/15609" xlink:type="simple">H. G. Wells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<text:a xlink:href="https://thegreatestbooks.org/books/4368" xlink:type="simple">Guzmán de Alfarache</text:a></text:p>
          </table:table-cell>
          <table:table-cell office:value-type="string" calcext:value-type="string">
            <text:p><text:a xlink:href="https://thegreatestbooks.org/authors/7519" xlink:type="simple">Mateo Alemán</text:a></text:p>
          </table:table-cell>
          <table:table-cell office:value-type="float" office:value="1599" calcext:value-type="float">
            <text:p>1599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<text:a xlink:href="https://thegreatestbooks.org/books/4369" xlink:type="simple">Poems</text:a></text:p>
          </table:table-cell>
          <table:table-cell office:value-type="string" calcext:value-type="string">
            <text:p><text:a xlink:href="https://thegreatestbooks.org/authors/7520" xlink:type="simple">Miguel de Unamuno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<text:a xlink:href="https://thegreatestbooks.org/books/3297" xlink:type="simple">Plays</text:a></text:p>
          </table:table-cell>
          <table:table-cell office:value-type="string" calcext:value-type="string">
            <text:p><text:a xlink:href="https://thegreatestbooks.org/authors/6465" xlink:type="simple">Pierre Corneille</text:a>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<text:a xlink:href="https://thegreatestbooks.org/books/12583" xlink:type="simple">Scouting For Boys</text:a></text:p>
          </table:table-cell>
          <table:table-cell office:value-type="string" calcext:value-type="string">
            <text:p><text:a xlink:href="https://thegreatestbooks.org/authors/11855" xlink:type="simple">Robert Baden-Powell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<text:a xlink:href="https://thegreatestbooks.org/books/2357" xlink:type="simple">Utopia</text:a></text:p>
          </table:table-cell>
          <table:table-cell office:value-type="string" calcext:value-type="string">
            <text:p><text:a xlink:href="https://thegreatestbooks.org/authors/6236" xlink:type="simple">Thomas More</text:a>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<text:a xlink:href="https://thegreatestbooks.org/books/4375" xlink:type="simple">Poetry</text:a></text:p>
          </table:table-cell>
          <table:table-cell office:value-type="string" calcext:value-type="string">
            <text:p><text:a xlink:href="https://thegreatestbooks.org/authors/7533" xlink:type="simple">Quintus Lutatius Catulus</text:a>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<text:a xlink:href="https://thegreatestbooks.org/books/10036" xlink:type="simple">The Twelve</text:a></text:p>
          </table:table-cell>
          <table:table-cell office:value-type="string" calcext:value-type="string">
            <text:p><text:a xlink:href="https://thegreatestbooks.org/authors/10439" xlink:type="simple">Alexander Blok</text:a>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<text:a xlink:href="https://thegreatestbooks.org/books/9355" xlink:type="simple">Pragmatism</text:a></text:p>
          </table:table-cell>
          <table:table-cell office:value-type="string" calcext:value-type="string">
            <text:p><text:a xlink:href="https://thegreatestbooks.org/authors/10138" xlink:type="simple">William James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<text:a xlink:href="https://thegreatestbooks.org/books/2859" xlink:type="simple">Histories</text:a></text:p>
          </table:table-cell>
          <table:table-cell office:value-type="string" calcext:value-type="string">
            <text:p><text:a xlink:href="https://thegreatestbooks.org/authors/5777" xlink:type="simple">Cornelius Tacitus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<text:a xlink:href="https://thegreatestbooks.org/books/9295" xlink:type="simple">Boris Godunov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<text:a xlink:href="https://thegreatestbooks.org/books/4335" xlink:type="simple">The Story of My Life</text:a></text:p>
          </table:table-cell>
          <table:table-cell office:value-type="string" calcext:value-type="string">
            <text:p><text:a xlink:href="https://thegreatestbooks.org/authors/7471" xlink:type="simple">Helen Keller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<text:a xlink:href="https://thegreatestbooks.org/books/10035" xlink:type="simple">Woe From Wit</text:a></text:p>
          </table:table-cell>
          <table:table-cell office:value-type="string" calcext:value-type="string">
            <text:p><text:a xlink:href="https://thegreatestbooks.org/authors/10438" xlink:type="simple">Alexander Griboyedov</text:a>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<text:a xlink:href="https://thegreatestbooks.org/books/2284" xlink:type="simple">Three Essays on the Theory of Sexuality</text:a></text:p>
          </table:table-cell>
          <table:table-cell office:value-type="string" calcext:value-type="string">
            <text:p><text:a xlink:href="https://thegreatestbooks.org/authors/5215" xlink:type="simple">Sigmund Freud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<text:a xlink:href="https://thegreatestbooks.org/books/2735" xlink:type="simple">The Rime of the Ancient Mariner</text:a></text:p>
          </table:table-cell>
          <table:table-cell office:value-type="string" calcext:value-type="string">
            <text:p><text:a xlink:href="https://thegreatestbooks.org/authors/6354" xlink:type="simple">Samuel Taylor Coleridge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<text:a xlink:href="https://thegreatestbooks.org/books/9299" xlink:type="simple">My Past And Thoughts</text:a></text:p>
          </table:table-cell>
          <table:table-cell office:value-type="string" calcext:value-type="string">
            <text:p><text:a xlink:href="https://thegreatestbooks.org/authors/10126" xlink:type="simple">Alexander Herzen</text:a>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<text:a xlink:href="https://thegreatestbooks.org/books/9212" xlink:type="simple">The Ring And The Book</text:a></text:p>
          </table:table-cell>
          <table:table-cell office:value-type="string" calcext:value-type="string">
            <text:p><text:a xlink:href="https://thegreatestbooks.org/authors/6461" xlink:type="simple">Robert Browning</text:a>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<text:a xlink:href="https://thegreatestbooks.org/books/10037" xlink:type="simple">The History Of A Town</text:a></text:p>
          </table:table-cell>
          <table:table-cell office:value-type="string" calcext:value-type="string">
            <text:p><text:a xlink:href="https://thegreatestbooks.org/authors/10440" xlink:type="simple">Mikhail Saltykov-Shchedrin</text:a>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<text:a xlink:href="https://thegreatestbooks.org/books/9042" xlink:type="simple">The Poems Of John Wilmot, Earl Of Rochester</text:a></text:p>
          </table:table-cell>
          <table:table-cell office:value-type="string" calcext:value-type="string">
            <text:p><text:a xlink:href="https://thegreatestbooks.org/authors/10046" xlink:type="simple">John Wilmot</text:a>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<text:a xlink:href="https://thegreatestbooks.org/books/9197" xlink:type="simple">Essays And Criticism</text:a></text:p>
          </table:table-cell>
          <table:table-cell office:value-type="string" calcext:value-type="string">
            <text:p><text:a xlink:href="https://thegreatestbooks.org/authors/10095" xlink:type="simple">William Hazlitt</text:a>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<text:a xlink:href="https://thegreatestbooks.org/books/3299" xlink:type="simple">Selected Poems</text:a></text:p>
          </table:table-cell>
          <table:table-cell office:value-type="string" calcext:value-type="string">
            <text:p><text:a xlink:href="https://thegreatestbooks.org/authors/6752" xlink:type="simple">Pierre Ronsard</text:a></text:p>
          </table:table-cell>
          <table:table-cell office:value-type="float" office:value="1501" calcext:value-type="float">
            <text:p>150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6355" xlink:type="simple">For The Term Of His Natural Life</text:a></text:p>
          </table:table-cell>
          <table:table-cell office:value-type="string" calcext:value-type="string">
            <text:p><text:a xlink:href="https://thegreatestbooks.org/authors/8913" xlink:type="simple">Marcus Clarke</text:a>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<text:a xlink:href="https://thegreatestbooks.org/books/12276" xlink:type="simple">The Painter Of Modern Life</text:a></text:p>
          </table:table-cell>
          <table:table-cell office:value-type="string" calcext:value-type="string">
            <text:p><text:a xlink:href="https://thegreatestbooks.org/authors/6263" xlink:type="simple">Charles Baudelaire</text:a></text:p>
          </table:table-cell>
          <table:table-cell office:value-type="float" office:value="1863" calcext:value-type="float">
            <text:p>186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<text:a xlink:href="https://thegreatestbooks.org/books/12277" xlink:type="simple">Beethoven's Letters</text:a></text:p>
          </table:table-cell>
          <table:table-cell office:value-type="string" calcext:value-type="string">
            <text:p><text:a xlink:href="https://thegreatestbooks.org/authors/11712" xlink:type="simple">Ludwig van Beethoven</text:a>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<text:a xlink:href="https://thegreatestbooks.org/books/12300" xlink:type="simple">Eothen</text:a></text:p>
          </table:table-cell>
          <table:table-cell office:value-type="string" calcext:value-type="string">
            <text:p><text:a xlink:href="https://thegreatestbooks.org/authors/11726" xlink:type="simple">Alexander William Kinglake</text:a>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19" xlink:type="simple">Το φως που καίει</text:a></text:p>
          </table:table-cell>
          <table:table-cell office:value-type="string" calcext:value-type="string">
            <text:p><text:a xlink:href="https://thegreatestbooks.org/authors/11977" xlink:type="simple">Kostas Varnalis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23" xlink:type="simple">Modern Greek Stories</text:a></text:p>
          </table:table-cell>
          <table:table-cell office:value-type="string" calcext:value-type="string">
            <text:p><text:a xlink:href="https://thegreatestbooks.org/authors/11980" xlink:type="simple">Georgios Vizyinos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24" xlink:type="simple">My Mother's Sin</text:a></text:p>
          </table:table-cell>
          <table:table-cell office:value-type="string" calcext:value-type="string">
            <text:p><text:a xlink:href="https://thegreatestbooks.org/authors/11980" xlink:type="simple">Georgios Vizyinos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25" xlink:type="simple">The Only Journey Of His Life</text:a></text:p>
          </table:table-cell>
          <table:table-cell office:value-type="string" calcext:value-type="string">
            <text:p><text:a xlink:href="https://thegreatestbooks.org/authors/11980" xlink:type="simple">Georgios Vizyinos</text:a>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45" xlink:type="simple">Η Τιμη Και Το Χρημα</text:a></text:p>
          </table:table-cell>
          <table:table-cell office:value-type="string" calcext:value-type="string">
            <text:p><text:a xlink:href="https://thegreatestbooks.org/authors/11993" xlink:type="simple">Konstantinos Theotokis</text:a>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51" xlink:type="simple">Odes</text:a></text:p>
          </table:table-cell>
          <table:table-cell office:value-type="string" calcext:value-type="string">
            <text:p><text:a xlink:href="https://thegreatestbooks.org/authors/11995" xlink:type="simple">Andreas Kalvos</text:a>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57" xlink:type="simple">The Beggar</text:a></text:p>
          </table:table-cell>
          <table:table-cell office:value-type="string" calcext:value-type="string">
            <text:p><text:a xlink:href="https://thegreatestbooks.org/authors/11999" xlink:type="simple">Andreas Karkavitsas</text:a>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59" xlink:type="simple">The Poems Of Kostas Karyotakis</text:a></text:p>
          </table:table-cell>
          <table:table-cell office:value-type="string" calcext:value-type="string">
            <text:p><text:a xlink:href="https://thegreatestbooks.org/authors/12000" xlink:type="simple">Kostas Karyotakis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60" xlink:type="simple">Νηπενθή</text:a></text:p>
          </table:table-cell>
          <table:table-cell office:value-type="string" calcext:value-type="string">
            <text:p><text:a xlink:href="https://thegreatestbooks.org/authors/12000" xlink:type="simple">Kostas Karyotakis</text:a></text:p>
          </table:table-cell>
          <table:table-cell office:value-type="float" office:value="1921" calcext:value-type="float">
            <text:p>1921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65" xlink:type="simple">The Memoirs Of General Makriyannis</text:a></text:p>
          </table:table-cell>
          <table:table-cell office:value-type="string" calcext:value-type="string">
            <text:p><text:a xlink:href="https://thegreatestbooks.org/authors/12005" xlink:type="simple">Makriyannis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69" xlink:type="simple">Life In The Tomb</text:a></text:p>
          </table:table-cell>
          <table:table-cell office:value-type="string" calcext:value-type="string">
            <text:p><text:a xlink:href="https://thegreatestbooks.org/authors/12007" xlink:type="simple">Stratis Myrivilis</text:a>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71" xlink:type="simple">The Twelve Lays Of The Gypsy</text:a></text:p>
          </table:table-cell>
          <table:table-cell office:value-type="string" calcext:value-type="string">
            <text:p><text:a xlink:href="https://thegreatestbooks.org/authors/12008" xlink:type="simple">Kostis Palamas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73" xlink:type="simple">The Murderess</text:a></text:p>
          </table:table-cell>
          <table:table-cell office:value-type="string" calcext:value-type="string">
            <text:p><text:a xlink:href="https://thegreatestbooks.org/authors/12010" xlink:type="simple">Alexandros Papadiamantis</text:a></text:p>
          </table:table-cell>
          <table:table-cell office:value-type="float" office:value="1903" calcext:value-type="float">
            <text:p>1903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82" xlink:type="simple">The Papess Joanne</text:a></text:p>
          </table:table-cell>
          <table:table-cell office:value-type="string" calcext:value-type="string">
            <text:p><text:a xlink:href="https://thegreatestbooks.org/authors/12013" xlink:type="simple">Emmanuel Rhoides</text:a>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92" xlink:type="simple">Η Γυναίκα της Ζακύνθου</text:a></text:p>
          </table:table-cell>
          <table:table-cell office:value-type="string" calcext:value-type="string">
            <text:p><text:a xlink:href="https://thegreatestbooks.org/authors/12017" xlink:type="simple">Dionysios Solomos</text:a></text:p>
          </table:table-cell>
          <table:table-cell office:value-type="float" office:value="1829" calcext:value-type="float">
            <text:p>1829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93" xlink:type="simple">The Complete Works</text:a></text:p>
          </table:table-cell>
          <table:table-cell office:value-type="string" calcext:value-type="string">
            <text:p><text:a xlink:href="https://thegreatestbooks.org/authors/12017" xlink:type="simple">Dionysios Solomos</text:a></text:p>
          </table:table-cell>
          <table:table-cell office:value-type="float" office:value="1818" calcext:value-type="float">
            <text:p>1818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894" xlink:type="simple">The Free Besieged</text:a></text:p>
          </table:table-cell>
          <table:table-cell office:value-type="string" calcext:value-type="string">
            <text:p><text:a xlink:href="https://thegreatestbooks.org/authors/12017" xlink:type="simple">Dionysios Solomos</text:a></text:p>
          </table:table-cell>
          <table:table-cell office:value-type="float" office:value="1825" calcext:value-type="float">
            <text:p>1825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905" xlink:type="simple">Η Κερένια Κούκλα</text:a></text:p>
          </table:table-cell>
          <table:table-cell office:value-type="string" calcext:value-type="string">
            <text:p><text:a xlink:href="https://thegreatestbooks.org/authors/12025" xlink:type="simple">Konstantinos Christomanos</text:a>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a xlink:href="https://thegreatestbooks.org/books/12907" xlink:type="simple">Το Ταξίδι Μου</text:a></text:p>
          </table:table-cell>
          <table:table-cell office:value-type="string" calcext:value-type="string">
            <text:p><text:a xlink:href="https://thegreatestbooks.org/authors/12027" xlink:type="simple">Yiannis Psycharis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474" xlink:type="simple">Selections From The Tatler And The Spectator</text:a></text:p>
          </table:table-cell>
          <table:table-cell office:value-type="string" calcext:value-type="string">
            <text:p><text:a xlink:href="https://thegreatestbooks.org/authors/10070" xlink:type="simple">Joseph Addison</text:a>, <text:a xlink:href="https://thegreatestbooks.org/authors/12264" xlink:type="simple">Richard Steele</text:a>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483" xlink:type="simple">Poems Of George Herbert</text:a></text:p>
          </table:table-cell>
          <table:table-cell office:value-type="string" calcext:value-type="string">
            <text:p><text:a xlink:href="https://thegreatestbooks.org/authors/10043" xlink:type="simple">George Herbert</text:a>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484" xlink:type="simple">Memoirs Of The Author Of A Vindication Of The Rights Of Woman</text:a></text:p>
          </table:table-cell>
          <table:table-cell office:value-type="string" calcext:value-type="string">
            <text:p><text:a xlink:href="https://thegreatestbooks.org/authors/5797" xlink:type="simple">William Godwin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485" xlink:type="simple">Life Of John Sterling</text:a></text:p>
          </table:table-cell>
          <table:table-cell office:value-type="string" calcext:value-type="string">
            <text:p><text:a xlink:href="https://thegreatestbooks.org/authors/10105" xlink:type="simple">Thomas Carlyle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491" xlink:type="simple">The Gentle Art Of Making Enemies</text:a></text:p>
          </table:table-cell>
          <table:table-cell office:value-type="string" calcext:value-type="string">
            <text:p><text:a xlink:href="https://thegreatestbooks.org/authors/12275" xlink:type="simple">James McNeill Whistler</text:a>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516" xlink:type="simple">The Voysey Inheritance</text:a></text:p>
          </table:table-cell>
          <table:table-cell office:value-type="string" calcext:value-type="string">
            <text:p><text:a xlink:href="https://thegreatestbooks.org/authors/11642" xlink:type="simple">Harley Granville Barker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517" xlink:type="simple">The Madras House</text:a></text:p>
          </table:table-cell>
          <table:table-cell office:value-type="string" calcext:value-type="string">
            <text:p><text:a xlink:href="https://thegreatestbooks.org/authors/11642" xlink:type="simple">Harley Granville Barker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523" xlink:type="simple">Trifles</text:a></text:p>
          </table:table-cell>
          <table:table-cell office:value-type="string" calcext:value-type="string">
            <text:p><text:a xlink:href="https://thegreatestbooks.org/authors/11643" xlink:type="simple">Susan Glaspell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a xlink:href="https://thegreatestbooks.org/books/13524" xlink:type="simple">Desire Under The Elms</text:a></text:p>
          </table:table-cell>
          <table:table-cell office:value-type="string" calcext:value-type="string">
            <text:p><text:a xlink:href="https://thegreatestbooks.org/authors/5475" xlink:type="simple">Eugene O'Neill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<text:a xlink:href="https://thegreatestbooks.org/books/3300" xlink:type="simple">Poems of Friedrich Hölderlin</text:a></text:p>
          </table:table-cell>
          <table:table-cell office:value-type="string" calcext:value-type="string">
            <text:p><text:a xlink:href="https://thegreatestbooks.org/authors/6239" xlink:type="simple">Friedrich Holderlin</text:a>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<text:a xlink:href="https://thegreatestbooks.org/books/10042" xlink:type="simple">The Bronze Horseman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<text:a xlink:href="https://thegreatestbooks.org/books/3301" xlink:type="simple">Daughters of Fire</text:a></text:p>
          </table:table-cell>
          <table:table-cell office:value-type="string" calcext:value-type="string">
            <text:p><text:a xlink:href="https://thegreatestbooks.org/authors/6754" xlink:type="simple">Gerard de Nerval</text:a>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<text:a xlink:href="https://thegreatestbooks.org/books/10043" xlink:type="simple">Diary Of A Madman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<text:a xlink:href="https://thegreatestbooks.org/books/10044" xlink:type="simple">The Little Tragedies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<text:a xlink:href="https://thegreatestbooks.org/books/9215" xlink:type="simple">The Mystery Of Edwin Drood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<text:a xlink:href="https://thegreatestbooks.org/books/9948" xlink:type="simple">A Voice From The South</text:a></text:p>
          </table:table-cell>
          <table:table-cell office:value-type="string" calcext:value-type="string">
            <text:p><text:a xlink:href="https://thegreatestbooks.org/authors/10381" xlink:type="simple">Anna Julia Cooper</text:a>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<text:a xlink:href="https://thegreatestbooks.org/books/10047" xlink:type="simple">Poor Liza</text:a></text:p>
          </table:table-cell>
          <table:table-cell office:value-type="string" calcext:value-type="string">
            <text:p><text:a xlink:href="https://thegreatestbooks.org/authors/10444" xlink:type="simple">Nikolay Karamzin</text:a></text:p>
          </table:table-cell>
          <table:table-cell office:value-type="float" office:value="1792" calcext:value-type="float">
            <text:p>179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<text:a xlink:href="https://thegreatestbooks.org/books/2791" xlink:type="simple">Nicholas Nickleby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<text:a xlink:href="https://thegreatestbooks.org/books/10056" xlink:type="simple">The Lower Depths</text:a></text:p>
          </table:table-cell>
          <table:table-cell office:value-type="string" calcext:value-type="string">
            <text:p><text:a xlink:href="https://thegreatestbooks.org/authors/6275" xlink:type="simple">Maxim Gorky</text:a>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<text:a xlink:href="https://thegreatestbooks.org/books/3306" xlink:type="simple">Les Tragiques</text:a></text:p>
          </table:table-cell>
          <table:table-cell office:value-type="string" calcext:value-type="string">
            <text:p><text:a xlink:href="https://thegreatestbooks.org/authors/6757" xlink:type="simple">Agrippa d'Aubigné</text:a></text:p>
          </table:table-cell>
          <table:table-cell office:value-type="float" office:value="1616" calcext:value-type="float">
            <text:p>161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<text:a xlink:href="https://thegreatestbooks.org/books/10053" xlink:type="simple">Nevsky Prospekt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<text:a xlink:href="https://thegreatestbooks.org/books/10054" xlink:type="simple">The Tale Of Cross Eyed Lefty From Tula And The Steel Flea</text:a></text:p>
          </table:table-cell>
          <table:table-cell office:value-type="string" calcext:value-type="string">
            <text:p><text:a xlink:href="https://thegreatestbooks.org/authors/6974" xlink:type="simple">Nikolai Leskov</text:a>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<text:a xlink:href="https://thegreatestbooks.org/books/9102" xlink:type="simple">Maxims</text:a></text:p>
          </table:table-cell>
          <table:table-cell office:value-type="string" calcext:value-type="string">
            <text:p><text:a xlink:href="https://thegreatestbooks.org/authors/6759" xlink:type="simple">François duc de La Rochefoucauld</text:a>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<text:a xlink:href="https://thegreatestbooks.org/books/3307" xlink:type="simple">Les Destinées</text:a></text:p>
          </table:table-cell>
          <table:table-cell office:value-type="string" calcext:value-type="string">
            <text:p><text:a xlink:href="https://thegreatestbooks.org/authors/6758" xlink:type="simple">Alfred de Vigny</text:a>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<text:a xlink:href="https://thegreatestbooks.org/books/3302" xlink:type="simple">The Complete Writings of Alfred de Musset</text:a></text:p>
          </table:table-cell>
          <table:table-cell office:value-type="string" calcext:value-type="string">
            <text:p><text:a xlink:href="https://thegreatestbooks.org/authors/6755" xlink:type="simple">Alfred de Musset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<text:a xlink:href="https://thegreatestbooks.org/books/697" xlink:type="simple">The Frontier in American History</text:a></text:p>
          </table:table-cell>
          <table:table-cell office:value-type="string" calcext:value-type="string">
            <text:p><text:a xlink:href="https://thegreatestbooks.org/authors/5753" xlink:type="simple">Frederick J. Turner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<text:a xlink:href="https://thegreatestbooks.org/books/3309" xlink:type="simple">Les Caractères</text:a></text:p>
          </table:table-cell>
          <table:table-cell office:value-type="string" calcext:value-type="string">
            <text:p><text:a xlink:href="https://thegreatestbooks.org/authors/6760" xlink:type="simple">Jean de La Bruyère</text:a></text:p>
          </table:table-cell>
          <table:table-cell office:value-type="float" office:value="1688" calcext:value-type="float">
            <text:p>168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<text:a xlink:href="https://thegreatestbooks.org/books/3310" xlink:type="simple">Lettres de madame de Sévigné</text:a></text:p>
          </table:table-cell>
          <table:table-cell office:value-type="string" calcext:value-type="string">
            <text:p><text:a xlink:href="https://thegreatestbooks.org/authors/6761" xlink:type="simple">Marie de Rabutin-Chantal marquise de Sévigné</text:a>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<text:a xlink:href="https://thegreatestbooks.org/books/10065" xlink:type="simple">The Mysterious Portrait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<text:a xlink:href="https://thegreatestbooks.org/books/5712" xlink:type="simple">Just William</text:a></text:p>
          </table:table-cell>
          <table:table-cell office:value-type="string" calcext:value-type="string">
            <text:p><text:a xlink:href="https://thegreatestbooks.org/authors/8512" xlink:type="simple">Richmal Crompton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<text:a xlink:href="https://thegreatestbooks.org/books/3313" xlink:type="simple">The Provincial Letters</text:a></text:p>
          </table:table-cell>
          <table:table-cell office:value-type="string" calcext:value-type="string">
            <text:p><text:a xlink:href="https://thegreatestbooks.org/authors/5790" xlink:type="simple">Blaise Pascal</text:a></text:p>
          </table:table-cell>
          <table:table-cell office:value-type="float" office:value="1656" calcext:value-type="float">
            <text:p>1656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<text:a xlink:href="https://thegreatestbooks.org/books/10067" xlink:type="simple">Lady Macbeth Of Mtsensk</text:a></text:p>
          </table:table-cell>
          <table:table-cell office:value-type="string" calcext:value-type="string">
            <text:p><text:a xlink:href="https://thegreatestbooks.org/authors/6974" xlink:type="simple">Nikolai Leskov</text:a>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<text:a xlink:href="https://thegreatestbooks.org/books/10070" xlink:type="simple">The Tale Of Igor's Campaign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Old east slavic</text:p>
          </table:table-cell>
          <table:table-cell table:number-columns-repeated="1637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<text:a xlink:href="https://thegreatestbooks.org/books/3317" xlink:type="simple">Correspondence</text:a></text:p>
          </table:table-cell>
          <table:table-cell office:value-type="string" calcext:value-type="string">
            <text:p><text:a xlink:href="https://thegreatestbooks.org/authors/18776" xlink:type="simple">Voltaire</text:a>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<text:a xlink:href="https://thegreatestbooks.org/books/10072" xlink:type="simple">Scenes From The Past</text:a></text:p>
          </table:table-cell>
          <table:table-cell office:value-type="string" calcext:value-type="string">
            <text:p><text:a xlink:href="https://thegreatestbooks.org/authors/10454" xlink:type="simple">Alexander Sukhovo-Kobylin</text:a></text:p>
          </table:table-cell>
          <table:table-cell office:value-type="float" office:value="1869" calcext:value-type="float">
            <text:p>186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<text:a xlink:href="https://thegreatestbooks.org/books/10073" xlink:type="simple">A Nobleman's Nest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<text:a xlink:href="https://thegreatestbooks.org/books/10075" xlink:type="simple">The Old World Landowners</text:a></text:p>
          </table:table-cell>
          <table:table-cell office:value-type="string" calcext:value-type="string">
            <text:p><text:a xlink:href="https://thegreatestbooks.org/authors/4945" xlink:type="simple">Nikolai Gogol</text:a>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<text:a xlink:href="https://thegreatestbooks.org/books/3319" xlink:type="simple">Philosophical Writings</text:a></text:p>
          </table:table-cell>
          <table:table-cell office:value-type="string" calcext:value-type="string">
            <text:p><text:a xlink:href="https://thegreatestbooks.org/authors/6766" xlink:type="simple">Novalis</text:a>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<text:a xlink:href="https://thegreatestbooks.org/books/10081" xlink:type="simple">Sevastopol Sketches</text:a></text:p>
          </table:table-cell>
          <table:table-cell office:value-type="string" calcext:value-type="string">
            <text:p><text:a xlink:href="https://thegreatestbooks.org/authors/4740" xlink:type="simple">Leo Tolstoy</text:a></text:p>
          </table:table-cell>
          <table:table-cell office:value-type="float" office:value="1855" calcext:value-type="float">
            <text:p>185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<text:a xlink:href="https://thegreatestbooks.org/books/3323" xlink:type="simple">Dark Night of the Soul</text:a></text:p>
          </table:table-cell>
          <table:table-cell office:value-type="string" calcext:value-type="string">
            <text:p><text:a xlink:href="https://thegreatestbooks.org/authors/6768" xlink:type="simple">Jean de la Croix</text:a>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<text:a xlink:href="https://thegreatestbooks.org/books/10083" xlink:type="simple">Who Can Be Happy And Free In Russia?</text:a></text:p>
          </table:table-cell>
          <table:table-cell office:value-type="string" calcext:value-type="string">
            <text:p><text:a xlink:href="https://thegreatestbooks.org/authors/10458" xlink:type="simple">Nikolay Nekrasov</text:a></text:p>
          </table:table-cell>
          <table:table-cell office:value-type="float" office:value="1870" calcext:value-type="float">
            <text:p>187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<text:a xlink:href="https://thegreatestbooks.org/books/10084" xlink:type="simple">Zangezi</text:a></text:p>
          </table:table-cell>
          <table:table-cell office:value-type="string" calcext:value-type="string">
            <text:p><text:a xlink:href="https://thegreatestbooks.org/authors/10224" xlink:type="simple">Velimir Khlebnikov</text:a>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<text:a xlink:href="https://thegreatestbooks.org/books/10085" xlink:type="simple">The Noise Of Time</text:a></text:p>
          </table:table-cell>
          <table:table-cell office:value-type="string" calcext:value-type="string">
            <text:p><text:a xlink:href="https://thegreatestbooks.org/authors/10223" xlink:type="simple">Osip Mandelstam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<text:a xlink:href="https://thegreatestbooks.org/books/10086" xlink:type="simple">The Blue Book</text:a></text:p>
          </table:table-cell>
          <table:table-cell office:value-type="string" calcext:value-type="string">
            <text:p><text:a xlink:href="https://thegreatestbooks.org/authors/10228" xlink:type="simple">Mikhail Zoshchenko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<text:a xlink:href="https://thegreatestbooks.org/books/10088" xlink:type="simple">Journey From St. Petersburg To Moscow</text:a></text:p>
          </table:table-cell>
          <table:table-cell office:value-type="string" calcext:value-type="string">
            <text:p><text:a xlink:href="https://thegreatestbooks.org/authors/10459" xlink:type="simple">Alexander Radishchev</text:a>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<text:a xlink:href="https://thegreatestbooks.org/books/10089" xlink:type="simple">The Gypsies</text:a></text:p>
          </table:table-cell>
          <table:table-cell office:value-type="string" calcext:value-type="string">
            <text:p><text:a xlink:href="https://thegreatestbooks.org/authors/6304" xlink:type="simple">Alexander Pushkin</text:a>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<text:a xlink:href="https://thegreatestbooks.org/books/10090" xlink:type="simple">In The Ravine</text:a></text:p>
          </table:table-cell>
          <table:table-cell office:value-type="string" calcext:value-type="string">
            <text:p><text:a xlink:href="https://thegreatestbooks.org/authors/5477" xlink:type="simple">Anton Chekhov</text:a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<text:a xlink:href="https://thegreatestbooks.org/books/10091" xlink:type="simple">Fallen Leaves</text:a></text:p>
          </table:table-cell>
          <table:table-cell office:value-type="string" calcext:value-type="string">
            <text:p><text:a xlink:href="https://thegreatestbooks.org/authors/10460" xlink:type="simple">Vasily Rozanov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<text:a xlink:href="https://thegreatestbooks.org/books/10094" xlink:type="simple">Poem Of The Mountain</text:a></text:p>
          </table:table-cell>
          <table:table-cell office:value-type="string" calcext:value-type="string">
            <text:p><text:a xlink:href="https://thegreatestbooks.org/authors/10227" xlink:type="simple">Marina Tsvetayeva</text:a>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<text:a xlink:href="https://thegreatestbooks.org/books/16283" xlink:type="simple">Massâlik Al Jinân</text:a></text:p>
          </table:table-cell>
          <table:table-cell office:value-type="string" calcext:value-type="string">
            <text:p><text:a xlink:href="https://thegreatestbooks.org/authors/14205" xlink:type="simple">Cheikh Ahmadou Bamba</text:a>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Senegalese</text:p>
          </table:table-cell>
          <table:table-cell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<text:a xlink:href="https://thegreatestbooks.org/books/2795" xlink:type="simple">Penguin Island</text:a></text:p>
          </table:table-cell>
          <table:table-cell office:value-type="string" calcext:value-type="string">
            <text:p><text:a xlink:href="https://thegreatestbooks.org/authors/6468" xlink:type="simple">Anatole France</text:a>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<text:a xlink:href="https://thegreatestbooks.org/books/427" xlink:type="simple">The Railway Children</text:a></text:p>
          </table:table-cell>
          <table:table-cell office:value-type="string" calcext:value-type="string">
            <text:p><text:a xlink:href="https://thegreatestbooks.org/authors/4929" xlink:type="simple">Edith Nesbit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<text:a xlink:href="https://thegreatestbooks.org/books/715" xlink:type="simple">Principia Ethica</text:a></text:p>
          </table:table-cell>
          <table:table-cell office:value-type="string" calcext:value-type="string">
            <text:p><text:a xlink:href="https://thegreatestbooks.org/authors/12793" xlink:type="simple">George Edward Moore</text:a>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<text:a xlink:href="https://thegreatestbooks.org/books/1500" xlink:type="simple">I Ching</text:a></text:p>
          </table:table-cell>
          <table:table-cell office:value-type="string" calcext:value-type="string">
            <text:p><text:a xlink:href="https://thegreatestbooks.org/authors/5673" xlink:type="simple">China</text:a>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<text:a xlink:href="https://thegreatestbooks.org/books/3186" xlink:type="simple">First Love</text:a></text:p>
          </table:table-cell>
          <table:table-cell office:value-type="string" calcext:value-type="string">
            <text:p><text:a xlink:href="https://thegreatestbooks.org/authors/5303" xlink:type="simple">Ivan Turgenev</text:a></text:p>
          </table:table-cell>
          <table:table-cell office:value-type="float" office:value="1860" calcext:value-type="float">
            <text:p>1860</text:p>
          </table:table-cell>
          <table:table-cell table:number-columns-repeated="2" office:value-type="string" calcext:value-type="string">
            <text:p>Russian</text:p>
          </table:table-cell>
          <table:table-cell table:number-columns-repeated="16377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<text:a xlink:href="https://thegreatestbooks.org/books/12312" xlink:type="simple">Flappers And Philosophers</text:a></text:p>
          </table:table-cell>
          <table:table-cell office:value-type="string" calcext:value-type="string">
            <text:p><text:a xlink:href="https://thegreatestbooks.org/authors/4672" xlink:type="simple">F. Scott Fitzgerald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<text:a xlink:href="https://thegreatestbooks.org/books/13388" xlink:type="simple">Green Mansions</text:a></text:p>
          </table:table-cell>
          <table:table-cell office:value-type="string" calcext:value-type="string">
            <text:p><text:a xlink:href="https://thegreatestbooks.org/authors/12232" xlink:type="simple">W. H. Hudson</text:a>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a xlink:href="https://thegreatestbooks.org/books/10105" xlink:type="simple">Five Children And It</text:a></text:p>
          </table:table-cell>
          <table:table-cell office:value-type="string" calcext:value-type="string">
            <text:p><text:a xlink:href="https://thegreatestbooks.org/authors/4929" xlink:type="simple">Edith Nesbit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2392" calcext:value-type="float">
            <text:p>2392</text:p>
          </table:table-cell>
          <table:table-cell office:value-type="string" calcext:value-type="string">
            <text:p><text:a xlink:href="https://thegreatestbooks.org/books/4329" xlink:type="simple">Der Judenstaat</text:a></text:p>
          </table:table-cell>
          <table:table-cell office:value-type="string" calcext:value-type="string">
            <text:p><text:a xlink:href="https://thegreatestbooks.org/authors/7463" xlink:type="simple">Theodor Herzl</text:a>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Austro-Hunga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<text:a xlink:href="https://thegreatestbooks.org/books/14214" xlink:type="simple">The Spirit Of The Laws</text:a></text:p>
          </table:table-cell>
          <table:table-cell office:value-type="string" calcext:value-type="string">
            <text:p><text:a xlink:href="https://thegreatestbooks.org/authors/12386" xlink:type="simple">Montesquieu</text:a></text:p>
          </table:table-cell>
          <table:table-cell office:value-type="float" office:value="1748" calcext:value-type="float">
            <text:p>174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<text:a xlink:href="https://thegreatestbooks.org/books/20290" xlink:type="simple">The Boats Of The "Glen Carrig"</text:a></text:p>
          </table:table-cell>
          <table:table-cell office:value-type="string" calcext:value-type="string">
            <text:p><text:a xlink:href="https://thegreatestbooks.org/authors/8871" xlink:type="simple">William Hope Hodgson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<text:a xlink:href="https://thegreatestbooks.org/books/20291" xlink:type="simple">Carnacki The Ghost Finder</text:a></text:p>
          </table:table-cell>
          <table:table-cell office:value-type="string" calcext:value-type="string">
            <text:p><text:a xlink:href="https://thegreatestbooks.org/authors/8871" xlink:type="simple">William Hope Hodgson</text:a>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<text:a xlink:href="https://thegreatestbooks.org/books/12232" xlink:type="simple">Niels Lyhne</text:a></text:p>
          </table:table-cell>
          <table:table-cell office:value-type="string" calcext:value-type="string">
            <text:p><text:a xlink:href="https://thegreatestbooks.org/authors/11687" xlink:type="simple">Jens Peter Jacobson</text:a>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Danish</text:p>
          </table:table-cell>
          <table:table-cell table:number-columns-repeated="16377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a xlink:href="https://thegreatestbooks.org/books/2845" xlink:type="simple">A Midsummer Night's Dream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<text:a xlink:href="https://thegreatestbooks.org/books/12755" xlink:type="simple">The City And The Mountains</text:a></text:p>
          </table:table-cell>
          <table:table-cell office:value-type="string" calcext:value-type="string">
            <text:p><text:a xlink:href="https://thegreatestbooks.org/authors/11943" xlink:type="simple">Eça de Queirós</text:a></text:p>
          </table:table-cell>
          <table:table-cell office:value-type="float" office:value="1901" calcext:value-type="float">
            <text:p>1901</text:p>
          </table:table-cell>
          <table:table-cell table:number-columns-repeated="2"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<text:a xlink:href="https://thegreatestbooks.org/books/1737" xlink:type="simple">The Voyage of the Beagle</text:a></text:p>
          </table:table-cell>
          <table:table-cell office:value-type="string" calcext:value-type="string">
            <text:p><text:a xlink:href="https://thegreatestbooks.org/authors/5263" xlink:type="simple">Charles Darwin</text:a>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<text:a xlink:href="https://thegreatestbooks.org/books/694" xlink:type="simple">The American Language</text:a></text:p>
          </table:table-cell>
          <table:table-cell office:value-type="string" calcext:value-type="string">
            <text:p><text:a xlink:href="https://thegreatestbooks.org/authors/5100" xlink:type="simple">H. L. Mencken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<text:a xlink:href="https://thegreatestbooks.org/books/9090" xlink:type="simple">The Heptameron</text:a></text:p>
          </table:table-cell>
          <table:table-cell office:value-type="string" calcext:value-type="string">
            <text:p><text:a xlink:href="https://thegreatestbooks.org/authors/10072" xlink:type="simple">Marguerite de Navarre</text:a></text:p>
          </table:table-cell>
          <table:table-cell office:value-type="float" office:value="1558" calcext:value-type="float">
            <text:p>155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<text:a xlink:href="https://thegreatestbooks.org/books/2831" xlink:type="simple">As You Like it</text:a></text:p>
          </table:table-cell>
          <table:table-cell office:value-type="string" calcext:value-type="string">
            <text:p><text:a xlink:href="https://thegreatestbooks.org/authors/4917" xlink:type="simple">William Shakespeare</text:a>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<text:a xlink:href="https://thegreatestbooks.org/books/2708" xlink:type="simple">Greenmantle</text:a></text:p>
          </table:table-cell>
          <table:table-cell office:value-type="string" calcext:value-type="string">
            <text:p><text:a xlink:href="https://thegreatestbooks.org/authors/4817" xlink:type="simple">John Buchan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<text:a xlink:href="https://thegreatestbooks.org/books/16318" xlink:type="simple">The Prose Of The Trans Siberian</text:a></text:p>
          </table:table-cell>
          <table:table-cell office:value-type="string" calcext:value-type="string">
            <text:p><text:a xlink:href="https://thegreatestbooks.org/authors/6215" xlink:type="simple">Blaise Cendrars</text:a></text:p>
          </table:table-cell>
          <table:table-cell office:value-type="float" office:value="1913" calcext:value-type="float">
            <text:p>191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<text:a xlink:href="https://thegreatestbooks.org/books/6546" xlink:type="simple">The Four Just Men</text:a></text:p>
          </table:table-cell>
          <table:table-cell office:value-type="string" calcext:value-type="string">
            <text:p><text:a xlink:href="https://thegreatestbooks.org/authors/9016" xlink:type="simple">Edgar Wallace</text:a>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<text:a xlink:href="https://thegreatestbooks.org/books/12769" xlink:type="simple">Lavengro</text:a></text:p>
          </table:table-cell>
          <table:table-cell office:value-type="string" calcext:value-type="string">
            <text:p><text:a xlink:href="https://thegreatestbooks.org/authors/11951" xlink:type="simple">George Borrow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<text:a xlink:href="https://thegreatestbooks.org/books/5705" xlink:type="simple">Daddy Long Legs</text:a></text:p>
          </table:table-cell>
          <table:table-cell office:value-type="string" calcext:value-type="string">
            <text:p><text:a xlink:href="https://thegreatestbooks.org/authors/8510" xlink:type="simple">Jean Webster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<text:a xlink:href="https://thegreatestbooks.org/books/13794" xlink:type="simple">Old People And The Things That Pass</text:a></text:p>
          </table:table-cell>
          <table:table-cell office:value-type="string" calcext:value-type="string">
            <text:p><text:a xlink:href="https://thegreatestbooks.org/authors/6983" xlink:type="simple">Louis Couperus</text:a></text:p>
          </table:table-cell>
          <table:table-cell office:value-type="float" office:value="1906" calcext:value-type="float">
            <text:p>1906</text:p>
          </table:table-cell>
          <table:table-cell table:number-columns-repeated="2" office:value-type="string" calcext:value-type="string">
            <text:p>Dutch</text:p>
          </table:table-cell>
          <table:table-cell table:number-columns-repeated="16377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<text:a xlink:href="https://thegreatestbooks.org/books/9116" xlink:type="simple">Letters On England</text:a></text:p>
          </table:table-cell>
          <table:table-cell office:value-type="string" calcext:value-type="string">
            <text:p><text:a xlink:href="https://thegreatestbooks.org/authors/18776" xlink:type="simple">Voltaire</text:a></text:p>
          </table:table-cell>
          <table:table-cell office:value-type="float" office:value="1734" calcext:value-type="float">
            <text:p>173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<text:a xlink:href="https://thegreatestbooks.org/books/2710" xlink:type="simple">Hippolytus</text:a></text:p>
          </table:table-cell>
          <table:table-cell office:value-type="string" calcext:value-type="string">
            <text:p><text:a xlink:href="https://thegreatestbooks.org/authors/4940" xlink:type="simple">Euripides</text:a></text:p>
          </table:table-cell>
          <table:table-cell office:value-type="float" office:value="-428" calcext:value-type="float">
            <text:p>-428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<text:a xlink:href="https://thegreatestbooks.org/books/16321" xlink:type="simple">Aline</text:a></text:p>
          </table:table-cell>
          <table:table-cell office:value-type="string" calcext:value-type="string">
            <text:p><text:a xlink:href="https://thegreatestbooks.org/authors/14227" xlink:type="simple">Charles Ferdinand Ramuz</text:a>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<text:a xlink:href="https://thegreatestbooks.org/books/9315" xlink:type="simple">The Sketch Book Of Geoffrey Crayon, Gent.</text:a></text:p>
          </table:table-cell>
          <table:table-cell office:value-type="string" calcext:value-type="string">
            <text:p><text:a xlink:href="https://thegreatestbooks.org/authors/5857" xlink:type="simple">Washington Irving</text:a>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<text:a xlink:href="https://thegreatestbooks.org/books/4286" xlink:type="simple">Tender Buttons</text:a></text:p>
          </table:table-cell>
          <table:table-cell office:value-type="string" calcext:value-type="string">
            <text:p><text:a xlink:href="https://thegreatestbooks.org/authors/4762" xlink:type="simple">Gertrude Stein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<text:a xlink:href="https://thegreatestbooks.org/books/4297" xlink:type="simple">Twenty Years at Hull-House</text:a></text:p>
          </table:table-cell>
          <table:table-cell office:value-type="string" calcext:value-type="string">
            <text:p><text:a xlink:href="https://thegreatestbooks.org/authors/7418" xlink:type="simple">Jane Addams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<text:a xlink:href="https://thegreatestbooks.org/books/9203" xlink:type="simple">Mary Barton</text:a></text:p>
          </table:table-cell>
          <table:table-cell office:value-type="string" calcext:value-type="string">
            <text:p><text:a xlink:href="https://thegreatestbooks.org/authors/5283" xlink:type="simple">Elizabeth Gaskell</text:a>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<text:a xlink:href="https://thegreatestbooks.org/books/1357" xlink:type="simple">Decline of the West</text:a></text:p>
          </table:table-cell>
          <table:table-cell office:value-type="string" calcext:value-type="string">
            <text:p><text:a xlink:href="https://thegreatestbooks.org/authors/5580" xlink:type="simple">Oswald Spengler</text:a>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<text:a xlink:href="https://thegreatestbooks.org/books/1791" xlink:type="simple">The Travels of Ibn Battutah</text:a></text:p>
          </table:table-cell>
          <table:table-cell office:value-type="string" calcext:value-type="string">
            <text:p><text:a xlink:href="https://thegreatestbooks.org/authors/5864" xlink:type="simple">Ibn Battúta</text:a>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Moroccan</text:p>
          </table:table-cell>
          <table:table-cell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<text:a xlink:href="https://thegreatestbooks.org/books/3320" xlink:type="simple">Three plays</text:a></text:p>
          </table:table-cell>
          <table:table-cell office:value-type="string" calcext:value-type="string">
            <text:p><text:a xlink:href="https://thegreatestbooks.org/authors/6201" xlink:type="simple">Paul Claudel</text:a>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<text:a xlink:href="https://thegreatestbooks.org/books/1498" xlink:type="simple">Either Or</text:a></text:p>
          </table:table-cell>
          <table:table-cell office:value-type="string" calcext:value-type="string">
            <text:p><text:a xlink:href="https://thegreatestbooks.org/authors/5671" xlink:type="simple">Soren Kierkegaard</text:a></text:p>
          </table:table-cell>
          <table:table-cell office:value-type="float" office:value="1843" calcext:value-type="float">
            <text:p>1843</text:p>
          </table:table-cell>
          <table:table-cell table:number-columns-repeated="2" office:value-type="string" calcext:value-type="string">
            <text:p>Danish</text:p>
          </table:table-cell>
          <table:table-cell table:number-columns-repeated="16377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<text:a xlink:href="https://thegreatestbooks.org/books/2376" xlink:type="simple">Abu Telfan, Return from the Mountains of the Moon</text:a></text:p>
          </table:table-cell>
          <table:table-cell office:value-type="string" calcext:value-type="string">
            <text:p><text:a xlink:href="https://thegreatestbooks.org/authors/6250" xlink:type="simple">Wilhelm Karl Raabe</text:a>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<text:a xlink:href="https://thegreatestbooks.org/books/4288" xlink:type="simple">The Wild Swans at Coole</text:a></text:p>
          </table:table-cell>
          <table:table-cell office:value-type="string" calcext:value-type="string">
            <text:p><text:a xlink:href="https://thegreatestbooks.org/authors/6454" xlink:type="simple">William Butler Yeats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<text:a xlink:href="https://thegreatestbooks.org/books/14301" xlink:type="simple">The History Of England</text:a></text:p>
          </table:table-cell>
          <table:table-cell office:value-type="string" calcext:value-type="string">
            <text:p><text:a xlink:href="https://thegreatestbooks.org/authors/12800" xlink:type="simple">Thomas Babington Macaulay</text:a>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<text:a xlink:href="https://thegreatestbooks.org/books/14303" xlink:type="simple">The Lives Of The Poets</text:a></text:p>
          </table:table-cell>
          <table:table-cell office:value-type="string" calcext:value-type="string">
            <text:p><text:a xlink:href="https://thegreatestbooks.org/authors/5795" xlink:type="simple">Samuel Johnson</text:a>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<text:a xlink:href="https://thegreatestbooks.org/books/14311" xlink:type="simple">The Innocents Abroad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<text:a xlink:href="https://thegreatestbooks.org/books/14775" xlink:type="simple">Towards A New Architecture</text:a></text:p>
          </table:table-cell>
          <table:table-cell office:value-type="string" calcext:value-type="string">
            <text:p><text:a xlink:href="https://thegreatestbooks.org/authors/13074" xlink:type="simple">Le Corbusier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<text:a xlink:href="https://thegreatestbooks.org/books/1193" xlink:type="simple">The Problems of Philosophy</text:a></text:p>
          </table:table-cell>
          <table:table-cell office:value-type="string" calcext:value-type="string">
            <text:p><text:a xlink:href="https://thegreatestbooks.org/authors/5111" xlink:type="simple">Bertrand Russell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<text:a xlink:href="https://thegreatestbooks.org/books/725" xlink:type="simple">The Autobiography of Mark Twain</text:a></text:p>
          </table:table-cell>
          <table:table-cell office:value-type="string" calcext:value-type="string">
            <text:p><text:a xlink:href="https://thegreatestbooks.org/authors/4790" xlink:type="simple">Mark Twain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<text:a xlink:href="https://thegreatestbooks.org/books/2721" xlink:type="simple">Shahnameh</text:a></text:p>
          </table:table-cell>
          <table:table-cell office:value-type="string" calcext:value-type="string">
            <text:p><text:a xlink:href="https://thegreatestbooks.org/authors/6441" xlink:type="simple">Ferdowsi</text:a>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Persian</text:p>
          </table:table-cell>
          <table:table-cell table:number-columns-repeated="16377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<text:a xlink:href="https://thegreatestbooks.org/books/11257" xlink:type="simple">Au Bonheur Des Dames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<text:a xlink:href="https://thegreatestbooks.org/books/16324" xlink:type="simple">The Ripening Seed</text:a></text:p>
          </table:table-cell>
          <table:table-cell office:value-type="string" calcext:value-type="string">
            <text:p><text:a xlink:href="https://thegreatestbooks.org/authors/5460" xlink:type="simple">Colette</text:a>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<text:a xlink:href="https://thegreatestbooks.org/books/9428" xlink:type="simple">Poems Of Louis Aragon</text:a></text:p>
          </table:table-cell>
          <table:table-cell office:value-type="string" calcext:value-type="string">
            <text:p><text:a xlink:href="https://thegreatestbooks.org/authors/6200" xlink:type="simple">Louis Aragon</text:a>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<text:a xlink:href="https://thegreatestbooks.org/books/2812" xlink:type="simple">The Age of Reason</text:a></text:p>
          </table:table-cell>
          <table:table-cell office:value-type="string" calcext:value-type="string">
            <text:p><text:a xlink:href="https://thegreatestbooks.org/authors/5257" xlink:type="simple">Thomas Paine</text:a>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<text:a xlink:href="https://thegreatestbooks.org/books/3112" xlink:type="simple">The Jungle Book</text:a></text:p>
          </table:table-cell>
          <table:table-cell office:value-type="string" calcext:value-type="string">
            <text:p><text:a xlink:href="https://thegreatestbooks.org/authors/4766" xlink:type="simple">Rudyard Kipling</text:a>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<text:a xlink:href="https://thegreatestbooks.org/books/16330" xlink:type="simple">My Friends</text:a></text:p>
          </table:table-cell>
          <table:table-cell office:value-type="string" calcext:value-type="string">
            <text:p><text:a xlink:href="https://thegreatestbooks.org/authors/14229" xlink:type="simple">Emmanuel Bove</text:a>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<text:a xlink:href="https://thegreatestbooks.org/books/16119" xlink:type="simple">The Hill Of Dreams</text:a></text:p>
          </table:table-cell>
          <table:table-cell office:value-type="string" calcext:value-type="string">
            <text:p><text:a xlink:href="https://thegreatestbooks.org/authors/8869" xlink:type="simple">Arthur Machen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<text:a xlink:href="https://thegreatestbooks.org/books/11970" xlink:type="simple">The Night Land</text:a></text:p>
          </table:table-cell>
          <table:table-cell office:value-type="string" calcext:value-type="string">
            <text:p><text:a xlink:href="https://thegreatestbooks.org/authors/8871" xlink:type="simple">William Hope Hodgson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<text:a xlink:href="https://thegreatestbooks.org/books/13118" xlink:type="simple">On Self Reliance</text:a></text:p>
          </table:table-cell>
          <table:table-cell office:value-type="string" calcext:value-type="string">
            <text:p><text:a xlink:href="https://thegreatestbooks.org/authors/6453" xlink:type="simple">Ralph Waldo Emerson</text:a>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<text:a xlink:href="https://thegreatestbooks.org/books/1206" xlink:type="simple">Phèdre</text:a></text:p>
          </table:table-cell>
          <table:table-cell office:value-type="string" calcext:value-type="string">
            <text:p><text:a xlink:href="https://thegreatestbooks.org/authors/5493" xlink:type="simple">Jean Racine</text:a></text:p>
          </table:table-cell>
          <table:table-cell office:value-type="float" office:value="1677" calcext:value-type="float">
            <text:p>167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<text:a xlink:href="https://thegreatestbooks.org/books/1691" xlink:type="simple">An Essay on the Principle of Population</text:a></text:p>
          </table:table-cell>
          <table:table-cell office:value-type="string" calcext:value-type="string">
            <text:p><text:a xlink:href="https://thegreatestbooks.org/authors/5798" xlink:type="simple">Thomas Robert Malthus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<text:a xlink:href="https://thegreatestbooks.org/books/12326" xlink:type="simple">The Titan</text:a></text:p>
          </table:table-cell>
          <table:table-cell office:value-type="string" calcext:value-type="string">
            <text:p><text:a xlink:href="https://thegreatestbooks.org/authors/4727" xlink:type="simple">Theodore Dreiser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<text:a xlink:href="https://thegreatestbooks.org/books/290" xlink:type="simple">Arrowsmith</text:a></text:p>
          </table:table-cell>
          <table:table-cell office:value-type="string" calcext:value-type="string">
            <text:p><text:a xlink:href="https://thegreatestbooks.org/authors/4765" xlink:type="simple">Sinclair Lewis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<text:a xlink:href="https://thegreatestbooks.org/books/13152" xlink:type="simple">In Search Of The Castaways</text:a></text:p>
          </table:table-cell>
          <table:table-cell office:value-type="string" calcext:value-type="string">
            <text:p><text:a xlink:href="https://thegreatestbooks.org/authors/4930" xlink:type="simple">Jules Verne</text:a>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<text:a xlink:href="https://thegreatestbooks.org/books/10106" xlink:type="simple">Ozma Of Oz</text:a></text:p>
          </table:table-cell>
          <table:table-cell office:value-type="string" calcext:value-type="string">
            <text:p><text:a xlink:href="https://thegreatestbooks.org/authors/4753" xlink:type="simple">L. Frank Baum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thegreatestbooks.org/books/2354" xlink:type="simple">Parzival</text:a></text:p>
          </table:table-cell>
          <table:table-cell office:value-type="string" calcext:value-type="string">
            <text:p><text:a xlink:href="https://thegreatestbooks.org/authors/6233" xlink:type="simple">Wolfram Eschenbach</text:a>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Middle high german</text:p>
          </table:table-cell>
          <table:table-cell table:number-columns-repeated="16377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<text:a xlink:href="https://thegreatestbooks.org/books/9280" xlink:type="simple">The Tales Of Hoffmann</text:a></text:p>
          </table:table-cell>
          <table:table-cell office:value-type="string" calcext:value-type="string">
            <text:p><text:a xlink:href="https://thegreatestbooks.org/authors/6244" xlink:type="simple">E. T. A. Hoffmann</text:a>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<text:a xlink:href="https://thegreatestbooks.org/books/12338" xlink:type="simple">The Poems Of Gerard Manley Hopkins</text:a></text:p>
          </table:table-cell>
          <table:table-cell office:value-type="string" calcext:value-type="string">
            <text:p><text:a xlink:href="https://thegreatestbooks.org/authors/10104" xlink:type="simple">Gerald Manley Hopkins</text:a>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<text:a xlink:href="https://thegreatestbooks.org/books/14205" xlink:type="simple">ḥayy Ibn Yaqẓān</text:a></text:p>
          </table:table-cell>
          <table:table-cell office:value-type="string" calcext:value-type="string">
            <text:p><text:a xlink:href="https://thegreatestbooks.org/authors/12737" xlink:type="simple">Ibn Tufayl</text:a>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<text:a xlink:href="https://thegreatestbooks.org/books/14197" xlink:type="simple">Discourses Of Epictetus</text:a></text:p>
          </table:table-cell>
          <table:table-cell office:value-type="string" calcext:value-type="string">
            <text:p><text:a xlink:href="https://thegreatestbooks.org/authors/12727" xlink:type="simple">Epictetus</text:a>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string" calcext:value-type="string">
            <text:p>Greek</text:p>
          </table:table-cell>
          <table:table-cell table:number-columns-repeated="16377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<text:a xlink:href="https://thegreatestbooks.org/books/2353" xlink:type="simple">Daphnis and Chloe</text:a></text:p>
          </table:table-cell>
          <table:table-cell office:value-type="string" calcext:value-type="string">
            <text:p><text:a xlink:href="https://thegreatestbooks.org/authors/6232" xlink:type="simple">Longus</text:a>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Ancient greek</text:p>
          </table:table-cell>
          <table:table-cell table:number-columns-repeated="16377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<text:a xlink:href="https://thegreatestbooks.org/books/3197" xlink:type="simple">The Kalevala</text:a></text:p>
          </table:table-cell>
          <table:table-cell office:value-type="string" calcext:value-type="string">
            <text:p><text:a xlink:href="https://thegreatestbooks.org/authors/6683" xlink:type="simple">Elias Lönnrot</text:a>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string" calcext:value-type="string">
            <text:p>Finn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287" xlink:type="simple">Renascence and Other Poems</text:a></text:p>
          </table:table-cell>
          <table:table-cell office:value-type="string" calcext:value-type="string">
            <text:p><text:a xlink:href="https://thegreatestbooks.org/authors/6568" xlink:type="simple">Edna St. Vincent Millay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291" xlink:type="simple">The Life of the Bee</text:a></text:p>
          </table:table-cell>
          <table:table-cell office:value-type="string" calcext:value-type="string">
            <text:p><text:a xlink:href="https://thegreatestbooks.org/authors/7404" xlink:type="simple">Maurice Maeterlinck</text:a>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296" xlink:type="simple">The Battle with the Slum</text:a></text:p>
          </table:table-cell>
          <table:table-cell office:value-type="string" calcext:value-type="string">
            <text:p><text:a xlink:href="https://thegreatestbooks.org/authors/7417" xlink:type="simple">Jacob A. Riis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298" xlink:type="simple">The House on Henry Street</text:a></text:p>
          </table:table-cell>
          <table:table-cell office:value-type="string" calcext:value-type="string">
            <text:p><text:a xlink:href="https://thegreatestbooks.org/authors/7419" xlink:type="simple">Lillian D. Wald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321" xlink:type="simple">Woman Suffrage and Politics</text:a></text:p>
          </table:table-cell>
          <table:table-cell office:value-type="string" calcext:value-type="string">
            <text:p><text:a xlink:href="https://thegreatestbooks.org/authors/7453" xlink:type="simple">Carrie Chapman Catt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332" xlink:type="simple">Armenian Atrocities</text:a></text:p>
          </table:table-cell>
          <table:table-cell office:value-type="string" calcext:value-type="string">
            <text:p><text:a xlink:href="https://thegreatestbooks.org/authors/5127" xlink:type="simple">Arnold J. Toynbee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333" xlink:type="simple">War Poems of Siegfried Sassoon</text:a></text:p>
          </table:table-cell>
          <table:table-cell office:value-type="string" calcext:value-type="string">
            <text:p><text:a xlink:href="https://thegreatestbooks.org/authors/5282" xlink:type="simple">Siegfried Sassoon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a xlink:href="https://thegreatestbooks.org/books/4337" xlink:type="simple">Etiquette in Society, in Business, in Politics and at Home</text:a></text:p>
          </table:table-cell>
          <table:table-cell office:value-type="string" calcext:value-type="string">
            <text:p><text:a xlink:href="https://thegreatestbooks.org/authors/7473" xlink:type="simple">Emily Post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<text:a xlink:href="https://thegreatestbooks.org/books/6322" xlink:type="simple">The Lurking Fear And Other Stories</text:a></text:p>
          </table:table-cell>
          <table:table-cell office:value-type="string" calcext:value-type="string">
            <text:p><text:a xlink:href="https://thegreatestbooks.org/authors/15904" xlink:type="simple">H. P. Lovecraft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<text:a xlink:href="https://thegreatestbooks.org/books/19471" xlink:type="simple">Book Of The Dead</text:a></text:p>
          </table:table-cell>
          <table:table-cell office:value-type="string" calcext:value-type="string">
            <text:p><text:a xlink:href="https://thegreatestbooks.org/authors/16417" xlink:type="simple">John Skipp </text:a>, <text:a xlink:href="https://thegreatestbooks.org/authors/16418" xlink:type="simple">Craig Spector</text:a>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<text:a xlink:href="https://thegreatestbooks.org/books/12334" xlink:type="simple">Mountain Interval</text:a></text:p>
          </table:table-cell>
          <table:table-cell office:value-type="string" calcext:value-type="string">
            <text:p><text:a xlink:href="https://thegreatestbooks.org/authors/6362" xlink:type="simple">Robert Frost</text:a>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<text:a xlink:href="https://thegreatestbooks.org/books/12335" xlink:type="simple">North Of Boston</text:a></text:p>
          </table:table-cell>
          <table:table-cell office:value-type="string" calcext:value-type="string">
            <text:p><text:a xlink:href="https://thegreatestbooks.org/authors/6362" xlink:type="simple">Robert Frost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<text:a xlink:href="https://thegreatestbooks.org/books/13141" xlink:type="simple">Logical Investigations</text:a></text:p>
          </table:table-cell>
          <table:table-cell office:value-type="string" calcext:value-type="string">
            <text:p><text:a xlink:href="https://thegreatestbooks.org/authors/7529" xlink:type="simple">Edmund Husserl</text:a>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<text:a xlink:href="https://thegreatestbooks.org/books/19989" xlink:type="simple">The Old English Baron</text:a></text:p>
          </table:table-cell>
          <table:table-cell office:value-type="string" calcext:value-type="string">
            <text:p><text:a xlink:href="https://thegreatestbooks.org/authors/16648" xlink:type="simple">Clara Reeve</text:a>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<text:a xlink:href="https://thegreatestbooks.org/books/10852" xlink:type="simple">The Rector's Daughter</text:a></text:p>
          </table:table-cell>
          <table:table-cell office:value-type="string" calcext:value-type="string">
            <text:p><text:a xlink:href="https://thegreatestbooks.org/authors/10973" xlink:type="simple">F. M. Mayor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<text:a xlink:href="https://thegreatestbooks.org/books/21702" xlink:type="simple">Cinderella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<text:a xlink:href="https://thegreatestbooks.org/books/21703" xlink:type="simple">The Butterfly Lovers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389" calcext:value-type="float">
            <text:p>-389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thegreatestbooks.org/books/3318" xlink:type="simple">Calligrammes</text:a></text:p>
          </table:table-cell>
          <table:table-cell office:value-type="string" calcext:value-type="string">
            <text:p><text:a xlink:href="https://thegreatestbooks.org/authors/6186" xlink:type="simple">Guillaume Apollinaire</text:a>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05" xlink:type="simple">Before The Law</text:a></text:p>
          </table:table-cell>
          <table:table-cell office:value-type="string" calcext:value-type="string">
            <text:p><text:a xlink:href="https://thegreatestbooks.org/authors/4818" xlink:type="simple">Franz Kafka</text:a>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06" xlink:type="simple">Il Canzoniere</text:a></text:p>
          </table:table-cell>
          <table:table-cell office:value-type="string" calcext:value-type="string">
            <text:p><text:a xlink:href="https://thegreatestbooks.org/authors/7481" xlink:type="simple">Francesco Petrarca</text:a>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07" xlink:type="simple">Kebra Nagast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Ge'ez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08" xlink:type="simple">The Story Of The Rainbow Serpent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2000" calcext:value-type="float">
            <text:p>-2000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Unknown</text:p>
          </table:table-cell>
          <table:table-cell table:number-columns-repeated="16377"/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09" xlink:type="simple">The Eloquent Peasant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-1850" calcext:value-type="float">
            <text:p>-1850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Ancient egyptian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10" xlink:type="simple">The Emperor's New Clothes</text:a></text:p>
          </table:table-cell>
          <table:table-cell office:value-type="string" calcext:value-type="string">
            <text:p><text:a xlink:href="https://thegreatestbooks.org/authors/4863" xlink:type="simple">Hans Christian Andersen</text:a>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string" calcext:value-type="string">
            <text:p>Danish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11" xlink:type="simple">Poems Of Wine And Revelry</text:a></text:p>
          </table:table-cell>
          <table:table-cell office:value-type="string" calcext:value-type="string">
            <text:p><text:a xlink:href="https://thegreatestbooks.org/authors/17162" xlink:type="simple">Abu Nuwas</text:a>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Arabic</text:p>
          </table:table-cell>
          <table:table-cell table:number-columns-repeated="1637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<text:a xlink:href="https://thegreatestbooks.org/books/21712" xlink:type="simple">The Raven</text:a></text:p>
          </table:table-cell>
          <table:table-cell office:value-type="string" calcext:value-type="string">
            <text:p><text:a xlink:href="https://thegreatestbooks.org/authors/4938" xlink:type="simple">Edgar Allan Poe</text:a>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<text:a xlink:href="https://thegreatestbooks.org/books/12768" xlink:type="simple">Handley Cross</text:a></text:p>
          </table:table-cell>
          <table:table-cell office:value-type="string" calcext:value-type="string">
            <text:p><text:a xlink:href="https://thegreatestbooks.org/authors/11950" xlink:type="simple">R. S. Surtees</text:a>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<text:a xlink:href="https://thegreatestbooks.org/books/13792" xlink:type="simple">Rebellion In The Backlands</text:a></text:p>
          </table:table-cell>
          <table:table-cell office:value-type="string" calcext:value-type="string">
            <text:p><text:a xlink:href="https://thegreatestbooks.org/authors/12428" xlink:type="simple">Euclides da Cunha</text:a>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Brazilian</text:p>
          </table:table-cell>
          <table:table-cell office:value-type="string" calcext:value-type="string">
            <text:p>Portuguese</text:p>
          </table:table-cell>
          <table:table-cell table:number-columns-repeated="16377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<text:a xlink:href="https://thegreatestbooks.org/books/10507" xlink:type="simple">The Witness For The Prosecution</text:a></text:p>
          </table:table-cell>
          <table:table-cell office:value-type="string" calcext:value-type="string">
            <text:p><text:a xlink:href="https://thegreatestbooks.org/authors/4937" xlink:type="simple">Agatha Christie</text:a>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<text:a xlink:href="https://thegreatestbooks.org/books/2817" xlink:type="simple">The Faerie Queene</text:a></text:p>
          </table:table-cell>
          <table:table-cell office:value-type="string" calcext:value-type="string">
            <text:p><text:a xlink:href="https://thegreatestbooks.org/authors/6475" xlink:type="simple">Edmund Spenser</text:a>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<text:a xlink:href="https://thegreatestbooks.org/books/5755" xlink:type="simple">A Princess Of Mars</text:a></text:p>
          </table:table-cell>
          <table:table-cell office:value-type="string" calcext:value-type="string">
            <text:p><text:a xlink:href="https://thegreatestbooks.org/authors/6360" xlink:type="simple">Edgar Rice Burroughs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<text:a xlink:href="https://thegreatestbooks.org/books/5895" xlink:type="simple">The Mystery Of The Yellow Room</text:a></text:p>
          </table:table-cell>
          <table:table-cell office:value-type="string" calcext:value-type="string">
            <text:p><text:a xlink:href="https://thegreatestbooks.org/authors/6335" xlink:type="simple">Gaston Leroux</text:a>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<text:a xlink:href="https://thegreatestbooks.org/books/1693" xlink:type="simple">The World as Will and Idea</text:a></text:p>
          </table:table-cell>
          <table:table-cell office:value-type="string" calcext:value-type="string">
            <text:p><text:a xlink:href="https://thegreatestbooks.org/authors/5799" xlink:type="simple">Arthur Schopenhauer</text:a></text:p>
          </table:table-cell>
          <table:table-cell office:value-type="float" office:value="1818" calcext:value-type="float">
            <text:p>181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<text:a xlink:href="https://thegreatestbooks.org/books/717" xlink:type="simple">On Growth and Form</text:a></text:p>
          </table:table-cell>
          <table:table-cell office:value-type="string" calcext:value-type="string">
            <text:p><text:a xlink:href="https://thegreatestbooks.org/authors/5122" xlink:type="simple">D'Arcy Wentworth Thompson</text:a>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<text:a xlink:href="https://thegreatestbooks.org/books/2863" xlink:type="simple">The City of God</text:a></text:p>
          </table:table-cell>
          <table:table-cell office:value-type="string" calcext:value-type="string">
            <text:p><text:a xlink:href="https://thegreatestbooks.org/authors/5279" xlink:type="simple">Augustine</text:a>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<text:a xlink:href="https://thegreatestbooks.org/books/1201" xlink:type="simple">Little Dorrit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2868" calcext:value-type="float">
            <text:p>2868</text:p>
          </table:table-cell>
          <table:table-cell office:value-type="string" calcext:value-type="string">
            <text:p><text:a xlink:href="https://thegreatestbooks.org/books/3199" xlink:type="simple">The Book of Songs</text:a></text:p>
          </table:table-cell>
          <table:table-cell office:value-type="string" calcext:value-type="string">
            <text:p><text:a xlink:href="https://thegreatestbooks.org/authors/5673" xlink:type="simple">China</text:a>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<text:a xlink:href="https://thegreatestbooks.org/books/10706" xlink:type="simple">The Garden Party And Other Stories</text:a></text:p>
          </table:table-cell>
          <table:table-cell office:value-type="string" calcext:value-type="string">
            <text:p><text:a xlink:href="https://thegreatestbooks.org/authors/10293" xlink:type="simple">Katherine Mansfield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<text:a xlink:href="https://thegreatestbooks.org/books/5899" xlink:type="simple">The Cask</text:a></text:p>
          </table:table-cell>
          <table:table-cell office:value-type="string" calcext:value-type="string">
            <text:p><text:a xlink:href="https://thegreatestbooks.org/authors/8578" xlink:type="simple">Freeman Wills Crofts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<text:a xlink:href="https://thegreatestbooks.org/books/2352" xlink:type="simple">Germania</text:a></text:p>
          </table:table-cell>
          <table:table-cell office:value-type="string" calcext:value-type="string">
            <text:p><text:a xlink:href="https://thegreatestbooks.org/authors/5777" xlink:type="simple">Cornelius Tacitus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<text:a xlink:href="https://thegreatestbooks.org/books/2374" xlink:type="simple">The 18th Brumaire of Louis Bonaparte</text:a></text:p>
          </table:table-cell>
          <table:table-cell office:value-type="string" calcext:value-type="string">
            <text:p><text:a xlink:href="https://thegreatestbooks.org/authors/5256" xlink:type="simple">Karl Marx</text:a>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<text:a xlink:href="https://thegreatestbooks.org/books/2383" xlink:type="simple">The Loyal Subject</text:a></text:p>
          </table:table-cell>
          <table:table-cell office:value-type="string" calcext:value-type="string">
            <text:p><text:a xlink:href="https://thegreatestbooks.org/authors/6254" xlink:type="simple">Heinrich Mann</text:a>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<text:a xlink:href="https://thegreatestbooks.org/books/13157" xlink:type="simple">Blue Bird</text:a></text:p>
          </table:table-cell>
          <table:table-cell office:value-type="string" calcext:value-type="string">
            <text:p><text:a xlink:href="https://thegreatestbooks.org/authors/7404" xlink:type="simple">Maurice Maeterlinck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elgian</text:p>
          </table:table-cell>
          <table:table-cell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<text:a xlink:href="https://thegreatestbooks.org/books/2841" xlink:type="simple">Hard Times</text:a></text:p>
          </table:table-cell>
          <table:table-cell office:value-type="string" calcext:value-type="string">
            <text:p><text:a xlink:href="https://thegreatestbooks.org/authors/4737" xlink:type="simple">Charles Dickens</text:a>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<text:a xlink:href="https://thegreatestbooks.org/books/2525" xlink:type="simple">Lyrical Ballads</text:a></text:p>
          </table:table-cell>
          <table:table-cell office:value-type="string" calcext:value-type="string">
            <text:p><text:a xlink:href="https://thegreatestbooks.org/authors/4918" xlink:type="simple">William Wordsworth</text:a>, <text:a xlink:href="https://thegreatestbooks.org/authors/6354" xlink:type="simple">Samuel Taylor Coleridge</text:a>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59" xlink:type="simple">Siebenkäs</text:a></text:p>
          </table:table-cell>
          <table:table-cell office:value-type="string" calcext:value-type="string">
            <text:p><text:a xlink:href="https://thegreatestbooks.org/authors/6238" xlink:type="simple">Jean Paul</text:a>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61" xlink:type="simple">The Waste Books</text:a></text:p>
          </table:table-cell>
          <table:table-cell office:value-type="string" calcext:value-type="string">
            <text:p><text:a xlink:href="https://thegreatestbooks.org/authors/6240" xlink:type="simple">Georg Christoph Lichtenberg</text:a>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64" xlink:type="simple">The Treasure Chest</text:a></text:p>
          </table:table-cell>
          <table:table-cell office:value-type="string" calcext:value-type="string">
            <text:p><text:a xlink:href="https://thegreatestbooks.org/authors/6242" xlink:type="simple">Johann Peter Hebel</text:a>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77" xlink:type="simple">Stories of Adalbert Stifter</text:a></text:p>
          </table:table-cell>
          <table:table-cell office:value-type="string" calcext:value-type="string">
            <text:p><text:a xlink:href="https://thegreatestbooks.org/authors/6251" xlink:type="simple">Adalbert Stifter</text:a>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Austrian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79" xlink:type="simple">Human, All Too Human</text:a></text:p>
          </table:table-cell>
          <table:table-cell office:value-type="string" calcext:value-type="string">
            <text:p><text:a xlink:href="https://thegreatestbooks.org/authors/5491" xlink:type="simple">Friedrich Nietzsche</text:a>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380" xlink:type="simple">The Son of a Servant</text:a></text:p>
          </table:table-cell>
          <table:table-cell office:value-type="string" calcext:value-type="string">
            <text:p><text:a xlink:href="https://thegreatestbooks.org/authors/6252" xlink:type="simple">August Strindberg</text:a>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2949" xlink:type="simple">My Book House</text:a></text:p>
          </table:table-cell>
          <table:table-cell office:value-type="string" calcext:value-type="string">
            <text:p><text:a xlink:href="https://thegreatestbooks.org/authors/6537" xlink:type="simple">Olive Beaupré Miller</text:a>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<text:a xlink:href="https://thegreatestbooks.org/books/3165" xlink:type="simple">The Romance of the Rose</text:a></text:p>
          </table:table-cell>
          <table:table-cell office:value-type="string" calcext:value-type="string">
            <text:p><text:a xlink:href="https://thegreatestbooks.org/authors/6665" xlink:type="simple">Guillaume (de Lorris)</text:a>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Old french</text:p>
          </table:table-cell>
          <table:table-cell table:number-columns-repeated="1637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<text:a xlink:href="https://thegreatestbooks.org/books/3169" xlink:type="simple">The Twilight of the Idols and The Antichrist</text:a></text:p>
          </table:table-cell>
          <table:table-cell office:value-type="string" calcext:value-type="string">
            <text:p><text:a xlink:href="https://thegreatestbooks.org/authors/5491" xlink:type="simple">Friedrich Nietzsche</text:a></text:p>
          </table:table-cell>
          <table:table-cell office:value-type="float" office:value="1888" calcext:value-type="float">
            <text:p>188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<text:a xlink:href="https://thegreatestbooks.org/books/3191" xlink:type="simple">Letters from an American Farmer</text:a></text:p>
          </table:table-cell>
          <table:table-cell office:value-type="string" calcext:value-type="string">
            <text:p><text:a xlink:href="https://thegreatestbooks.org/authors/6679" xlink:type="simple">J. Crevecoeur</text:a>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2907" calcext:value-type="float">
            <text:p>2907</text:p>
          </table:table-cell>
          <table:table-cell office:value-type="string" calcext:value-type="string">
            <text:p><text:a xlink:href="https://thegreatestbooks.org/books/3201" xlink:type="simple">The Collected Songs of Cold Mountain</text:a></text:p>
          </table:table-cell>
          <table:table-cell office:value-type="string" calcext:value-type="string">
            <text:p><text:a xlink:href="https://thegreatestbooks.org/authors/6686" xlink:type="simple">Han Shan</text:a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<text:a xlink:href="https://thegreatestbooks.org/books/3207" xlink:type="simple">The Tootinameh; Or, Tales of a Parrot</text:a></text:p>
          </table:table-cell>
          <table:table-cell office:value-type="string" calcext:value-type="string">
            <text:p><text:a xlink:href="https://thegreatestbooks.org/authors/6690" xlink:type="simple">India</text:a>, <text:a xlink:href="https://thegreatestbooks.org/authors/6691" xlink:type="simple">Iran</text:a>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Persian</text:p>
          </table:table-cell>
          <table:table-cell table:number-columns-repeated="16377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<text:a xlink:href="https://thegreatestbooks.org/books/10512" xlink:type="simple">The Circular Staircase</text:a></text:p>
          </table:table-cell>
          <table:table-cell office:value-type="string" calcext:value-type="string">
            <text:p><text:a xlink:href="https://thegreatestbooks.org/authors/10723" xlink:type="simple">Mary Roberts Rinehart</text:a>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16497" xlink:type="simple">Perpetual Peace</text:a></text:p>
          </table:table-cell>
          <table:table-cell office:value-type="string" calcext:value-type="string">
            <text:p><text:a xlink:href="https://thegreatestbooks.org/authors/5466" xlink:type="simple">Immanuel Kant</text:a></text:p>
          </table:table-cell>
          <table:table-cell office:value-type="float" office:value="1795" calcext:value-type="float">
            <text:p>1795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16498" xlink:type="simple">Anti Goeze</text:a></text:p>
          </table:table-cell>
          <table:table-cell office:value-type="string" calcext:value-type="string">
            <text:p><text:a xlink:href="https://thegreatestbooks.org/authors/6693" xlink:type="simple">Gotthold Ephraim Lessing</text:a></text:p>
          </table:table-cell>
          <table:table-cell office:value-type="float" office:value="1778" calcext:value-type="float">
            <text:p>1778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16499" xlink:type="simple">The Life Story And Real Adventures Of The Poor Man Of Toggenburg</text:a></text:p>
          </table:table-cell>
          <table:table-cell office:value-type="string" calcext:value-type="string">
            <text:p><text:a xlink:href="https://thegreatestbooks.org/authors/14343" xlink:type="simple">Ulrich Bräker</text:a>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<text:a xlink:href="https://thegreatestbooks.org/books/16500" xlink:type="simple">On The Aesthetic Education Of Man</text:a></text:p>
          </table:table-cell>
          <table:table-cell office:value-type="string" calcext:value-type="string">
            <text:p><text:a xlink:href="https://thegreatestbooks.org/authors/6694" xlink:type="simple">Friedrich Schiller</text:a></text:p>
          </table:table-cell>
          <table:table-cell office:value-type="float" office:value="1794" calcext:value-type="float">
            <text:p>1794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<text:a xlink:href="https://thegreatestbooks.org/books/3622" xlink:type="simple">Wonderful Adventures of Mrs. Seacole in Many Lands</text:a></text:p>
          </table:table-cell>
          <table:table-cell office:value-type="string" calcext:value-type="string">
            <text:p><text:a xlink:href="https://thegreatestbooks.org/authors/6932" xlink:type="simple">Mary Seacole</text:a>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Jama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<text:a xlink:href="https://thegreatestbooks.org/books/5908" xlink:type="simple">The Red Redmaynes</text:a></text:p>
          </table:table-cell>
          <table:table-cell office:value-type="string" calcext:value-type="string">
            <text:p><text:a xlink:href="https://thegreatestbooks.org/authors/8584" xlink:type="simple">Eden Phillpotts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<text:a xlink:href="https://thegreatestbooks.org/books/12766" xlink:type="simple">Romola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<text:a xlink:href="https://thegreatestbooks.org/books/10638" xlink:type="simple">The Confessions Of Lady Nijo</text:a></text:p>
          </table:table-cell>
          <table:table-cell office:value-type="string" calcext:value-type="string">
            <text:p><text:a xlink:href="https://thegreatestbooks.org/authors/10803" xlink:type="simple">Lady Nijo</text:a>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16377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<text:a xlink:href="https://thegreatestbooks.org/books/414" xlink:type="simple">Odes</text:a></text:p>
          </table:table-cell>
          <table:table-cell office:value-type="string" calcext:value-type="string">
            <text:p><text:a xlink:href="https://thegreatestbooks.org/authors/4919" xlink:type="simple">John Keats</text:a>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<text:a xlink:href="https://thegreatestbooks.org/books/9167" xlink:type="simple">The Wild Ass's Skin</text:a></text:p>
          </table:table-cell>
          <table:table-cell office:value-type="string" calcext:value-type="string">
            <text:p><text:a xlink:href="https://thegreatestbooks.org/authors/5286" xlink:type="simple">Honoré de Balzac</text:a>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https://thegreatestbooks.org/books/10751" xlink:type="simple">The Lamplighter</text:a></text:p>
          </table:table-cell>
          <table:table-cell office:value-type="string" calcext:value-type="string">
            <text:p><text:a xlink:href="https://thegreatestbooks.org/authors/10895" xlink:type="simple">Maria Susanna Cummins</text:a>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<text:a xlink:href="https://thegreatestbooks.org/books/1647" xlink:type="simple">On the Revolutions of the Heavenly Spheres</text:a></text:p>
          </table:table-cell>
          <table:table-cell office:value-type="string" calcext:value-type="string">
            <text:p><text:a xlink:href="https://thegreatestbooks.org/authors/5785" xlink:type="simple">Nicolaus Copernicus</text:a>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Latin</text:p>
          </table:table-cell>
          <table:table-cell table:number-columns-repeated="1637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<text:a xlink:href="https://thegreatestbooks.org/books/11994" xlink:type="simple">Abel Sánchez</text:a></text:p>
          </table:table-cell>
          <table:table-cell office:value-type="string" calcext:value-type="string">
            <text:p><text:a xlink:href="https://thegreatestbooks.org/authors/7520" xlink:type="simple">Miguel de Unamuno</text:a>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string" calcext:value-type="string">
            <text:p>Spanish</text:p>
          </table:table-cell>
          <table:table-cell table:number-columns-repeated="1637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<text:a xlink:href="https://thegreatestbooks.org/books/5942" xlink:type="simple">The Hollow Needle</text:a></text:p>
          </table:table-cell>
          <table:table-cell office:value-type="string" calcext:value-type="string">
            <text:p><text:a xlink:href="https://thegreatestbooks.org/authors/8600" xlink:type="simple">Maurice Leblanc</text:a>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<text:a xlink:href="https://thegreatestbooks.org/books/772" xlink:type="simple">The Promise of American Life</text:a></text:p>
          </table:table-cell>
          <table:table-cell office:value-type="string" calcext:value-type="string">
            <text:p><text:a xlink:href="https://thegreatestbooks.org/authors/5169" xlink:type="simple">Herbert Croly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2250" xlink:type="simple">Moonfleet</text:a></text:p>
          </table:table-cell>
          <table:table-cell office:value-type="string" calcext:value-type="string">
            <text:p><text:a xlink:href="https://thegreatestbooks.org/authors/11701" xlink:type="simple">J. Meade Faulkner</text:a>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2252" xlink:type="simple">Nine Unlikely Tales</text:a></text:p>
          </table:table-cell>
          <table:table-cell office:value-type="string" calcext:value-type="string">
            <text:p><text:a xlink:href="https://thegreatestbooks.org/authors/11703" xlink:type="simple">E. Nesbit</text:a>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2261" xlink:type="simple">The Man Who Would Be King</text:a></text:p>
          </table:table-cell>
          <table:table-cell office:value-type="string" calcext:value-type="string">
            <text:p><text:a xlink:href="https://thegreatestbooks.org/authors/4766" xlink:type="simple">Rudyard Kipling</text:a>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2263" xlink:type="simple">The Young Visiters</text:a></text:p>
          </table:table-cell>
          <table:table-cell office:value-type="string" calcext:value-type="string">
            <text:p><text:a xlink:href="https://thegreatestbooks.org/authors/11709" xlink:type="simple">Daisy Ashford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4281" xlink:type="simple">Clotel</text:a></text:p>
          </table:table-cell>
          <table:table-cell office:value-type="string" calcext:value-type="string">
            <text:p><text:a xlink:href="https://thegreatestbooks.org/authors/12795" xlink:type="simple">William Wells Brown</text:a>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4282" xlink:type="simple">Felix Holt, The Radical</text:a></text:p>
          </table:table-cell>
          <table:table-cell office:value-type="string" calcext:value-type="string">
            <text:p><text:a xlink:href="https://thegreatestbooks.org/authors/4788" xlink:type="simple">George Eliot</text:a>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4283" xlink:type="simple">L'argent</text:a></text:p>
          </table:table-cell>
          <table:table-cell office:value-type="string" calcext:value-type="string">
            <text:p><text:a xlink:href="https://thegreatestbooks.org/authors/5309" xlink:type="simple">Émile Zola</text:a></text:p>
          </table:table-cell>
          <table:table-cell office:value-type="float" office:value="1891" calcext:value-type="float">
            <text:p>189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<text:a xlink:href="https://thegreatestbooks.org/books/14284" xlink:type="simple">Love Among The Chickens</text:a></text:p>
          </table:table-cell>
          <table:table-cell office:value-type="string" calcext:value-type="string">
            <text:p><text:a xlink:href="https://thegreatestbooks.org/authors/6300" xlink:type="simple">P. G. Wodehouse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<text:a xlink:href="https://thegreatestbooks.org/books/19784" xlink:type="simple">The Vampyre</text:a></text:p>
          </table:table-cell>
          <table:table-cell office:value-type="string" calcext:value-type="string">
            <text:p><text:a xlink:href="https://thegreatestbooks.org/authors/16544" xlink:type="simple">John William Polidori</text:a>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<text:a xlink:href="https://thegreatestbooks.org/books/19793" xlink:type="simple">The Works Of Thomas Lovell Beddoes</text:a></text:p>
          </table:table-cell>
          <table:table-cell office:value-type="string" calcext:value-type="string">
            <text:p><text:a xlink:href="https://thegreatestbooks.org/authors/10098" xlink:type="simple">Thomas Lovell Beddoes</text:a>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<text:a xlink:href="https://thegreatestbooks.org/books/11898" xlink:type="simple">The Great God Pan</text:a></text:p>
          </table:table-cell>
          <table:table-cell office:value-type="string" calcext:value-type="string">
            <text:p><text:a xlink:href="https://thegreatestbooks.org/authors/8869" xlink:type="simple">Arthur Machen</text:a>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<text:a xlink:href="https://thegreatestbooks.org/books/1164" xlink:type="simple">Encyclopédie</text:a></text:p>
          </table:table-cell>
          <table:table-cell office:value-type="string" calcext:value-type="string">
            <text:p><text:a xlink:href="https://thegreatestbooks.org/authors/4869" xlink:type="simple">Denis Diderot</text:a>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string" calcext:value-type="string">
            <text:p>French</text:p>
          </table:table-cell>
          <table:table-cell table:number-columns-repeated="16377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<text:a xlink:href="https://thegreatestbooks.org/books/19832" xlink:type="simple">The Empty House And Other Ghost Stories</text:a></text:p>
          </table:table-cell>
          <table:table-cell office:value-type="string" calcext:value-type="string">
            <text:p><text:a xlink:href="https://thegreatestbooks.org/authors/8870" xlink:type="simple">Algernon Blackwood</text:a>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<text:a xlink:href="https://thegreatestbooks.org/books/19843" xlink:type="simple">The Riddle</text:a></text:p>
          </table:table-cell>
          <table:table-cell office:value-type="string" calcext:value-type="string">
            <text:p><text:a xlink:href="https://thegreatestbooks.org/authors/8754" xlink:type="simple">Walter de la Mare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<text:a xlink:href="https://thegreatestbooks.org/books/11989" xlink:type="simple">The Blazing World</text:a></text:p>
          </table:table-cell>
          <table:table-cell office:value-type="string" calcext:value-type="string">
            <text:p><text:a xlink:href="https://thegreatestbooks.org/authors/11565" xlink:type="simple">Margaret Cavendish</text:a>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<text:a xlink:href="https://thegreatestbooks.org/books/19845" xlink:type="simple">Alraune</text:a></text:p>
          </table:table-cell>
          <table:table-cell office:value-type="string" calcext:value-type="string">
            <text:p><text:a xlink:href="https://thegreatestbooks.org/authors/16611" xlink:type="simple">Hanns Heinz Ewers</text:a>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<text:a xlink:href="https://thegreatestbooks.org/books/19847" xlink:type="simple">The Room In The Tower</text:a></text:p>
          </table:table-cell>
          <table:table-cell office:value-type="string" calcext:value-type="string">
            <text:p><text:a xlink:href="https://thegreatestbooks.org/authors/8872" xlink:type="simple">E. F. Benson</text:a>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<text:a xlink:href="https://thegreatestbooks.org/books/19851" xlink:type="simple">The Listener And Other Stories</text:a></text:p>
          </table:table-cell>
          <table:table-cell office:value-type="string" calcext:value-type="string">
            <text:p><text:a xlink:href="https://thegreatestbooks.org/authors/8870" xlink:type="simple">Algernon Blackwood</text:a>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<text:a xlink:href="https://thegreatestbooks.org/books/8992" xlink:type="simple">Autobiography</text:a></text:p>
          </table:table-cell>
          <table:table-cell office:value-type="string" calcext:value-type="string">
            <text:p><text:a xlink:href="https://thegreatestbooks.org/authors/10017" xlink:type="simple">Benvenuto Cellini</text:a>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string" calcext:value-type="string">
            <text:p>Italian</text:p>
          </table:table-cell>
          <table:table-cell table:number-columns-repeated="16377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<text:a xlink:href="https://thegreatestbooks.org/books/1764" xlink:type="simple">Travels in Arabia Deserta</text:a></text:p>
          </table:table-cell>
          <table:table-cell office:value-type="string" calcext:value-type="string">
            <text:p><text:a xlink:href="https://thegreatestbooks.org/authors/5837" xlink:type="simple">Charles M. Doughty</text:a>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<text:a xlink:href="https://thegreatestbooks.org/books/12339" xlink:type="simple">Last Poems</text:a></text:p>
          </table:table-cell>
          <table:table-cell office:value-type="string" calcext:value-type="string">
            <text:p><text:a xlink:href="https://thegreatestbooks.org/authors/6517" xlink:type="simple">A. E. Housman</text:a>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<text:a xlink:href="https://thegreatestbooks.org/books/11986" xlink:type="simple">The Ordeal Of Richard Feverel</text:a></text:p>
          </table:table-cell>
          <table:table-cell office:value-type="string" calcext:value-type="string">
            <text:p><text:a xlink:href="https://thegreatestbooks.org/authors/10109" xlink:type="simple">George Meredith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a xlink:href="https://thegreatestbooks.org/books/19889" xlink:type="simple">The Ghost Pirates</text:a></text:p>
          </table:table-cell>
          <table:table-cell office:value-type="string" calcext:value-type="string">
            <text:p><text:a xlink:href="https://thegreatestbooks.org/authors/8871" xlink:type="simple">William Hope Hodgson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a xlink:href="https://thegreatestbooks.org/books/19911" xlink:type="simple">The Haunters And The Haunted</text:a></text:p>
          </table:table-cell>
          <table:table-cell office:value-type="string" calcext:value-type="string">
            <text:p><text:a xlink:href="https://thegreatestbooks.org/authors/11781" xlink:type="simple">Edward Bulwer-Lytton</text:a>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a xlink:href="https://thegreatestbooks.org/books/19916" xlink:type="simple">The Sorcerer's Apprentice</text:a></text:p>
          </table:table-cell>
          <table:table-cell office:value-type="string" calcext:value-type="string">
            <text:p><text:a xlink:href="https://thegreatestbooks.org/authors/16611" xlink:type="simple">Hanns Heinz Ewers</text:a>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string" calcext:value-type="string">
            <text:p>German</text:p>
          </table:table-cell>
          <table:table-cell table:number-columns-repeated="1637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<text:a xlink:href="https://thegreatestbooks.org/books/19920" xlink:type="simple">Tales Of Wonder</text:a></text:p>
          </table:table-cell>
          <table:table-cell office:value-type="string" calcext:value-type="string">
            <text:p><text:a xlink:href="https://thegreatestbooks.org/authors/6964" xlink:type="simple">Matthew Lewis</text:a>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<text:a xlink:href="https://thegreatestbooks.org/books/2720" xlink:type="simple">Platform Sutra</text:a></text:p>
          </table:table-cell>
          <table:table-cell office:value-type="string" calcext:value-type="string">
            <text:p><text:a xlink:href="https://thegreatestbooks.org/authors/6440" xlink:type="simple">Huineng</text:a>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<text:a xlink:href="https://thegreatestbooks.org/books/20480" xlink:type="simple">The Revenger's Tragedy</text:a></text:p>
          </table:table-cell>
          <table:table-cell office:value-type="string" calcext:value-type="string">
            <text:p><text:a xlink:href="https://thegreatestbooks.org/authors/11637" xlink:type="simple">Thomas Middleton</text:a>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<text:a xlink:href="https://thegreatestbooks.org/books/2915" xlink:type="simple">The Blithedale Romance</text:a></text:p>
          </table:table-cell>
          <table:table-cell office:value-type="string" calcext:value-type="string">
            <text:p><text:a xlink:href="https://thegreatestbooks.org/authors/4782" xlink:type="simple">Nathaniel Hawthorne</text:a>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2">
          <table:table-cell office:value-type="float" office:value="3197" calcext:value-type="float">
            <text:p>3197</text:p>
          </table:table-cell>
          <table:table-cell office:value-type="string" calcext:value-type="string">
            <text:p><text:a xlink:href="https://thegreatestbooks.org/books/37772" xlink:type="simple">Wandering On The Way</text:a></text:p>
          </table:table-cell>
          <table:table-cell office:value-type="string" calcext:value-type="string">
            <text:p><text:a xlink:href="https://thegreatestbooks.org/authors/23078" xlink:type="simple">Zhuangzi</text:a>, <text:a xlink:href="https://thegreatestbooks.org/authors/23079" xlink:type="simple">Victor H. Mair</text:a></text:p>
          </table:table-cell>
          <table:table-cell office:value-type="float" office:value="-369" calcext:value-type="float">
            <text:p>-369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lassical chinese</text:p>
          </table:table-cell>
          <table:table-cell table:number-columns-repeated="16377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<text:a xlink:href="https://thegreatestbooks.org/books/10779" xlink:type="simple">The Löwensköld Ring</text:a></text:p>
          </table:table-cell>
          <table:table-cell office:value-type="string" calcext:value-type="string">
            <text:p><text:a xlink:href="https://thegreatestbooks.org/authors/6208" xlink:type="simple">Selma Lagerlöf</text:a></text:p>
          </table:table-cell>
          <table:table-cell office:value-type="float" office:value="1925" calcext:value-type="float">
            <text:p>1925</text:p>
          </table:table-cell>
          <table:table-cell table:number-columns-repeated="2" office:value-type="string" calcext:value-type="string">
            <text:p>Swedish</text:p>
          </table:table-cell>
          <table:table-cell table:number-columns-repeated="1637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<text:a xlink:href="https://thegreatestbooks.org/books/20000" xlink:type="simple">Longsword, Earl Of Salisbury</text:a></text:p>
          </table:table-cell>
          <table:table-cell office:value-type="string" calcext:value-type="string">
            <text:p><text:a xlink:href="https://thegreatestbooks.org/authors/16658" xlink:type="simple">Thomas Leland</text:a>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<text:a xlink:href="https://thegreatestbooks.org/books/20007" xlink:type="simple">Zofloya</text:a></text:p>
          </table:table-cell>
          <table:table-cell office:value-type="string" calcext:value-type="string">
            <text:p><text:a xlink:href="https://thegreatestbooks.org/authors/16663" xlink:type="simple">Charlotte Dacre</text:a>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<text:a xlink:href="https://thegreatestbooks.org/books/20047" xlink:type="simple">The Return</text:a></text:p>
          </table:table-cell>
          <table:table-cell office:value-type="string" calcext:value-type="string">
            <text:p><text:a xlink:href="https://thegreatestbooks.org/authors/8754" xlink:type="simple">Walter de la Mare</text:a>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<text:a xlink:href="https://thegreatestbooks.org/books/12772" xlink:type="simple">Tono Bungay</text:a></text:p>
          </table:table-cell>
          <table:table-cell office:value-type="string" calcext:value-type="string">
            <text:p><text:a xlink:href="https://thegreatestbooks.org/authors/15609" xlink:type="simple">H. G. Wells</text:a>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<text:a xlink:href="https://thegreatestbooks.org/books/2143" xlink:type="simple">The Merry Adventures of Robin Hood</text:a></text:p>
          </table:table-cell>
          <table:table-cell office:value-type="string" calcext:value-type="string">
            <text:p><text:a xlink:href="https://thegreatestbooks.org/authors/6106" xlink:type="simple">Howard Pyle</text:a>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<text:a xlink:href="https://thegreatestbooks.org/books/9487" xlink:type="simple">Heartbreak House</text:a></text:p>
          </table:table-cell>
          <table:table-cell office:value-type="string" calcext:value-type="string">
            <text:p><text:a xlink:href="https://thegreatestbooks.org/authors/5478" xlink:type="simple">George Bernard Shaw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<text:a xlink:href="https://thegreatestbooks.org/books/9491" xlink:type="simple">Juno And The Paycock</text:a></text:p>
          </table:table-cell>
          <table:table-cell office:value-type="string" calcext:value-type="string">
            <text:p><text:a xlink:href="https://thegreatestbooks.org/authors/10184" xlink:type="simple">Sean O'Casey</text:a>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070" xlink:type="simple">Best Ghost Stories</text:a></text:p>
          </table:table-cell>
          <table:table-cell office:value-type="string" calcext:value-type="string">
            <text:p><text:a xlink:href="https://thegreatestbooks.org/authors/6973" xlink:type="simple">Sheridan Le Fanu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085" xlink:type="simple">Beyond The Wall Of Sleep</text:a></text:p>
          </table:table-cell>
          <table:table-cell office:value-type="string" calcext:value-type="string">
            <text:p><text:a xlink:href="https://thegreatestbooks.org/authors/15904" xlink:type="simple">H. P. Lovecraft</text:a>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088" xlink:type="simple">Dracula's Guest</text:a></text:p>
          </table:table-cell>
          <table:table-cell office:value-type="string" calcext:value-type="string">
            <text:p><text:a xlink:href="https://thegreatestbooks.org/authors/5321" xlink:type="simple">Bram Stoker</text:a>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104" xlink:type="simple">Wandering Ghosts</text:a></text:p>
          </table:table-cell>
          <table:table-cell office:value-type="string" calcext:value-type="string">
            <text:p><text:a xlink:href="https://thegreatestbooks.org/authors/11770" xlink:type="simple">F. Marion Crawford</text:a>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141" xlink:type="simple">Tales Of A Traveller</text:a></text:p>
          </table:table-cell>
          <table:table-cell office:value-type="string" calcext:value-type="string">
            <text:p><text:a xlink:href="https://thegreatestbooks.org/authors/5857" xlink:type="simple">Washington Irving</text:a>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a xlink:href="https://thegreatestbooks.org/books/20145" xlink:type="simple">Visible And Invisible</text:a></text:p>
          </table:table-cell>
          <table:table-cell office:value-type="string" calcext:value-type="string">
            <text:p><text:a xlink:href="https://thegreatestbooks.org/authors/8872" xlink:type="simple">E. F. Benson</text:a>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<text:a xlink:href="https://thegreatestbooks.org/books/9079" xlink:type="simple">The Traveller</text:a></text:p>
          </table:table-cell>
          <table:table-cell office:value-type="string" calcext:value-type="string">
            <text:p><text:a xlink:href="https://thegreatestbooks.org/authors/6469" xlink:type="simple">Oliver Goldsmith</text:a>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English</text:p>
          </table:table-cell>
          <table:table-cell table:number-columns-repeated="1637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<text:a xlink:href="https://thegreatestbooks.org/books/37796" xlink:type="simple">Six Records Of A Floating Life</text:a></text:p>
          </table:table-cell>
          <table:table-cell office:value-type="string" calcext:value-type="string">
            <text:p><text:a xlink:href="https://thegreatestbooks.org/authors/23098" xlink:type="simple">Shen Fu</text:a>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16377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<text:a xlink:href="https://thegreatestbooks.org/books/2777" xlink:type="simple">Reynard the Fox</text:a></text:p>
          </table:table-cell>
          <table:table-cell office:value-type="string" calcext:value-type="string">
            <text:p><text:a xlink:href="https://thegreatestbooks.org/authors/10452" xlink:type="simple">Unknown</text:a>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iddle dutch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3:42:26.839000000</meta:creation-date>
    <dc:date>2025-01-19T13:46:26.159000000</dc:date>
    <meta:editing-duration>PT3M59S</meta:editing-duration>
    <meta:editing-cycles>1</meta:editing-cycles>
    <meta:document-statistic meta:table-count="1" meta:cell-count="6006" meta:object-count="0"/>
    <meta:generator>LibreOffice/24.8.4.2$Windows_X86_64 LibreOffice_project/bb3cfa12c7b1bf994ecc5649a80400d06cd71002</meta:generator>
  </office:meta>
</office:document-meta>
</file>